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4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21">
      <style:table-cell-properties fo:background-color="#ff99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21">
      <style:table-cell-properties fo:background-color="#ff9999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 style:data-style-name="N121">
      <style:table-cell-properties fo:background-color="#ff9999"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21">
      <style:table-cell-properties fo:background-color="#ffcc00"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21">
      <style:table-cell-properties fo:background-color="#99ff66"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21">
      <style:table-cell-properties fo:background-color="#00ccff"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21">
      <style:table-cell-properties fo:background-color="#cc66ff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21">
      <style:table-cell-properties fo:background-color="#ffcc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21">
      <style:table-cell-properties fo:background-color="#ffcc00" style:text-align-source="fix" style:repeat-content="false" fo:border="0.06pt solid #000000"/>
      <style:paragraph-properties fo:text-align="center" fo:margin-left="0in"/>
    </style:style>
    <style:style style:name="ce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121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121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30" style:family="table-cell" style:parent-style-name="Default" style:data-style-name="N121">
      <style:table-cell-properties fo:background-color="#99ff6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121">
      <style:table-cell-properties fo:background-color="#99ff66" style:text-align-source="fix" style:repeat-content="false" fo:border="0.06pt solid #000000"/>
      <style:paragraph-properties fo:text-align="center" fo:margin-left="0in"/>
    </style:style>
    <style:style style:name="ce32" style:family="table-cell" style:parent-style-name="Default" style:data-style-name="N121">
      <style:table-cell-properties fo:background-color="#00cc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121">
      <style:table-cell-properties fo:background-color="#00ccff"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>
      <style:table-cell-properties fo:background-color="#cc66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121">
      <style:table-cell-properties fo:background-color="#cc66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121">
      <style:table-cell-properties fo:background-color="#cc66ff" style:text-align-source="fix" style:repeat-content="false" fo:border="0.06pt solid #000000"/>
      <style:paragraph-properties fo:text-align="center" fo:margin-left="0in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 style:data-style-name="N60">
      <style:table-cell-properties fo:background-color="#ff99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 style:data-style-name="N60">
      <style:table-cell-properties fo:background-color="#ffcc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 style:data-style-name="N60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 style:data-style-name="N60">
      <style:table-cell-properties fo:background-color="#99ff6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 style:data-style-name="N60">
      <style:table-cell-properties fo:background-color="#00cc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 style:data-style-name="N60">
      <style:table-cell-properties fo:background-color="#cc66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4.4673in" svg:height="4.85in" svg:x="0.5504in" svg:y="7.098in">
            <draw:object draw:notify-on-update-of-ranges="Sheet1.B18:Sheet1.J18 Sheet1.A19:Sheet1.A19 Sheet1.B19:Sheet1.J19 Sheet1.A20:Sheet1.A20 Sheet1.B20:Sheet1.J20 Sheet1.A21:Sheet1.A21 Sheet1.B21:Sheet1.J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All trial simulated 256 generatio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ll benchmarks shall INCLUDE file write operations (but not reading the initial cell grid) since the output files are not just for testing.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4" table:number-rows-spanned="1">
            <text:p>CPU 01 Vanilla</text:p>
          </table:table-cell>
          <table:covered-table-cell table:style-name="ce5"/>
          <table:covered-table-cell table:style-name="ce8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CPU 02 Cache Friendly</text:p>
          </table:table-cell>
          <table:covered-table-cell table:style-name="ce5"/>
          <table:covered-table-cell table:style-name="ce8"/>
          <table:covered-table-cell table:style-name="ce5"/>
          <table:table-cell table:style-name="Default"/>
          <table:table-cell table:style-name="ce3" office:value-type="string" calcext:value-type="string" table:number-columns-spanned="4" table:number-rows-spanned="1">
            <text:p>CPU 03 Inline and LUT</text:p>
          </table:table-cell>
          <table:covered-table-cell table:style-name="ce5"/>
          <table:covered-table-cell table:style-name="ce8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CPU 04 Enhanced LUT</text:p>
          </table:table-cell>
          <table:covered-table-cell table:style-name="ce5"/>
          <table:covered-table-cell table:style-name="ce8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GPU 01 Vanilla</text:p>
          </table:table-cell>
          <table:covered-table-cell table:style-name="ce5"/>
          <table:covered-table-cell table:style-name="ce8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GPU 04 Memcpy Asynchrony</text:p>
          </table:table-cell>
          <table:covered-table-cell table:style-name="ce5"/>
          <table:covered-table-cell table:style-name="ce8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GPU 05 Memcpy / File IO Asynchrony</text:p>
          </table:table-cell>
          <table:covered-table-cell table:style-name="ce5"/>
          <table:covered-table-cell table:style-name="ce8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GPU 07 Shared Mem</text:p>
          </table:table-cell>
          <table:covered-table-cell table:style-name="ce5"/>
          <table:covered-table-cell table:style-name="ce8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GPU 08 Enhanced LUT</text:p>
          </table:table-cell>
          <table:covered-table-cell table:style-name="ce5"/>
          <table:covered-table-cell table:style-name="ce8"/>
          <table:covered-table-cell table:style-name="ce5"/>
          <table:table-cell table:number-columns-repeated="980"/>
        </table:table-row>
        <table:table-row table:style-name="ro1"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16x16</text:p>
          </table:table-cell>
          <table:table-cell table:style-name="ce9" office:value-type="string" calcext:value-type="string">
            <text:p>256x256</text:p>
          </table:table-cell>
          <table:table-cell table:style-name="ce11" office:value-type="string" calcext:value-type="string">
            <text:p>4096x4096</text:p>
          </table:table-cell>
          <table:table-cell table:style-name="ce13"/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16x16</text:p>
          </table:table-cell>
          <table:table-cell table:style-name="ce9" office:value-type="string" calcext:value-type="string">
            <text:p>256x256</text:p>
          </table:table-cell>
          <table:table-cell table:style-name="ce11" office:value-type="string" calcext:value-type="string">
            <text:p>4096x4096</text:p>
          </table:table-cell>
          <table:table-cell table:style-name="Default"/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16x16</text:p>
          </table:table-cell>
          <table:table-cell table:style-name="ce9" office:value-type="string" calcext:value-type="string">
            <text:p>256x256</text:p>
          </table:table-cell>
          <table:table-cell table:style-name="ce11" office:value-type="string" calcext:value-type="string">
            <text:p>4096x4096</text:p>
          </table:table-cell>
          <table:table-cell/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16x16</text:p>
          </table:table-cell>
          <table:table-cell table:style-name="ce9" office:value-type="string" calcext:value-type="string">
            <text:p>256x256</text:p>
          </table:table-cell>
          <table:table-cell table:style-name="ce11" office:value-type="string" calcext:value-type="string">
            <text:p>4096x4096</text:p>
          </table:table-cell>
          <table:table-cell/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16x16</text:p>
          </table:table-cell>
          <table:table-cell table:style-name="ce9" office:value-type="string" calcext:value-type="string">
            <text:p>256x256</text:p>
          </table:table-cell>
          <table:table-cell table:style-name="ce11" office:value-type="string" calcext:value-type="string">
            <text:p>4096x4096</text:p>
          </table:table-cell>
          <table:table-cell/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16x16</text:p>
          </table:table-cell>
          <table:table-cell table:style-name="ce9" office:value-type="string" calcext:value-type="string">
            <text:p>256x256</text:p>
          </table:table-cell>
          <table:table-cell table:style-name="ce11" office:value-type="string" calcext:value-type="string">
            <text:p>4096x4096</text:p>
          </table:table-cell>
          <table:table-cell/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16x16</text:p>
          </table:table-cell>
          <table:table-cell table:style-name="ce9" office:value-type="string" calcext:value-type="string">
            <text:p>256x256</text:p>
          </table:table-cell>
          <table:table-cell table:style-name="ce11" office:value-type="string" calcext:value-type="string">
            <text:p>4096x4096</text:p>
          </table:table-cell>
          <table:table-cell/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16x16</text:p>
          </table:table-cell>
          <table:table-cell table:style-name="ce9" office:value-type="string" calcext:value-type="string">
            <text:p>256x256</text:p>
          </table:table-cell>
          <table:table-cell table:style-name="ce11" office:value-type="string" calcext:value-type="string">
            <text:p>4096x4096</text:p>
          </table:table-cell>
          <table:table-cell/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16x16</text:p>
          </table:table-cell>
          <table:table-cell table:style-name="ce9" office:value-type="string" calcext:value-type="string">
            <text:p>256x256</text:p>
          </table:table-cell>
          <table:table-cell table:style-name="ce11" office:value-type="string" calcext:value-type="string">
            <text:p>4096x4096</text:p>
          </table:table-cell>
          <table:table-cell table:number-columns-repeated="980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6" table:formula="of:=AVERAGE([.B8:.B12])" office:value-type="float" office:value="3684903.4" calcext:value-type="float">
            <text:p>3684903.4</text:p>
          </table:table-cell>
          <table:table-cell table:style-name="ce9" table:formula="of:=AVERAGE([.C8:.C12])" office:value-type="float" office:value="13463807.4" calcext:value-type="float">
            <text:p>13463807.4</text:p>
          </table:table-cell>
          <table:table-cell table:style-name="ce11" table:formula="of:=AVERAGE([.D8:.D12])" office:value-type="float" office:value="13273197.8" calcext:value-type="float">
            <text:p>13273197.8</text:p>
          </table:table-cell>
          <table:table-cell table:style-name="ce13"/>
          <table:table-cell table:style-name="ce4" office:value-type="string" calcext:value-type="string">
            <text:p>Average</text:p>
          </table:table-cell>
          <table:table-cell table:style-name="ce6" table:formula="of:=AVERAGE([.G8:.G12])" office:value-type="float" office:value="2767292.8" calcext:value-type="float">
            <text:p>2767292.8</text:p>
          </table:table-cell>
          <table:table-cell table:style-name="ce9" table:formula="of:=AVERAGE([.H8:.H12])" office:value-type="float" office:value="13157335.4" calcext:value-type="float">
            <text:p>13157335.4</text:p>
          </table:table-cell>
          <table:table-cell table:style-name="ce11" table:formula="of:=AVERAGE([.I8:.I12])" office:value-type="float" office:value="13547834" calcext:value-type="float">
            <text:p>13547834</text:p>
          </table:table-cell>
          <table:table-cell table:style-name="Default"/>
          <table:table-cell table:style-name="ce4" office:value-type="string" calcext:value-type="string">
            <text:p>Average</text:p>
          </table:table-cell>
          <table:table-cell table:style-name="ce6" table:formula="of:=AVERAGE([.L8:.L12])" office:value-type="float" office:value="4782207.6" calcext:value-type="float">
            <text:p>4782207.6</text:p>
          </table:table-cell>
          <table:table-cell table:style-name="ce9" table:formula="of:=AVERAGE([.M8:.M12])" office:value-type="float" office:value="163112928.4" calcext:value-type="float">
            <text:p>163112928.4</text:p>
          </table:table-cell>
          <table:table-cell table:style-name="ce11" table:formula="of:=AVERAGE([.N8:.N12])" office:value-type="float" office:value="176077876.2" calcext:value-type="float">
            <text:p>176077876.2</text:p>
          </table:table-cell>
          <table:table-cell/>
          <table:table-cell table:style-name="ce4" office:value-type="string" calcext:value-type="string">
            <text:p>Average</text:p>
          </table:table-cell>
          <table:table-cell table:style-name="ce6" table:formula="of:=AVERAGE([.Q8:.Q12])" office:value-type="float" office:value="4621014.2560372" calcext:value-type="float">
            <text:p>4621014.2560372</text:p>
          </table:table-cell>
          <table:table-cell table:style-name="ce9" table:formula="of:=AVERAGE([.R8:.R12])" office:value-type="float" office:value="148723453.375604" calcext:value-type="float">
            <text:p>148723453.375604</text:p>
          </table:table-cell>
          <table:table-cell table:style-name="ce11" table:formula="of:=AVERAGE([.S8:.S12])" office:value-type="float" office:value="203083313" calcext:value-type="float">
            <text:p>203083313</text:p>
          </table:table-cell>
          <table:table-cell/>
          <table:table-cell table:style-name="ce4" office:value-type="string" calcext:value-type="string">
            <text:p>Average</text:p>
          </table:table-cell>
          <table:table-cell table:style-name="ce6" table:formula="of:=AVERAGE([.V8:.V12])" office:value-type="float" office:value="2402270.4" calcext:value-type="float">
            <text:p>2402270.4</text:p>
          </table:table-cell>
          <table:table-cell table:style-name="ce9" table:formula="of:=AVERAGE([.W8:.W12])" office:value-type="float" office:value="218494248.8" calcext:value-type="float">
            <text:p>218494248.8</text:p>
          </table:table-cell>
          <table:table-cell table:style-name="ce11" table:formula="of:=AVERAGE([.X8:.X12])" office:value-type="float" office:value="354415784.2" calcext:value-type="float">
            <text:p>354415784.2</text:p>
          </table:table-cell>
          <table:table-cell/>
          <table:table-cell table:style-name="ce4" office:value-type="string" calcext:value-type="string">
            <text:p>Average</text:p>
          </table:table-cell>
          <table:table-cell table:style-name="ce6" table:formula="of:=AVERAGE([.AA8:.AA12])" office:value-type="float" office:value="3389420.6" calcext:value-type="float">
            <text:p>3389420.6</text:p>
          </table:table-cell>
          <table:table-cell table:style-name="ce9" table:formula="of:=AVERAGE([.AB8:.AB12])" office:value-type="float" office:value="277948367" calcext:value-type="float">
            <text:p>277948367</text:p>
          </table:table-cell>
          <table:table-cell table:style-name="ce11" table:formula="of:=AVERAGE([.AC8:.AC12])" office:value-type="float" office:value="588261758.8" calcext:value-type="float">
            <text:p>588261758.8</text:p>
          </table:table-cell>
          <table:table-cell/>
          <table:table-cell table:style-name="ce4" office:value-type="string" calcext:value-type="string">
            <text:p>Average</text:p>
          </table:table-cell>
          <table:table-cell table:style-name="ce6" table:formula="of:=AVERAGE([.AF8:.AF12])" office:value-type="float" office:value="6025212.2" calcext:value-type="float">
            <text:p>6025212.2</text:p>
          </table:table-cell>
          <table:table-cell table:style-name="ce9" table:formula="of:=AVERAGE([.AG8:.AG12])" office:value-type="float" office:value="1173585490.70761" calcext:value-type="float">
            <text:p>1173585490.70761</text:p>
          </table:table-cell>
          <table:table-cell table:style-name="ce11" table:formula="of:=AVERAGE([.AH8:.AH12])" office:value-type="float" office:value="3566789980.98295" calcext:value-type="float">
            <text:p>3566789980.98295</text:p>
          </table:table-cell>
          <table:table-cell/>
          <table:table-cell table:style-name="ce4" office:value-type="string" calcext:value-type="string">
            <text:p>Average</text:p>
          </table:table-cell>
          <table:table-cell table:style-name="ce6" table:formula="of:=AVERAGE([.AK8:.AK12])" office:value-type="float" office:value="6013908.8324174" calcext:value-type="float">
            <text:p>6013908.8324174</text:p>
          </table:table-cell>
          <table:table-cell table:style-name="ce9" table:formula="of:=AVERAGE([.AL8:.AL12])" office:value-type="float" office:value="1223359766.27004" calcext:value-type="float">
            <text:p>1223359766.27004</text:p>
          </table:table-cell>
          <table:table-cell table:style-name="ce11" table:formula="of:=AVERAGE([.AM8:.AM12])" office:value-type="float" office:value="3600247442.3744" calcext:value-type="float">
            <text:p>3600247442.3744</text:p>
          </table:table-cell>
          <table:table-cell/>
          <table:table-cell table:style-name="ce4" office:value-type="string" calcext:value-type="string">
            <text:p>Average</text:p>
          </table:table-cell>
          <table:table-cell table:style-name="ce6" table:formula="of:=AVERAGE([.AP8:.AP12])" office:value-type="float" office:value="6469917.6310074" calcext:value-type="float">
            <text:p>6469917.6310074</text:p>
          </table:table-cell>
          <table:table-cell table:style-name="ce9" table:formula="of:=AVERAGE([.AQ8:.AQ12])" office:value-type="float" office:value="1217851758.7354" calcext:value-type="float">
            <text:p>1217851758.7354</text:p>
          </table:table-cell>
          <table:table-cell table:style-name="ce11" table:formula="of:=AVERAGE([.AR8:.AR12])" office:value-type="float" office:value="4032349865.78531" calcext:value-type="float">
            <text:p>4032349865.78531</text:p>
          </table:table-cell>
          <table:table-cell table:number-columns-repeated="980"/>
        </table:table-row>
        <table:table-row table:style-name="ro1">
          <table:table-cell table:style-name="ce4" office:value-type="string" calcext:value-type="string">
            <text:p>Trial 1</text:p>
          </table:table-cell>
          <table:table-cell table:style-name="ce7" office:value-type="float" office:value="3687161" calcext:value-type="float">
            <text:p>3687161</text:p>
          </table:table-cell>
          <table:table-cell table:style-name="ce10" office:value-type="float" office:value="13557929" calcext:value-type="float">
            <text:p>13557929</text:p>
          </table:table-cell>
          <table:table-cell table:style-name="ce12" office:value-type="float" office:value="13256071" calcext:value-type="float">
            <text:p>13256071</text:p>
          </table:table-cell>
          <table:table-cell/>
          <table:table-cell table:style-name="ce4" office:value-type="string" calcext:value-type="string">
            <text:p>Trial 1</text:p>
          </table:table-cell>
          <table:table-cell table:style-name="ce7" office:value-type="float" office:value="1163987" calcext:value-type="float">
            <text:p>1163987</text:p>
          </table:table-cell>
          <table:table-cell table:style-name="ce10" office:value-type="float" office:value="13127517" calcext:value-type="float">
            <text:p>13127517</text:p>
          </table:table-cell>
          <table:table-cell table:style-name="ce12" office:value-type="float" office:value="13610361" calcext:value-type="float">
            <text:p>13610361</text:p>
          </table:table-cell>
          <table:table-cell table:style-name="Default"/>
          <table:table-cell table:style-name="ce4" office:value-type="string" calcext:value-type="string">
            <text:p>Trial 1</text:p>
          </table:table-cell>
          <table:table-cell table:style-name="ce7" office:value-type="float" office:value="4702304" calcext:value-type="float">
            <text:p>4702304</text:p>
          </table:table-cell>
          <table:table-cell table:style-name="ce10" office:value-type="float" office:value="163972755" calcext:value-type="float">
            <text:p>163972755</text:p>
          </table:table-cell>
          <table:table-cell table:style-name="ce12" office:value-type="float" office:value="168743377" calcext:value-type="float">
            <text:p>168743377</text:p>
          </table:table-cell>
          <table:table-cell/>
          <table:table-cell table:style-name="ce4" office:value-type="string" calcext:value-type="string">
            <text:p>Trial 1</text:p>
          </table:table-cell>
          <table:table-cell table:style-name="ce7" office:value-type="float" office:value="4896991.144873" calcext:value-type="float">
            <text:p>4896991.144873</text:p>
          </table:table-cell>
          <table:table-cell table:style-name="ce10" office:value-type="float" office:value="148535294.231915" calcext:value-type="float">
            <text:p>148535294.231915</text:p>
          </table:table-cell>
          <table:table-cell table:style-name="ce12" office:value-type="float" office:value="203471785" calcext:value-type="float">
            <text:p>203471785</text:p>
          </table:table-cell>
          <table:table-cell/>
          <table:table-cell table:style-name="ce4" office:value-type="string" calcext:value-type="string">
            <text:p>Trial 1</text:p>
          </table:table-cell>
          <table:table-cell table:style-name="ce7" office:value-type="float" office:value="1349948" calcext:value-type="float">
            <text:p>1349948</text:p>
          </table:table-cell>
          <table:table-cell table:style-name="ce10" office:value-type="float" office:value="224252115" calcext:value-type="float">
            <text:p>224252115</text:p>
          </table:table-cell>
          <table:table-cell table:style-name="ce12" office:value-type="float" office:value="341400318" calcext:value-type="float">
            <text:p>341400318</text:p>
          </table:table-cell>
          <table:table-cell/>
          <table:table-cell table:style-name="ce4" office:value-type="string" calcext:value-type="string">
            <text:p>Trial 1</text:p>
          </table:table-cell>
          <table:table-cell table:style-name="ce7" office:value-type="float" office:value="3833187" calcext:value-type="float">
            <text:p>3833187</text:p>
          </table:table-cell>
          <table:table-cell table:style-name="ce10" office:value-type="float" office:value="282340066" calcext:value-type="float">
            <text:p>282340066</text:p>
          </table:table-cell>
          <table:table-cell table:style-name="ce12" office:value-type="float" office:value="586164961" calcext:value-type="float">
            <text:p>586164961</text:p>
          </table:table-cell>
          <table:table-cell/>
          <table:table-cell table:style-name="ce4" office:value-type="string" calcext:value-type="string">
            <text:p>Trial 1</text:p>
          </table:table-cell>
          <table:table-cell table:style-name="ce7" office:value-type="float" office:value="5897275" calcext:value-type="float">
            <text:p>5897275</text:p>
          </table:table-cell>
          <table:table-cell table:style-name="ce10" office:value-type="float" office:value="1239999721.1874" calcext:value-type="float">
            <text:p>1239999721.1874</text:p>
          </table:table-cell>
          <table:table-cell table:style-name="ce12" office:value-type="float" office:value="3523916486.06006" calcext:value-type="float">
            <text:p>3523916486.06006</text:p>
          </table:table-cell>
          <table:table-cell/>
          <table:table-cell table:style-name="ce4" office:value-type="string" calcext:value-type="string">
            <text:p>Trial 1</text:p>
          </table:table-cell>
          <table:table-cell table:style-name="ce7" office:value-type="float" office:value="6558297.114117" calcext:value-type="float">
            <text:p>6558297.114117</text:p>
          </table:table-cell>
          <table:table-cell table:style-name="ce10" office:value-type="float" office:value="1205604855.01754" calcext:value-type="float">
            <text:p>1205604855.01754</text:p>
          </table:table-cell>
          <table:table-cell table:style-name="ce12" office:value-type="float" office:value="3615727829.16455" calcext:value-type="float">
            <text:p>3615727829.16455</text:p>
          </table:table-cell>
          <table:table-cell/>
          <table:table-cell table:style-name="ce4" office:value-type="string" calcext:value-type="string">
            <text:p>Trial 1</text:p>
          </table:table-cell>
          <table:table-cell table:style-name="ce7" office:value-type="float" office:value="6775899.301008" calcext:value-type="float">
            <text:p>6775899.301008</text:p>
          </table:table-cell>
          <table:table-cell table:style-name="ce10" office:value-type="float" office:value="1276715789.64138" calcext:value-type="float">
            <text:p>1276715789.64138</text:p>
          </table:table-cell>
          <table:table-cell table:style-name="ce12" office:value-type="float" office:value="3965450343.92201" calcext:value-type="float">
            <text:p>3965450343.92201</text:p>
          </table:table-cell>
          <table:table-cell table:number-columns-repeated="980"/>
        </table:table-row>
        <table:table-row table:style-name="ro1">
          <table:table-cell table:style-name="ce4" office:value-type="string" calcext:value-type="string">
            <text:p>Trial 2</text:p>
          </table:table-cell>
          <table:table-cell table:style-name="ce7" office:value-type="float" office:value="3625353" calcext:value-type="float">
            <text:p>3625353</text:p>
          </table:table-cell>
          <table:table-cell table:style-name="ce10" office:value-type="float" office:value="13513588" calcext:value-type="float">
            <text:p>13513588</text:p>
          </table:table-cell>
          <table:table-cell table:style-name="ce12" office:value-type="float" office:value="13338407" calcext:value-type="float">
            <text:p>13338407</text:p>
          </table:table-cell>
          <table:table-cell/>
          <table:table-cell table:style-name="ce4" office:value-type="string" calcext:value-type="string">
            <text:p>Trial 2</text:p>
          </table:table-cell>
          <table:table-cell table:style-name="ce7" office:value-type="float" office:value="2381833" calcext:value-type="float">
            <text:p>2381833</text:p>
          </table:table-cell>
          <table:table-cell table:style-name="ce10" office:value-type="float" office:value="13160283" calcext:value-type="float">
            <text:p>13160283</text:p>
          </table:table-cell>
          <table:table-cell table:style-name="ce12" office:value-type="float" office:value="13558919" calcext:value-type="float">
            <text:p>13558919</text:p>
          </table:table-cell>
          <table:table-cell table:style-name="Default"/>
          <table:table-cell table:style-name="ce4" office:value-type="string" calcext:value-type="string">
            <text:p>Trial 2</text:p>
          </table:table-cell>
          <table:table-cell table:style-name="ce7" office:value-type="float" office:value="4903542" calcext:value-type="float">
            <text:p>4903542</text:p>
          </table:table-cell>
          <table:table-cell table:style-name="ce10" office:value-type="float" office:value="164706963" calcext:value-type="float">
            <text:p>164706963</text:p>
          </table:table-cell>
          <table:table-cell table:style-name="ce12" office:value-type="float" office:value="178056442" calcext:value-type="float">
            <text:p>178056442</text:p>
          </table:table-cell>
          <table:table-cell/>
          <table:table-cell table:style-name="ce4" office:value-type="string" calcext:value-type="string">
            <text:p>Trial 2</text:p>
          </table:table-cell>
          <table:table-cell table:style-name="ce7" office:value-type="float" office:value="3318298.670208" calcext:value-type="float">
            <text:p>3318298.670208</text:p>
          </table:table-cell>
          <table:table-cell table:style-name="ce10" office:value-type="float" office:value="148213995.125435" calcext:value-type="float">
            <text:p>148213995.125435</text:p>
          </table:table-cell>
          <table:table-cell table:style-name="ce12" office:value-type="float" office:value="204305076" calcext:value-type="float">
            <text:p>204305076</text:p>
          </table:table-cell>
          <table:table-cell/>
          <table:table-cell table:style-name="ce4" office:value-type="string" calcext:value-type="string">
            <text:p>Trial 2</text:p>
          </table:table-cell>
          <table:table-cell table:style-name="ce7" office:value-type="float" office:value="2615767" calcext:value-type="float">
            <text:p>2615767</text:p>
          </table:table-cell>
          <table:table-cell table:style-name="ce10" office:value-type="float" office:value="216729273" calcext:value-type="float">
            <text:p>216729273</text:p>
          </table:table-cell>
          <table:table-cell table:style-name="ce12" office:value-type="float" office:value="349783401" calcext:value-type="float">
            <text:p>349783401</text:p>
          </table:table-cell>
          <table:table-cell/>
          <table:table-cell table:style-name="ce4" office:value-type="string" calcext:value-type="string">
            <text:p>Trial 2</text:p>
          </table:table-cell>
          <table:table-cell table:style-name="ce7" office:value-type="float" office:value="3354460" calcext:value-type="float">
            <text:p>3354460</text:p>
          </table:table-cell>
          <table:table-cell table:style-name="ce10" office:value-type="float" office:value="283341631" calcext:value-type="float">
            <text:p>283341631</text:p>
          </table:table-cell>
          <table:table-cell table:style-name="ce12" office:value-type="float" office:value="589282598" calcext:value-type="float">
            <text:p>589282598</text:p>
          </table:table-cell>
          <table:table-cell/>
          <table:table-cell table:style-name="ce4" office:value-type="string" calcext:value-type="string">
            <text:p>Trial 2</text:p>
          </table:table-cell>
          <table:table-cell table:style-name="ce7" office:value-type="float" office:value="6068748" calcext:value-type="float">
            <text:p>6068748</text:p>
          </table:table-cell>
          <table:table-cell table:style-name="ce10" office:value-type="float" office:value="1189022746.4037" calcext:value-type="float">
            <text:p>1189022746.4037</text:p>
          </table:table-cell>
          <table:table-cell table:style-name="ce12" office:value-type="float" office:value="3575563824.50273" calcext:value-type="float">
            <text:p>3575563824.50273</text:p>
          </table:table-cell>
          <table:table-cell/>
          <table:table-cell table:style-name="ce4" office:value-type="string" calcext:value-type="string">
            <text:p>Trial 2</text:p>
          </table:table-cell>
          <table:table-cell table:style-name="ce7" office:value-type="float" office:value="6288241.643081" calcext:value-type="float">
            <text:p>6288241.643081</text:p>
          </table:table-cell>
          <table:table-cell table:style-name="ce10" office:value-type="float" office:value="1178350651.02087" calcext:value-type="float">
            <text:p>1178350651.02087</text:p>
          </table:table-cell>
          <table:table-cell table:style-name="ce12" office:value-type="float" office:value="3593997496.48359" calcext:value-type="float">
            <text:p>3593997496.48359</text:p>
          </table:table-cell>
          <table:table-cell/>
          <table:table-cell table:style-name="ce4" office:value-type="string" calcext:value-type="string">
            <text:p>Trial 2</text:p>
          </table:table-cell>
          <table:table-cell table:style-name="ce7" office:value-type="float" office:value="6680549.918437" calcext:value-type="float">
            <text:p>6680549.918437</text:p>
          </table:table-cell>
          <table:table-cell table:style-name="ce10" office:value-type="float" office:value="1204469886.47731" calcext:value-type="float">
            <text:p>1204469886.47731</text:p>
          </table:table-cell>
          <table:table-cell table:style-name="ce12" office:value-type="float" office:value="4051271151.9807" calcext:value-type="float">
            <text:p>4051271151.9807</text:p>
          </table:table-cell>
          <table:table-cell table:number-columns-repeated="980"/>
        </table:table-row>
        <table:table-row table:style-name="ro1">
          <table:table-cell table:style-name="ce4" office:value-type="string" calcext:value-type="string">
            <text:p>Trial 3</text:p>
          </table:table-cell>
          <table:table-cell table:style-name="ce7" office:value-type="float" office:value="3738055" calcext:value-type="float">
            <text:p>3738055</text:p>
          </table:table-cell>
          <table:table-cell table:style-name="ce10" office:value-type="float" office:value="13526051" calcext:value-type="float">
            <text:p>13526051</text:p>
          </table:table-cell>
          <table:table-cell table:style-name="ce12" office:value-type="float" office:value="13421772" calcext:value-type="float">
            <text:p>13421772</text:p>
          </table:table-cell>
          <table:table-cell/>
          <table:table-cell table:style-name="ce4" office:value-type="string" calcext:value-type="string">
            <text:p>Trial 3</text:p>
          </table:table-cell>
          <table:table-cell table:style-name="ce7" office:value-type="float" office:value="3167964" calcext:value-type="float">
            <text:p>3167964</text:p>
          </table:table-cell>
          <table:table-cell table:style-name="ce10" office:value-type="float" office:value="13179014" calcext:value-type="float">
            <text:p>13179014</text:p>
          </table:table-cell>
          <table:table-cell table:style-name="ce12" office:value-type="float" office:value="13388413" calcext:value-type="float">
            <text:p>13388413</text:p>
          </table:table-cell>
          <table:table-cell table:style-name="Default"/>
          <table:table-cell table:style-name="ce4" office:value-type="string" calcext:value-type="string">
            <text:p>Trial 3</text:p>
          </table:table-cell>
          <table:table-cell table:style-name="ce7" office:value-type="float" office:value="4598696" calcext:value-type="float">
            <text:p>4598696</text:p>
          </table:table-cell>
          <table:table-cell table:style-name="ce10" office:value-type="float" office:value="162872891" calcext:value-type="float">
            <text:p>162872891</text:p>
          </table:table-cell>
          <table:table-cell table:style-name="ce12" office:value-type="float" office:value="177271225" calcext:value-type="float">
            <text:p>177271225</text:p>
          </table:table-cell>
          <table:table-cell/>
          <table:table-cell table:style-name="ce4" office:value-type="string" calcext:value-type="string">
            <text:p>Trial 3</text:p>
          </table:table-cell>
          <table:table-cell table:style-name="ce7" office:value-type="float" office:value="4947228.446492" calcext:value-type="float">
            <text:p>4947228.446492</text:p>
          </table:table-cell>
          <table:table-cell table:style-name="ce10" office:value-type="float" office:value="147751860.164791" calcext:value-type="float">
            <text:p>147751860.164791</text:p>
          </table:table-cell>
          <table:table-cell table:style-name="ce12" office:value-type="float" office:value="204305076" calcext:value-type="float">
            <text:p>204305076</text:p>
          </table:table-cell>
          <table:table-cell/>
          <table:table-cell table:style-name="ce4" office:value-type="string" calcext:value-type="string">
            <text:p>Trial 3</text:p>
          </table:table-cell>
          <table:table-cell table:style-name="ce7" office:value-type="float" office:value="2688897" calcext:value-type="float">
            <text:p>2688897</text:p>
          </table:table-cell>
          <table:table-cell table:style-name="ce10" office:value-type="float" office:value="212485261" calcext:value-type="float">
            <text:p>212485261</text:p>
          </table:table-cell>
          <table:table-cell table:style-name="ce12" office:value-type="float" office:value="362762138" calcext:value-type="float">
            <text:p>362762138</text:p>
          </table:table-cell>
          <table:table-cell/>
          <table:table-cell table:style-name="ce4" office:value-type="string" calcext:value-type="string">
            <text:p>Trial 3</text:p>
          </table:table-cell>
          <table:table-cell table:style-name="ce7" office:value-type="float" office:value="3259164" calcext:value-type="float">
            <text:p>3259164</text:p>
          </table:table-cell>
          <table:table-cell table:style-name="ce10" office:value-type="float" office:value="266902120" calcext:value-type="float">
            <text:p>266902120</text:p>
          </table:table-cell>
          <table:table-cell table:style-name="ce12" office:value-type="float" office:value="587863268" calcext:value-type="float">
            <text:p>587863268</text:p>
          </table:table-cell>
          <table:table-cell/>
          <table:table-cell table:style-name="ce4" office:value-type="string" calcext:value-type="string">
            <text:p>Trial 3</text:p>
          </table:table-cell>
          <table:table-cell table:style-name="ce7" office:value-type="float" office:value="6044062" calcext:value-type="float">
            <text:p>6044062</text:p>
          </table:table-cell>
          <table:table-cell table:style-name="ce10" office:value-type="float" office:value="1058494948.52082" calcext:value-type="float">
            <text:p>1058494948.52082</text:p>
          </table:table-cell>
          <table:table-cell table:style-name="ce12" office:value-type="float" office:value="3570561124.9302" calcext:value-type="float">
            <text:p>3570561124.9302</text:p>
          </table:table-cell>
          <table:table-cell/>
          <table:table-cell table:style-name="ce4" office:value-type="string" calcext:value-type="string">
            <text:p>Trial 3</text:p>
          </table:table-cell>
          <table:table-cell table:style-name="ce7" office:value-type="float" office:value="5788365.628032" calcext:value-type="float">
            <text:p>5788365.628032</text:p>
          </table:table-cell>
          <table:table-cell table:style-name="ce10" office:value-type="float" office:value="1238646462.43974" calcext:value-type="float">
            <text:p>1238646462.43974</text:p>
          </table:table-cell>
          <table:table-cell table:style-name="ce12" office:value-type="float" office:value="3566564231.57763" calcext:value-type="float">
            <text:p>3566564231.57763</text:p>
          </table:table-cell>
          <table:table-cell/>
          <table:table-cell table:style-name="ce4" office:value-type="string" calcext:value-type="string">
            <text:p>Trial 3</text:p>
          </table:table-cell>
          <table:table-cell table:style-name="ce7" office:value-type="float" office:value="6175088.892124" calcext:value-type="float">
            <text:p>6175088.892124</text:p>
          </table:table-cell>
          <table:table-cell table:style-name="ce10" office:value-type="float" office:value="1294733103.54488" calcext:value-type="float">
            <text:p>1294733103.54488</text:p>
          </table:table-cell>
          <table:table-cell table:style-name="ce12" office:value-type="float" office:value="3998509860.98571" calcext:value-type="float">
            <text:p>3998509860.98571</text:p>
          </table:table-cell>
          <table:table-cell table:number-columns-repeated="980"/>
        </table:table-row>
        <table:table-row table:style-name="ro1">
          <table:table-cell table:style-name="ce4" office:value-type="string" calcext:value-type="string">
            <text:p>Trial 4</text:p>
          </table:table-cell>
          <table:table-cell table:style-name="ce7" office:value-type="float" office:value="3735109" calcext:value-type="float">
            <text:p>3735109</text:p>
          </table:table-cell>
          <table:table-cell table:style-name="ce10" office:value-type="float" office:value="13431120" calcext:value-type="float">
            <text:p>13431120</text:p>
          </table:table-cell>
          <table:table-cell table:style-name="ce12" office:value-type="float" office:value="13215283" calcext:value-type="float">
            <text:p>13215283</text:p>
          </table:table-cell>
          <table:table-cell/>
          <table:table-cell table:style-name="ce4" office:value-type="string" calcext:value-type="string">
            <text:p>Trial 4</text:p>
          </table:table-cell>
          <table:table-cell table:style-name="ce7" office:value-type="float" office:value="3471031" calcext:value-type="float">
            <text:p>3471031</text:p>
          </table:table-cell>
          <table:table-cell table:style-name="ce10" office:value-type="float" office:value="13171720" calcext:value-type="float">
            <text:p>13171720</text:p>
          </table:table-cell>
          <table:table-cell table:style-name="ce12" office:value-type="float" office:value="13565230" calcext:value-type="float">
            <text:p>13565230</text:p>
          </table:table-cell>
          <table:table-cell table:style-name="Default"/>
          <table:table-cell table:style-name="ce4" office:value-type="string" calcext:value-type="string">
            <text:p>Trial 4</text:p>
          </table:table-cell>
          <table:table-cell table:style-name="ce7" office:value-type="float" office:value="4387446" calcext:value-type="float">
            <text:p>4387446</text:p>
          </table:table-cell>
          <table:table-cell table:style-name="ce10" office:value-type="float" office:value="163310607" calcext:value-type="float">
            <text:p>163310607</text:p>
          </table:table-cell>
          <table:table-cell table:style-name="ce12" office:value-type="float" office:value="178246584" calcext:value-type="float">
            <text:p>178246584</text:p>
          </table:table-cell>
          <table:table-cell/>
          <table:table-cell table:style-name="ce4" office:value-type="string" calcext:value-type="string">
            <text:p>Trial 4</text:p>
          </table:table-cell>
          <table:table-cell table:style-name="ce7" office:value-type="float" office:value="5052531.19153" calcext:value-type="float">
            <text:p>5052531.19153</text:p>
          </table:table-cell>
          <table:table-cell table:style-name="ce10" office:value-type="float" office:value="148226795.420757" calcext:value-type="float">
            <text:p>148226795.420757</text:p>
          </table:table-cell>
          <table:table-cell table:style-name="ce12" office:value-type="float" office:value="201667314" calcext:value-type="float">
            <text:p>201667314</text:p>
          </table:table-cell>
          <table:table-cell/>
          <table:table-cell table:style-name="ce4" office:value-type="string" calcext:value-type="string">
            <text:p>Trial 4</text:p>
          </table:table-cell>
          <table:table-cell table:style-name="ce7" office:value-type="float" office:value="2782953" calcext:value-type="float">
            <text:p>2782953</text:p>
          </table:table-cell>
          <table:table-cell table:style-name="ce10" office:value-type="float" office:value="220260248" calcext:value-type="float">
            <text:p>220260248</text:p>
          </table:table-cell>
          <table:table-cell table:style-name="ce12" office:value-type="float" office:value="359217566" calcext:value-type="float">
            <text:p>359217566</text:p>
          </table:table-cell>
          <table:table-cell/>
          <table:table-cell table:style-name="ce4" office:value-type="string" calcext:value-type="string">
            <text:p>Trial 4</text:p>
          </table:table-cell>
          <table:table-cell table:style-name="ce7" office:value-type="float" office:value="3398463" calcext:value-type="float">
            <text:p>3398463</text:p>
          </table:table-cell>
          <table:table-cell table:style-name="ce10" office:value-type="float" office:value="282463599" calcext:value-type="float">
            <text:p>282463599</text:p>
          </table:table-cell>
          <table:table-cell table:style-name="ce12" office:value-type="float" office:value="590824809" calcext:value-type="float">
            <text:p>590824809</text:p>
          </table:table-cell>
          <table:table-cell/>
          <table:table-cell table:style-name="ce4" office:value-type="string" calcext:value-type="string">
            <text:p>Trial 4</text:p>
          </table:table-cell>
          <table:table-cell table:style-name="ce7" office:value-type="float" office:value="6051780" calcext:value-type="float">
            <text:p>6051780</text:p>
          </table:table-cell>
          <table:table-cell table:style-name="ce10" office:value-type="float" office:value="1200340204.99563" calcext:value-type="float">
            <text:p>1200340204.99563</text:p>
          </table:table-cell>
          <table:table-cell table:style-name="ce12" office:value-type="float" office:value="3551970025.90905" calcext:value-type="float">
            <text:p>3551970025.90905</text:p>
          </table:table-cell>
          <table:table-cell/>
          <table:table-cell table:style-name="ce4" office:value-type="string" calcext:value-type="string">
            <text:p>Trial 4</text:p>
          </table:table-cell>
          <table:table-cell table:style-name="ce7" office:value-type="float" office:value="5932019.227071" calcext:value-type="float">
            <text:p>5932019.227071</text:p>
          </table:table-cell>
          <table:table-cell table:style-name="ce10" office:value-type="float" office:value="1247938287.89218" calcext:value-type="float">
            <text:p>1247938287.89218</text:p>
          </table:table-cell>
          <table:table-cell table:style-name="ce12" office:value-type="float" office:value="3607712593.6869" calcext:value-type="float">
            <text:p>3607712593.6869</text:p>
          </table:table-cell>
          <table:table-cell/>
          <table:table-cell table:style-name="ce4" office:value-type="string" calcext:value-type="string">
            <text:p>Trial 4</text:p>
          </table:table-cell>
          <table:table-cell table:style-name="ce7" office:value-type="float" office:value="6170375.930322" calcext:value-type="float">
            <text:p>6170375.930322</text:p>
          </table:table-cell>
          <table:table-cell table:style-name="ce10" office:value-type="float" office:value="1300956631.12708" calcext:value-type="float">
            <text:p>1300956631.12708</text:p>
          </table:table-cell>
          <table:table-cell table:style-name="ce12" office:value-type="float" office:value="4051588237.26794" calcext:value-type="float">
            <text:p>4051588237.26794</text:p>
          </table:table-cell>
          <table:table-cell table:number-columns-repeated="980"/>
        </table:table-row>
        <table:table-row table:style-name="ro1">
          <table:table-cell table:style-name="ce4" office:value-type="string" calcext:value-type="string">
            <text:p>Trial 5</text:p>
          </table:table-cell>
          <table:table-cell table:style-name="ce7" office:value-type="float" office:value="3638839" calcext:value-type="float">
            <text:p>3638839</text:p>
          </table:table-cell>
          <table:table-cell table:style-name="ce10" office:value-type="float" office:value="13290349" calcext:value-type="float">
            <text:p>13290349</text:p>
          </table:table-cell>
          <table:table-cell table:style-name="ce12" office:value-type="float" office:value="13134456" calcext:value-type="float">
            <text:p>13134456</text:p>
          </table:table-cell>
          <table:table-cell/>
          <table:table-cell table:style-name="ce4" office:value-type="string" calcext:value-type="string">
            <text:p>Trial 5</text:p>
          </table:table-cell>
          <table:table-cell table:style-name="ce7" office:value-type="float" office:value="3651649" calcext:value-type="float">
            <text:p>3651649</text:p>
          </table:table-cell>
          <table:table-cell table:style-name="ce10" office:value-type="float" office:value="13148143" calcext:value-type="float">
            <text:p>13148143</text:p>
          </table:table-cell>
          <table:table-cell table:style-name="ce12" office:value-type="float" office:value="13616247" calcext:value-type="float">
            <text:p>13616247</text:p>
          </table:table-cell>
          <table:table-cell table:style-name="Default"/>
          <table:table-cell table:style-name="ce4" office:value-type="string" calcext:value-type="string">
            <text:p>Trial 5</text:p>
          </table:table-cell>
          <table:table-cell table:style-name="ce7" office:value-type="float" office:value="5319050" calcext:value-type="float">
            <text:p>5319050</text:p>
          </table:table-cell>
          <table:table-cell table:style-name="ce10" office:value-type="float" office:value="160701426" calcext:value-type="float">
            <text:p>160701426</text:p>
          </table:table-cell>
          <table:table-cell table:style-name="ce12" office:value-type="float" office:value="178071753" calcext:value-type="float">
            <text:p>178071753</text:p>
          </table:table-cell>
          <table:table-cell/>
          <table:table-cell table:style-name="ce4" office:value-type="string" calcext:value-type="string">
            <text:p>Trial 5</text:p>
          </table:table-cell>
          <table:table-cell table:style-name="ce7" office:value-type="float" office:value="4890021.827083" calcext:value-type="float">
            <text:p>4890021.827083</text:p>
          </table:table-cell>
          <table:table-cell table:style-name="ce10" office:value-type="float" office:value="150889321.935123" calcext:value-type="float">
            <text:p>150889321.935123</text:p>
          </table:table-cell>
          <table:table-cell table:style-name="ce12" office:value-type="float" office:value="201667314" calcext:value-type="float">
            <text:p>201667314</text:p>
          </table:table-cell>
          <table:table-cell/>
          <table:table-cell table:style-name="ce4" office:value-type="string" calcext:value-type="string">
            <text:p>Trial 5</text:p>
          </table:table-cell>
          <table:table-cell table:style-name="ce7" office:value-type="float" office:value="2573787" calcext:value-type="float">
            <text:p>2573787</text:p>
          </table:table-cell>
          <table:table-cell table:style-name="ce10" office:value-type="float" office:value="218744347" calcext:value-type="float">
            <text:p>218744347</text:p>
          </table:table-cell>
          <table:table-cell table:style-name="ce12" office:value-type="float" office:value="358915498" calcext:value-type="float">
            <text:p>358915498</text:p>
          </table:table-cell>
          <table:table-cell/>
          <table:table-cell table:style-name="ce4" office:value-type="string" calcext:value-type="string">
            <text:p>Trial 5</text:p>
          </table:table-cell>
          <table:table-cell table:style-name="ce7" office:value-type="float" office:value="3101829" calcext:value-type="float">
            <text:p>3101829</text:p>
          </table:table-cell>
          <table:table-cell table:style-name="ce10" office:value-type="float" office:value="274694419" calcext:value-type="float">
            <text:p>274694419</text:p>
          </table:table-cell>
          <table:table-cell table:style-name="ce12" office:value-type="float" office:value="587173158" calcext:value-type="float">
            <text:p>587173158</text:p>
          </table:table-cell>
          <table:table-cell/>
          <table:table-cell table:style-name="ce4" office:value-type="string" calcext:value-type="string">
            <text:p>Trial 5</text:p>
          </table:table-cell>
          <table:table-cell table:style-name="ce7" office:value-type="float" office:value="6064196" calcext:value-type="float">
            <text:p>6064196</text:p>
          </table:table-cell>
          <table:table-cell table:style-name="ce10" office:value-type="float" office:value="1180069832.43051" calcext:value-type="float">
            <text:p>1180069832.43051</text:p>
          </table:table-cell>
          <table:table-cell table:style-name="ce12" office:value-type="float" office:value="3611938443.51273" calcext:value-type="float">
            <text:p>3611938443.51273</text:p>
          </table:table-cell>
          <table:table-cell/>
          <table:table-cell table:style-name="ce4" office:value-type="string" calcext:value-type="string">
            <text:p>Trial 5</text:p>
          </table:table-cell>
          <table:table-cell table:style-name="ce7" office:value-type="float" office:value="5502620.549786" calcext:value-type="float">
            <text:p>5502620.549786</text:p>
          </table:table-cell>
          <table:table-cell table:style-name="ce10" office:value-type="float" office:value="1246258574.97988" calcext:value-type="float">
            <text:p>1246258574.97988</text:p>
          </table:table-cell>
          <table:table-cell table:style-name="ce12" office:value-type="float" office:value="3617235060.95932" calcext:value-type="float">
            <text:p>3617235060.95932</text:p>
          </table:table-cell>
          <table:table-cell/>
          <table:table-cell table:style-name="ce4" office:value-type="string" calcext:value-type="string">
            <text:p>Trial 5</text:p>
          </table:table-cell>
          <table:table-cell table:style-name="ce7" office:value-type="float" office:value="6547674.113146" calcext:value-type="float">
            <text:p>6547674.113146</text:p>
          </table:table-cell>
          <table:table-cell table:style-name="ce10" office:value-type="float" office:value="1012383382.88634" calcext:value-type="float">
            <text:p>1012383382.88634</text:p>
          </table:table-cell>
          <table:table-cell table:style-name="ce12" office:value-type="float" office:value="4094929734.77017" calcext:value-type="float">
            <text:p>4094929734.77017</text:p>
          </table:table-cell>
          <table:table-cell table:number-columns-repeated="980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3"/>
          <table:table-cell table:style-name="ce14"/>
          <table:table-cell table:number-columns-repeated="1005"/>
        </table:table-row>
        <table:table-row table:style-name="ro1">
          <table:table-cell table:style-name="Default" table:number-columns-repeated="5"/>
          <table:table-cell table:number-columns-repeated="12"/>
          <table:table-cell table:style-name="ce14"/>
          <table:table-cell table:number-columns-repeated="1006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/>
          <table:table-cell table:style-name="Default" table:formula="of:=[.A5]" office:value-type="string" office:string-value="CPU 01 Vanilla" calcext:value-type="string">
            <text:p>CPU 01 Vanilla</text:p>
          </table:table-cell>
          <table:table-cell table:style-name="Default" table:formula="of:=[.F5]" office:value-type="string" office:string-value="CPU 02 Cache Friendly" calcext:value-type="string">
            <text:p>CPU 02 Cache Friendly</text:p>
          </table:table-cell>
          <table:table-cell table:style-name="Default" table:formula="of:=[.K5]" office:value-type="string" office:string-value="CPU 03 Inline and LUT" calcext:value-type="string">
            <text:p>CPU 03 Inline and LUT</text:p>
          </table:table-cell>
          <table:table-cell table:style-name="Default" table:formula="of:=[.P5]" office:value-type="string" office:string-value="CPU 04 Enhanced LUT" calcext:value-type="string">
            <text:p>CPU 04 Enhanced LUT</text:p>
          </table:table-cell>
          <table:table-cell table:formula="of:=[.U5]" office:value-type="string" office:string-value="GPU 01 Vanilla" calcext:value-type="string">
            <text:p>GPU 01 Vanilla</text:p>
          </table:table-cell>
          <table:table-cell table:formula="of:=[.Z5]" office:value-type="string" office:string-value="GPU 04 Memcpy Asynchrony" calcext:value-type="string">
            <text:p>GPU 04 Memcpy Asynchrony</text:p>
          </table:table-cell>
          <table:table-cell table:formula="of:=[.AE5]" office:value-type="string" office:string-value="GPU 05 Memcpy / File IO Asynchrony" calcext:value-type="string">
            <text:p>GPU 05 Memcpy / File IO Asynchrony</text:p>
          </table:table-cell>
          <table:table-cell table:formula="of:=[.AJ5]" office:value-type="string" office:string-value="GPU 07 Shared Mem" calcext:value-type="string">
            <text:p>GPU 07 Shared Mem</text:p>
          </table:table-cell>
          <table:table-cell table:formula="of:=[.AO5]" office:value-type="string" office:string-value="GPU 08 Enhanced LUT" calcext:value-type="string">
            <text:p>GPU 08 Enhanced LUT</text:p>
          </table:table-cell>
          <table:table-cell table:number-columns-repeated="1014"/>
        </table:table-row>
        <table:table-row table:style-name="ro1">
          <table:table-cell table:style-name="Default" table:formula="of:=[.B6]" office:value-type="string" office:string-value="16x16" calcext:value-type="string">
            <text:p>16x16</text:p>
          </table:table-cell>
          <table:table-cell table:style-name="Default" table:formula="of:=[.B7]" office:value-type="float" office:value="3684903.4" calcext:value-type="float">
            <text:p>3684903.4</text:p>
          </table:table-cell>
          <table:table-cell table:style-name="Default" table:formula="of:=[.G7]" office:value-type="float" office:value="2767292.8" calcext:value-type="float">
            <text:p>2767292.8</text:p>
          </table:table-cell>
          <table:table-cell table:style-name="Default" table:formula="of:=[.L7]" office:value-type="float" office:value="4782207.6" calcext:value-type="float">
            <text:p>4782207.6</text:p>
          </table:table-cell>
          <table:table-cell table:style-name="Default" table:formula="of:=[.Q7]" office:value-type="float" office:value="4621014.2560372" calcext:value-type="float">
            <text:p>4621014.2560372</text:p>
          </table:table-cell>
          <table:table-cell table:formula="of:=[.V7]" office:value-type="float" office:value="2402270.4" calcext:value-type="float">
            <text:p>2402270.4</text:p>
          </table:table-cell>
          <table:table-cell table:formula="of:=[.AA7]" office:value-type="float" office:value="3389420.6" calcext:value-type="float">
            <text:p>3389420.6</text:p>
          </table:table-cell>
          <table:table-cell table:formula="of:=[.AF7]" office:value-type="float" office:value="6025212.2" calcext:value-type="float">
            <text:p>6025212.2</text:p>
          </table:table-cell>
          <table:table-cell table:formula="of:=[.AK7]" office:value-type="float" office:value="6013908.8324174" calcext:value-type="float">
            <text:p>6013908.8324174</text:p>
          </table:table-cell>
          <table:table-cell table:formula="of:=[.AP7]" office:value-type="float" office:value="6469917.6310074" calcext:value-type="float">
            <text:p>6469917.6310074</text:p>
          </table:table-cell>
          <table:table-cell table:number-columns-repeated="1014"/>
        </table:table-row>
        <table:table-row table:style-name="ro1">
          <table:table-cell table:style-name="Default" table:formula="of:=[.C6]" office:value-type="string" office:string-value="256x256" calcext:value-type="string">
            <text:p>256x256</text:p>
          </table:table-cell>
          <table:table-cell table:style-name="Default" table:formula="of:=[.C7]" office:value-type="float" office:value="13463807.4" calcext:value-type="float">
            <text:p>13463807.4</text:p>
          </table:table-cell>
          <table:table-cell table:style-name="Default" table:formula="of:=[.H7]" office:value-type="float" office:value="13157335.4" calcext:value-type="float">
            <text:p>13157335.4</text:p>
          </table:table-cell>
          <table:table-cell table:style-name="Default" table:formula="of:=[.M7]" office:value-type="float" office:value="163112928.4" calcext:value-type="float">
            <text:p>163112928.4</text:p>
          </table:table-cell>
          <table:table-cell table:style-name="Default" table:formula="of:=[.R7]" office:value-type="float" office:value="148723453.375604" calcext:value-type="float">
            <text:p>148723453.375604</text:p>
          </table:table-cell>
          <table:table-cell table:formula="of:=[.W7]" office:value-type="float" office:value="218494248.8" calcext:value-type="float">
            <text:p>218494248.8</text:p>
          </table:table-cell>
          <table:table-cell table:formula="of:=[.AB7]" office:value-type="float" office:value="277948367" calcext:value-type="float">
            <text:p>277948367</text:p>
          </table:table-cell>
          <table:table-cell table:formula="of:=[.AG7]" office:value-type="float" office:value="1173585490.70761" calcext:value-type="float">
            <text:p>1173585490.70761</text:p>
          </table:table-cell>
          <table:table-cell table:formula="of:=[.AL7]" office:value-type="float" office:value="1223359766.27004" calcext:value-type="float">
            <text:p>1223359766.27004</text:p>
          </table:table-cell>
          <table:table-cell table:formula="of:=[.AQ7]" office:value-type="float" office:value="1217851758.7354" calcext:value-type="float">
            <text:p>1217851758.7354</text:p>
          </table:table-cell>
          <table:table-cell table:number-columns-repeated="1014"/>
        </table:table-row>
        <table:table-row table:style-name="ro1">
          <table:table-cell table:style-name="Default" table:formula="of:=[.D6]" office:value-type="string" office:string-value="4096x4096" calcext:value-type="string">
            <text:p>4096x4096</text:p>
          </table:table-cell>
          <table:table-cell table:style-name="Default" table:formula="of:=[.D7]" office:value-type="float" office:value="13273197.8" calcext:value-type="float">
            <text:p>13273197.8</text:p>
          </table:table-cell>
          <table:table-cell table:style-name="Default" table:formula="of:=[.I7]" office:value-type="float" office:value="13547834" calcext:value-type="float">
            <text:p>13547834</text:p>
          </table:table-cell>
          <table:table-cell table:style-name="Default" table:formula="of:=[.N7]" office:value-type="float" office:value="176077876.2" calcext:value-type="float">
            <text:p>176077876.2</text:p>
          </table:table-cell>
          <table:table-cell table:style-name="Default" table:formula="of:=[.S7]" office:value-type="float" office:value="203083313" calcext:value-type="float">
            <text:p>203083313</text:p>
          </table:table-cell>
          <table:table-cell table:formula="of:=[.X7]" office:value-type="float" office:value="354415784.2" calcext:value-type="float">
            <text:p>354415784.2</text:p>
          </table:table-cell>
          <table:table-cell table:formula="of:=[.AC7]" office:value-type="float" office:value="588261758.8" calcext:value-type="float">
            <text:p>588261758.8</text:p>
          </table:table-cell>
          <table:table-cell table:formula="of:=[.AH7]" office:value-type="float" office:value="3566789980.98295" calcext:value-type="float">
            <text:p>3566789980.98295</text:p>
          </table:table-cell>
          <table:table-cell table:formula="of:=[.AM7]" office:value-type="float" office:value="3600247442.3744" calcext:value-type="float">
            <text:p>3600247442.3744</text:p>
          </table:table-cell>
          <table:table-cell table:formula="of:=[.AR7]" office:value-type="float" office:value="4032349865.78531" calcext:value-type="float">
            <text:p>4032349865.78531</text:p>
          </table:table-cell>
          <table:table-cell table:number-columns-repeated="14"/>
          <table:table-cell table:style-name="Default"/>
          <table:table-cell table:number-columns-repeated="999"/>
        </table:table-row>
        <table:table-row table:style-name="ro1">
          <table:table-cell table:number-columns-repeated="24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4"/>
          <table:table-cell table:number-columns-repeated="20"/>
          <table:table-cell table:style-name="Default"/>
          <table:table-cell table:number-columns-repeated="999"/>
        </table:table-row>
        <table:table-row table:style-name="ro1" table:number-rows-repeated="2">
          <table:table-cell table:style-name="Default" table:number-columns-repeated="4"/>
          <table:table-cell table:style-name="ce13"/>
          <table:table-cell table:number-columns-repeated="19"/>
          <table:table-cell table:style-name="Default"/>
          <table:table-cell table:number-columns-repeated="999"/>
        </table:table-row>
        <table:table-row table:style-name="ro1" table:number-rows-repeated="5">
          <table:table-cell table:style-name="Default" table:number-columns-repeated="4"/>
          <table:table-cell table:number-columns-repeated="20"/>
          <table:table-cell table:style-name="Default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style-name="Default" table:number-columns-repeated="4"/>
          <table:table-cell table:style-name="ce13"/>
          <table:table-cell table:number-columns-repeated="1019"/>
        </table:table-row>
        <table:table-row table:style-name="ro1" table:number-rows-repeated="5">
          <table:table-cell table:style-name="Default" table:number-columns-repeated="4"/>
          <table:table-cell table:number-columns-repeated="102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6.2988in" svg:height="3.5429in" svg:x="24.6185in" svg:y="19.2803in">
            <draw:object draw:notify-on-update-of-ranges="Sheet2.M110:Sheet2.M110 Sheet2.M111:Sheet2.M112 Sheet2.N110:Sheet2.N110 Sheet2.N111:Sheet2.N112 Sheet2.O110:Sheet2.O110 Sheet2.O111:Sheet2.O1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931" table:default-cell-style-name="ce2"/>
        <table:table-column table:style-name="co3" table:number-columns-repeated="93" table:default-cell-style-name="Default"/>
        <table:table-row table:style-name="ro1">
          <table:table-cell table:style-name="ce13" office:value-type="string" calcext:value-type="string">
            <text:p>All trial simulated 256 generations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All benchmarks shall INCLUDE file write operations (but not reading the initial cell grid) since the output files are not just for testing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7" table:number-rows-spanned="1">
            <text:p>01 CPU Vanilla</text:p>
          </table:table-cell>
          <table:covered-table-cell table:style-name="ce5"/>
          <table:covered-table-cell table:style-name="ce8"/>
          <table:covered-table-cell table:style-name="ce5"/>
          <table:covered-table-cell table:number-columns-repeated="3"/>
          <table:table-cell/>
          <table:table-cell table:style-name="Default" table:number-columns-repeated="2"/>
          <table:table-cell table:number-columns-repeated="2"/>
          <table:table-cell table:style-name="ce3" office:value-type="string" calcext:value-type="string" table:number-columns-spanned="7" table:number-rows-spanned="1">
            <text:p>01 CPU Vanilla</text:p>
          </table:table-cell>
          <table:covered-table-cell table:style-name="ce5"/>
          <table:covered-table-cell table:style-name="ce8"/>
          <table:covered-table-cell table:style-name="ce5"/>
          <table:covered-table-cell table:number-columns-repeated="3"/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256x256 Dense</text:p>
          </table:table-cell>
          <table:table-cell table:style-name="ce24" office:value-type="string" calcext:value-type="string">
            <text:p>512x512 Dense</text:p>
          </table:table-cell>
          <table:table-cell table:style-name="ce27" office:value-type="string" calcext:value-type="string">
            <text:p>1024x1024 Dense</text:p>
          </table:table-cell>
          <table:table-cell table:style-name="ce9" office:value-type="string" calcext:value-type="string">
            <text:p>2048x2048 Dense</text:p>
          </table:table-cell>
          <table:table-cell table:style-name="ce11" office:value-type="string" calcext:value-type="string">
            <text:p>4096x4096 Dense</text:p>
          </table:table-cell>
          <table:table-cell table:style-name="ce34" office:value-type="string" calcext:value-type="string">
            <text:p>8192x8192 Dense</text:p>
          </table:table-cell>
          <table:table-cell/>
          <table:table-cell table:style-name="Default" table:number-columns-repeated="2"/>
          <table:table-cell table:number-columns-repeated="2"/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256x256 Sparse</text:p>
          </table:table-cell>
          <table:table-cell table:style-name="ce24" office:value-type="string" calcext:value-type="string">
            <text:p>512x512 Sparse</text:p>
          </table:table-cell>
          <table:table-cell table:style-name="ce27" office:value-type="string" calcext:value-type="string">
            <text:p>1024x1024 Sparse</text:p>
          </table:table-cell>
          <table:table-cell table:style-name="ce9" office:value-type="string" calcext:value-type="string">
            <text:p>2048x2048 Sparse</text:p>
          </table:table-cell>
          <table:table-cell table:style-name="ce11" office:value-type="string" calcext:value-type="string">
            <text:p>4096x4096 Sparse</text:p>
          </table:table-cell>
          <table:table-cell table:style-name="ce34" office:value-type="string" calcext:value-type="string">
            <text:p>8192x8192 Sparse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16" table:formula="of:=AVERAGE([.B7:.B11])" office:value-type="float" office:value="11383199.4658572" calcext:value-type="float">
            <text:p>1.14E+7</text:p>
          </table:table-cell>
          <table:table-cell table:style-name="ce25" table:formula="of:=AVERAGE([.C7:.C11])" office:value-type="float" office:value="11226315.103887" calcext:value-type="float">
            <text:p>1.12E+7</text:p>
          </table:table-cell>
          <table:table-cell table:style-name="ce28" table:formula="of:=AVERAGE([.D7:.D11])" office:value-type="float" office:value="10965151.273913" calcext:value-type="float">
            <text:p>1.10E+7</text:p>
          </table:table-cell>
          <table:table-cell table:style-name="ce30" table:formula="of:=AVERAGE([.E7:.E11])" office:value-type="string" office:string-value="" calcext:value-type="error">
            <text:p>#DIV/0!</text:p>
          </table:table-cell>
          <table:table-cell table:style-name="ce32" table:formula="of:=AVERAGE([.F7:.F11])" office:value-type="string" office:string-value="" calcext:value-type="error">
            <text:p>#DIV/0!</text:p>
          </table:table-cell>
          <table:table-cell table:style-name="ce35" table:formula="of:=AVERAGE([.G7:.G11])" office:value-type="string" office:string-value="" calcext:value-type="error">
            <text:p>#DIV/0!</text:p>
          </table:table-cell>
          <table:table-cell/>
          <table:table-cell table:style-name="Default" table:number-columns-repeated="2"/>
          <table:table-cell table:number-columns-repeated="2"/>
          <table:table-cell table:style-name="ce4" office:value-type="string" calcext:value-type="string">
            <text:p>Average</text:p>
          </table:table-cell>
          <table:table-cell table:style-name="ce16" table:formula="of:=AVERAGE([.N7:.N11])" office:value-type="float" office:value="13535671.6839566" calcext:value-type="float">
            <text:p>1.35E+7</text:p>
          </table:table-cell>
          <table:table-cell table:style-name="ce25" table:formula="of:=AVERAGE([.O7:.O11])" office:value-type="float" office:value="13826037.040506" calcext:value-type="float">
            <text:p>1.38E+7</text:p>
          </table:table-cell>
          <table:table-cell table:style-name="ce28" table:formula="of:=AVERAGE([.P7:.P11])" office:value-type="float" office:value="13851261.349961" calcext:value-type="float">
            <text:p>1.39E+7</text:p>
          </table:table-cell>
          <table:table-cell table:style-name="ce30" table:formula="of:=AVERAGE([.Q7:.Q11])" office:value-type="string" office:string-value="" calcext:value-type="error">
            <text:p>#DIV/0!</text:p>
          </table:table-cell>
          <table:table-cell table:style-name="ce32" table:formula="of:=AVERAGE([.R7:.R11])" office:value-type="string" office:string-value="" calcext:value-type="error">
            <text:p>#DIV/0!</text:p>
          </table:table-cell>
          <table:table-cell table:style-name="ce35" table:formula="of:=AVERAGE([.S7:.S11])" office:value-type="string" office:string-value="" calcext:value-type="error">
            <text:p>#DIV/0!</text:p>
          </table:table-cell>
          <table:table-cell/>
          <table:table-cell table:style-name="Default"/>
          <table:table-cell table:number-columns-repeated="5"/>
          <table:table-cell table:style-name="ce15"/>
          <table:table-cell table:number-columns-repeated="997"/>
        </table:table-row>
        <table:table-row table:style-name="ro1">
          <table:table-cell table:style-name="ce4" office:value-type="string" calcext:value-type="string">
            <text:p>Trial 1</text:p>
          </table:table-cell>
          <table:table-cell table:style-name="ce17" office:value-type="float" office:value="11035412.777229" calcext:value-type="float">
            <text:p>1.10E+7</text:p>
          </table:table-cell>
          <table:table-cell table:style-name="ce26" office:value-type="float" office:value="11224214.777861" calcext:value-type="float">
            <text:p>1.12E+7</text:p>
          </table:table-cell>
          <table:table-cell table:style-name="ce29" office:value-type="float" office:value="10937441.24882" calcext:value-type="float">
            <text:p>1.09E+7</text:p>
          </table:table-cell>
          <table:table-cell table:style-name="ce31"/>
          <table:table-cell table:style-name="ce33"/>
          <table:table-cell table:style-name="ce36"/>
          <table:table-cell/>
          <table:table-cell table:style-name="Default" table:number-columns-repeated="3"/>
          <table:table-cell/>
          <table:table-cell table:style-name="ce4" office:value-type="string" calcext:value-type="string">
            <text:p>Trial 1</text:p>
          </table:table-cell>
          <table:table-cell table:style-name="ce17" office:value-type="float" office:value="13505854.658838" calcext:value-type="float">
            <text:p>1.35E+7</text:p>
          </table:table-cell>
          <table:table-cell table:style-name="ce26" office:value-type="float" office:value="13843172.796483" calcext:value-type="float">
            <text:p>1.38E+7</text:p>
          </table:table-cell>
          <table:table-cell table:style-name="ce29" office:value-type="float" office:value="13853073.700568" calcext:value-type="float">
            <text:p>1.39E+7</text:p>
          </table:table-cell>
          <table:table-cell table:style-name="ce31"/>
          <table:table-cell table:style-name="ce33"/>
          <table:table-cell table:style-name="ce36"/>
          <table:table-cell/>
          <table:table-cell table:style-name="Default"/>
          <table:table-cell table:number-columns-repeated="5"/>
          <table:table-cell table:style-name="ce15"/>
          <table:table-cell table:number-columns-repeated="997"/>
        </table:table-row>
        <table:table-row table:style-name="ro1">
          <table:table-cell table:style-name="ce4" office:value-type="string" calcext:value-type="string">
            <text:p>Trial 2</text:p>
          </table:table-cell>
          <table:table-cell table:style-name="ce17" office:value-type="float" office:value="11551994.61833" calcext:value-type="float">
            <text:p>1.16E+7</text:p>
          </table:table-cell>
          <table:table-cell table:style-name="ce26" office:value-type="float" office:value="11221673.985283" calcext:value-type="float">
            <text:p>1.12E+7</text:p>
          </table:table-cell>
          <table:table-cell table:style-name="ce29" office:value-type="float" office:value="10982046.891234" calcext:value-type="float">
            <text:p>1.10E+7</text:p>
          </table:table-cell>
          <table:table-cell table:style-name="ce31"/>
          <table:table-cell table:style-name="ce33"/>
          <table:table-cell table:style-name="ce36"/>
          <table:table-cell/>
          <table:table-cell table:style-name="Default" table:number-columns-repeated="3"/>
          <table:table-cell/>
          <table:table-cell table:style-name="ce4" office:value-type="string" calcext:value-type="string">
            <text:p>Trial 2</text:p>
          </table:table-cell>
          <table:table-cell table:style-name="ce17" office:value-type="float" office:value="13516638.935196" calcext:value-type="float">
            <text:p>1.35E+7</text:p>
          </table:table-cell>
          <table:table-cell table:style-name="ce26" office:value-type="float" office:value="13828815.619051" calcext:value-type="float">
            <text:p>1.38E+7</text:p>
          </table:table-cell>
          <table:table-cell table:style-name="ce29" office:value-type="float" office:value="13853273.809686" calcext:value-type="float">
            <text:p>1.39E+7</text:p>
          </table:table-cell>
          <table:table-cell table:style-name="ce31"/>
          <table:table-cell table:style-name="ce33"/>
          <table:table-cell table:style-name="ce36"/>
          <table:table-cell/>
          <table:table-cell table:style-name="Default"/>
          <table:table-cell table:number-columns-repeated="5"/>
          <table:table-cell table:style-name="ce15"/>
          <table:table-cell table:number-columns-repeated="997"/>
        </table:table-row>
        <table:table-row table:style-name="ro1">
          <table:table-cell table:style-name="ce4" office:value-type="string" calcext:value-type="string">
            <text:p>Trial 3</text:p>
          </table:table-cell>
          <table:table-cell table:style-name="ce17" office:value-type="float" office:value="11374715.413292" calcext:value-type="float">
            <text:p>1.14E+7</text:p>
          </table:table-cell>
          <table:table-cell table:style-name="ce26" office:value-type="float" office:value="11228525.299903" calcext:value-type="float">
            <text:p>1.12E+7</text:p>
          </table:table-cell>
          <table:table-cell table:style-name="ce29" office:value-type="float" office:value="10992452.432964" calcext:value-type="float">
            <text:p>1.10E+7</text:p>
          </table:table-cell>
          <table:table-cell table:style-name="ce31"/>
          <table:table-cell table:style-name="ce33"/>
          <table:table-cell table:style-name="ce36"/>
          <table:table-cell/>
          <table:table-cell table:style-name="Default" table:number-columns-repeated="3"/>
          <table:table-cell/>
          <table:table-cell table:style-name="ce4" office:value-type="string" calcext:value-type="string">
            <text:p>Trial 3</text:p>
          </table:table-cell>
          <table:table-cell table:style-name="ce17" office:value-type="float" office:value="13508965.985607" calcext:value-type="float">
            <text:p>1.35E+7</text:p>
          </table:table-cell>
          <table:table-cell table:style-name="ce26" office:value-type="float" office:value="13809428.096116" calcext:value-type="float">
            <text:p>1.38E+7</text:p>
          </table:table-cell>
          <table:table-cell table:style-name="ce29" office:value-type="float" office:value="13840371.454047" calcext:value-type="float">
            <text:p>1.38E+7</text:p>
          </table:table-cell>
          <table:table-cell table:style-name="ce31"/>
          <table:table-cell table:style-name="ce33"/>
          <table:table-cell table:style-name="ce36"/>
          <table:table-cell/>
          <table:table-cell table:style-name="Default"/>
          <table:table-cell table:number-columns-repeated="5"/>
          <table:table-cell table:style-name="ce15"/>
          <table:table-cell table:number-columns-repeated="997"/>
        </table:table-row>
        <table:table-row table:style-name="ro1">
          <table:table-cell table:style-name="ce4" office:value-type="string" calcext:value-type="string">
            <text:p>Trial 4</text:p>
          </table:table-cell>
          <table:table-cell table:style-name="ce17" office:value-type="float" office:value="11437151.459334" calcext:value-type="float">
            <text:p>1.14E+7</text:p>
          </table:table-cell>
          <table:table-cell table:style-name="ce26" office:value-type="float" office:value="11229688.234571" calcext:value-type="float">
            <text:p>1.12E+7</text:p>
          </table:table-cell>
          <table:table-cell table:style-name="ce29" office:value-type="float" office:value="10982103.450395" calcext:value-type="float">
            <text:p>1.10E+7</text:p>
          </table:table-cell>
          <table:table-cell table:style-name="ce31"/>
          <table:table-cell table:style-name="ce33"/>
          <table:table-cell table:style-name="ce36"/>
          <table:table-cell/>
          <table:table-cell table:style-name="Default" table:number-columns-repeated="3"/>
          <table:table-cell/>
          <table:table-cell table:style-name="ce4" office:value-type="string" calcext:value-type="string">
            <text:p>Trial 4</text:p>
          </table:table-cell>
          <table:table-cell table:style-name="ce17" office:value-type="float" office:value="13560656.969894" calcext:value-type="float">
            <text:p>1.36E+7</text:p>
          </table:table-cell>
          <table:table-cell table:style-name="ce26" office:value-type="float" office:value="13817105.089612" calcext:value-type="float">
            <text:p>1.38E+7</text:p>
          </table:table-cell>
          <table:table-cell table:style-name="ce29" office:value-type="float" office:value="13856621.977828" calcext:value-type="float">
            <text:p>1.39E+7</text:p>
          </table:table-cell>
          <table:table-cell table:style-name="ce31"/>
          <table:table-cell table:style-name="ce33"/>
          <table:table-cell table:style-name="ce36"/>
          <table:table-cell/>
          <table:table-cell table:style-name="Default"/>
          <table:table-cell table:number-columns-repeated="5"/>
          <table:table-cell table:style-name="ce15"/>
          <table:table-cell table:number-columns-repeated="997"/>
        </table:table-row>
        <table:table-row table:style-name="ro1">
          <table:table-cell table:style-name="ce4" office:value-type="string" calcext:value-type="string">
            <text:p>Trial 5</text:p>
          </table:table-cell>
          <table:table-cell table:style-name="ce17" office:value-type="float" office:value="11516723.061101" calcext:value-type="float">
            <text:p>1.15E+7</text:p>
          </table:table-cell>
          <table:table-cell table:style-name="ce26" office:value-type="float" office:value="11227473.221817" calcext:value-type="float">
            <text:p>1.12E+7</text:p>
          </table:table-cell>
          <table:table-cell table:style-name="ce29" office:value-type="float" office:value="10931712.346152" calcext:value-type="float">
            <text:p>1.09E+7</text:p>
          </table:table-cell>
          <table:table-cell table:style-name="ce31"/>
          <table:table-cell table:style-name="ce33"/>
          <table:table-cell table:style-name="ce36"/>
          <table:table-cell/>
          <table:table-cell table:style-name="Default" table:number-columns-repeated="3"/>
          <table:table-cell/>
          <table:table-cell table:style-name="ce4" office:value-type="string" calcext:value-type="string">
            <text:p>Trial 5</text:p>
          </table:table-cell>
          <table:table-cell table:style-name="ce17" office:value-type="float" office:value="13586241.870248" calcext:value-type="float">
            <text:p>1.36E+7</text:p>
          </table:table-cell>
          <table:table-cell table:style-name="ce26" office:value-type="float" office:value="13831663.601268" calcext:value-type="float">
            <text:p>1.38E+7</text:p>
          </table:table-cell>
          <table:table-cell table:style-name="ce29" office:value-type="float" office:value="13852965.807676" calcext:value-type="float">
            <text:p>1.39E+7</text:p>
          </table:table-cell>
          <table:table-cell table:style-name="ce31"/>
          <table:table-cell table:style-name="ce33"/>
          <table:table-cell table:style-name="ce36"/>
          <table:table-cell/>
          <table:table-cell table:style-name="Default"/>
          <table:table-cell table:number-columns-repeated="100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9"/>
          <table:table-cell table:style-name="Default"/>
          <table:table-cell table:number-columns-repeated="1003"/>
        </table:table-row>
        <table:table-row table:style-name="ro1">
          <table:table-cell table:style-name="ce3" office:value-type="string" calcext:value-type="string" table:number-columns-spanned="7" table:number-rows-spanned="1">
            <text:p>02 CPU Cache Friendly</text:p>
          </table:table-cell>
          <table:covered-table-cell table:style-name="ce5"/>
          <table:covered-table-cell table:style-name="ce8"/>
          <table:covered-table-cell table:style-name="ce5"/>
          <table:covered-table-cell table:number-columns-repeated="3"/>
          <table:table-cell/>
          <table:table-cell table:style-name="Default" table:number-columns-repeated="3"/>
          <table:table-cell/>
          <table:table-cell table:style-name="ce3" office:value-type="string" calcext:value-type="string" table:number-columns-spanned="7" table:number-rows-spanned="1">
            <text:p>02 CPU Inline and LUT</text:p>
          </table:table-cell>
          <table:covered-table-cell table:style-name="ce5"/>
          <table:covered-table-cell table:style-name="ce8"/>
          <table:covered-table-cell table:style-name="ce5"/>
          <table:covered-table-cell table:number-columns-repeated="3"/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256x256 Dense</text:p>
          </table:table-cell>
          <table:table-cell table:style-name="ce24" office:value-type="string" calcext:value-type="string">
            <text:p>512x512 Dense</text:p>
          </table:table-cell>
          <table:table-cell table:style-name="ce27" office:value-type="string" calcext:value-type="string">
            <text:p>1024x1024 Dense</text:p>
          </table:table-cell>
          <table:table-cell table:style-name="ce9" office:value-type="string" calcext:value-type="string">
            <text:p>2048x2048 Dense</text:p>
          </table:table-cell>
          <table:table-cell table:style-name="ce11" office:value-type="string" calcext:value-type="string">
            <text:p>4096x4096 Dense</text:p>
          </table:table-cell>
          <table:table-cell table:style-name="ce34" office:value-type="string" calcext:value-type="string">
            <text:p>8192x8192 Dense</text:p>
          </table:table-cell>
          <table:table-cell/>
          <table:table-cell table:style-name="Default" table:number-columns-repeated="3"/>
          <table:table-cell/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256x256 Sparse</text:p>
          </table:table-cell>
          <table:table-cell table:style-name="ce24" office:value-type="string" calcext:value-type="string">
            <text:p>512x512 Sparse</text:p>
          </table:table-cell>
          <table:table-cell table:style-name="ce27" office:value-type="string" calcext:value-type="string">
            <text:p>1024x1024 Sparse</text:p>
          </table:table-cell>
          <table:table-cell table:style-name="ce9" office:value-type="string" calcext:value-type="string">
            <text:p>2048x2048 Sparse</text:p>
          </table:table-cell>
          <table:table-cell table:style-name="ce11" office:value-type="string" calcext:value-type="string">
            <text:p>4096x4096 Sparse</text:p>
          </table:table-cell>
          <table:table-cell table:style-name="ce34" office:value-type="string" calcext:value-type="string">
            <text:p>8192x8192 Sparse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16" table:formula="of:=AVERAGE([.B16:.B20])" office:value-type="float" office:value="11267600.517701" calcext:value-type="float">
            <text:p>1.13E+7</text:p>
          </table:table-cell>
          <table:table-cell table:style-name="ce25" table:formula="of:=AVERAGE([.C16:.C20])" office:value-type="float" office:value="11040245.2547284" calcext:value-type="float">
            <text:p>1.10E+7</text:p>
          </table:table-cell>
          <table:table-cell table:style-name="ce28" table:formula="of:=AVERAGE([.D16:.D20])" office:value-type="float" office:value="10768400.6370162" calcext:value-type="float">
            <text:p>1.08E+7</text:p>
          </table:table-cell>
          <table:table-cell table:style-name="ce30" table:formula="of:=AVERAGE([.E16:.E20])" office:value-type="string" office:string-value="" calcext:value-type="error">
            <text:p>#DIV/0!</text:p>
          </table:table-cell>
          <table:table-cell table:style-name="ce32" table:formula="of:=AVERAGE([.F16:.F20])" office:value-type="string" office:string-value="" calcext:value-type="error">
            <text:p>#DIV/0!</text:p>
          </table:table-cell>
          <table:table-cell table:style-name="ce35" table:formula="of:=AVERAGE([.G16:.G20])" office:value-type="string" office:string-value="" calcext:value-type="error">
            <text:p>#DIV/0!</text:p>
          </table:table-cell>
          <table:table-cell/>
          <table:table-cell table:style-name="Default" table:number-columns-repeated="3"/>
          <table:table-cell/>
          <table:table-cell table:style-name="ce4" office:value-type="string" calcext:value-type="string">
            <text:p>Average</text:p>
          </table:table-cell>
          <table:table-cell table:style-name="ce16" table:formula="of:=AVERAGE([.N16:.N20])" office:value-type="float" office:value="13485579.9033274" calcext:value-type="float">
            <text:p>1.35E+7</text:p>
          </table:table-cell>
          <table:table-cell table:style-name="ce25" table:formula="of:=AVERAGE([.O16:.O20])" office:value-type="float" office:value="13584434.07014" calcext:value-type="float">
            <text:p>1.36E+7</text:p>
          </table:table-cell>
          <table:table-cell table:style-name="ce28" table:formula="of:=AVERAGE([.P16:.P20])" office:value-type="float" office:value="13567840.1131198" calcext:value-type="float">
            <text:p>1.36E+7</text:p>
          </table:table-cell>
          <table:table-cell table:style-name="ce30" table:formula="of:=AVERAGE([.Q16:.Q20])" office:value-type="string" office:string-value="" calcext:value-type="error">
            <text:p>#DIV/0!</text:p>
          </table:table-cell>
          <table:table-cell table:style-name="ce32" table:formula="of:=AVERAGE([.R16:.R20])" office:value-type="string" office:string-value="" calcext:value-type="error">
            <text:p>#DIV/0!</text:p>
          </table:table-cell>
          <table:table-cell table:style-name="ce35" table:formula="of:=AVERAGE([.S16:.S20])" office:value-type="string" office:string-value="" calcext:value-type="error">
            <text:p>#DIV/0!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Trial 1</text:p>
          </table:table-cell>
          <table:table-cell table:style-name="ce17" office:value-type="float" office:value="11122243.521207" calcext:value-type="float">
            <text:p>1.11E+7</text:p>
          </table:table-cell>
          <table:table-cell table:style-name="ce26" office:value-type="float" office:value="11047394.1869" calcext:value-type="float">
            <text:p>1.10E+7</text:p>
          </table:table-cell>
          <table:table-cell table:style-name="ce29" office:value-type="float" office:value="10813576.913641" calcext:value-type="float">
            <text:p>1.08E+7</text:p>
          </table:table-cell>
          <table:table-cell table:style-name="ce31"/>
          <table:table-cell table:style-name="ce33"/>
          <table:table-cell table:style-name="ce36"/>
          <table:table-cell/>
          <table:table-cell table:style-name="Default" table:number-columns-repeated="3"/>
          <table:table-cell/>
          <table:table-cell table:style-name="ce4" office:value-type="string" calcext:value-type="string">
            <text:p>Trial 1</text:p>
          </table:table-cell>
          <table:table-cell table:style-name="ce17" office:value-type="float" office:value="13469671.771655" calcext:value-type="float">
            <text:p>1.35E+7</text:p>
          </table:table-cell>
          <table:table-cell table:style-name="ce26" office:value-type="float" office:value="13638338.734191" calcext:value-type="float">
            <text:p>1.36E+7</text:p>
          </table:table-cell>
          <table:table-cell table:style-name="ce29" office:value-type="float" office:value="13530975.894498" calcext:value-type="float">
            <text:p>1.35E+7</text:p>
          </table:table-cell>
          <table:table-cell table:style-name="ce31"/>
          <table:table-cell table:style-name="ce33"/>
          <table:table-cell table:style-name="ce36"/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Trial 2</text:p>
          </table:table-cell>
          <table:table-cell table:style-name="ce17" office:value-type="float" office:value="11294139.201372" calcext:value-type="float">
            <text:p>1.13E+7</text:p>
          </table:table-cell>
          <table:table-cell table:style-name="ce26" office:value-type="float" office:value="11032426.997767" calcext:value-type="float">
            <text:p>1.10E+7</text:p>
          </table:table-cell>
          <table:table-cell table:style-name="ce29" office:value-type="float" office:value="10802757.565938" calcext:value-type="float">
            <text:p>1.08E+7</text:p>
          </table:table-cell>
          <table:table-cell table:style-name="ce31"/>
          <table:table-cell table:style-name="ce33"/>
          <table:table-cell table:style-name="ce36"/>
          <table:table-cell/>
          <table:table-cell table:style-name="Default" table:number-columns-repeated="3"/>
          <table:table-cell/>
          <table:table-cell table:style-name="ce4" office:value-type="string" calcext:value-type="string">
            <text:p>Trial 2</text:p>
          </table:table-cell>
          <table:table-cell table:style-name="ce17" office:value-type="float" office:value="13488871.372808" calcext:value-type="float">
            <text:p>1.35E+7</text:p>
          </table:table-cell>
          <table:table-cell table:style-name="ce26" office:value-type="float" office:value="13715888.280208" calcext:value-type="float">
            <text:p>1.37E+7</text:p>
          </table:table-cell>
          <table:table-cell table:style-name="ce29" office:value-type="float" office:value="13612685.312262" calcext:value-type="float">
            <text:p>1.36E+7</text:p>
          </table:table-cell>
          <table:table-cell table:style-name="ce31"/>
          <table:table-cell table:style-name="ce33"/>
          <table:table-cell table:style-name="ce36"/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Trial 3</text:p>
          </table:table-cell>
          <table:table-cell table:style-name="ce17" office:value-type="float" office:value="11301777.653056" calcext:value-type="float">
            <text:p>1.13E+7</text:p>
          </table:table-cell>
          <table:table-cell table:style-name="ce26" office:value-type="float" office:value="11038564.239083" calcext:value-type="float">
            <text:p>1.10E+7</text:p>
          </table:table-cell>
          <table:table-cell table:style-name="ce29" office:value-type="float" office:value="10785221.439108" calcext:value-type="float">
            <text:p>1.08E+7</text:p>
          </table:table-cell>
          <table:table-cell table:style-name="ce31"/>
          <table:table-cell table:style-name="ce33"/>
          <table:table-cell table:style-name="ce36"/>
          <table:table-cell/>
          <table:table-cell table:style-name="Default" table:number-columns-repeated="2"/>
          <table:table-cell table:number-columns-repeated="2"/>
          <table:table-cell table:style-name="ce4" office:value-type="string" calcext:value-type="string">
            <text:p>Trial 3</text:p>
          </table:table-cell>
          <table:table-cell table:style-name="ce17" office:value-type="float" office:value="13497065.132445" calcext:value-type="float">
            <text:p>1.35E+7</text:p>
          </table:table-cell>
          <table:table-cell table:style-name="ce26" office:value-type="float" office:value="13117240.326767" calcext:value-type="float">
            <text:p>1.31E+7</text:p>
          </table:table-cell>
          <table:table-cell table:style-name="ce29" office:value-type="float" office:value="13579096.796205" calcext:value-type="float">
            <text:p>1.36E+7</text:p>
          </table:table-cell>
          <table:table-cell table:style-name="ce31"/>
          <table:table-cell table:style-name="ce33"/>
          <table:table-cell table:style-name="ce36"/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Trial 4</text:p>
          </table:table-cell>
          <table:table-cell table:style-name="ce17" office:value-type="float" office:value="11316550.517739" calcext:value-type="float">
            <text:p>1.13E+7</text:p>
          </table:table-cell>
          <table:table-cell table:style-name="ce26" office:value-type="float" office:value="11031369.84055" calcext:value-type="float">
            <text:p>1.10E+7</text:p>
          </table:table-cell>
          <table:table-cell table:style-name="ce29" office:value-type="float" office:value="10729408.14318" calcext:value-type="float">
            <text:p>1.07E+7</text:p>
          </table:table-cell>
          <table:table-cell table:style-name="ce31"/>
          <table:table-cell table:style-name="ce33"/>
          <table:table-cell table:style-name="ce36"/>
          <table:table-cell/>
          <table:table-cell table:style-name="Default" table:number-columns-repeated="2"/>
          <table:table-cell table:number-columns-repeated="2"/>
          <table:table-cell table:style-name="ce4" office:value-type="string" calcext:value-type="string">
            <text:p>Trial 4</text:p>
          </table:table-cell>
          <table:table-cell table:style-name="ce17" office:value-type="float" office:value="13484221.37391" calcext:value-type="float">
            <text:p>1.35E+7</text:p>
          </table:table-cell>
          <table:table-cell table:style-name="ce26" office:value-type="float" office:value="13690836.004207" calcext:value-type="float">
            <text:p>1.37E+7</text:p>
          </table:table-cell>
          <table:table-cell table:style-name="ce29" office:value-type="float" office:value="13482848.02133" calcext:value-type="float">
            <text:p>1.35E+7</text:p>
          </table:table-cell>
          <table:table-cell table:style-name="ce31"/>
          <table:table-cell table:style-name="ce33"/>
          <table:table-cell table:style-name="ce36"/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Trial 5</text:p>
          </table:table-cell>
          <table:table-cell table:style-name="ce17" office:value-type="float" office:value="11303291.695131" calcext:value-type="float">
            <text:p>1.13E+7</text:p>
          </table:table-cell>
          <table:table-cell table:style-name="ce26" office:value-type="float" office:value="11051471.009342" calcext:value-type="float">
            <text:p>1.11E+7</text:p>
          </table:table-cell>
          <table:table-cell table:style-name="ce29" office:value-type="float" office:value="10711039.123214" calcext:value-type="float">
            <text:p>1.07E+7</text:p>
          </table:table-cell>
          <table:table-cell table:style-name="ce31"/>
          <table:table-cell table:style-name="ce33"/>
          <table:table-cell table:style-name="ce36"/>
          <table:table-cell/>
          <table:table-cell table:style-name="Default" table:number-columns-repeated="2"/>
          <table:table-cell table:number-columns-repeated="2"/>
          <table:table-cell table:style-name="ce4" office:value-type="string" calcext:value-type="string">
            <text:p>Trial 5</text:p>
          </table:table-cell>
          <table:table-cell table:style-name="ce17" office:value-type="float" office:value="13488069.865819" calcext:value-type="float">
            <text:p>1.35E+7</text:p>
          </table:table-cell>
          <table:table-cell table:style-name="ce26" office:value-type="float" office:value="13759867.005327" calcext:value-type="float">
            <text:p>1.38E+7</text:p>
          </table:table-cell>
          <table:table-cell table:style-name="ce29" office:value-type="float" office:value="13633594.541304" calcext:value-type="float">
            <text:p>1.36E+7</text:p>
          </table:table-cell>
          <table:table-cell table:style-name="ce31"/>
          <table:table-cell table:style-name="ce33"/>
          <table:table-cell table:style-name="ce36"/>
          <table:table-cell/>
          <table:table-cell table:style-name="Default"/>
          <table:table-cell table:number-columns-repeated="1003"/>
        </table:table-row>
        <table:table-row table:style-name="ro1">
          <table:table-cell table:number-columns-repeated="9"/>
          <table:table-cell table:style-name="ce37"/>
          <table:table-cell table:number-columns-repeated="10"/>
          <table:table-cell table:style-name="Default"/>
          <table:table-cell table:number-columns-repeated="1003"/>
        </table:table-row>
        <table:table-row table:style-name="ro1">
          <table:table-cell table:style-name="ce3" office:value-type="string" calcext:value-type="string" table:number-columns-spanned="7" table:number-rows-spanned="1">
            <text:p>03 CPU Inline and LUT</text:p>
          </table:table-cell>
          <table:covered-table-cell table:style-name="ce5"/>
          <table:covered-table-cell table:style-name="ce8"/>
          <table:covered-table-cell table:style-name="ce5"/>
          <table:covered-table-cell table:number-columns-repeated="3"/>
          <table:table-cell table:number-columns-repeated="2"/>
          <table:table-cell table:style-name="ce37"/>
          <table:table-cell table:number-columns-repeated="2"/>
          <table:table-cell table:style-name="ce3" office:value-type="string" calcext:value-type="string" table:number-columns-spanned="7" table:number-rows-spanned="1">
            <text:p>03 CPU Cache Friendly</text:p>
          </table:table-cell>
          <table:covered-table-cell table:style-name="ce5"/>
          <table:covered-table-cell table:style-name="ce8"/>
          <table:covered-table-cell table:style-name="ce5"/>
          <table:covered-table-cell table:number-columns-repeated="3"/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256x256 Dense</text:p>
          </table:table-cell>
          <table:table-cell table:style-name="ce24" office:value-type="string" calcext:value-type="string">
            <text:p>512x512 Dense</text:p>
          </table:table-cell>
          <table:table-cell table:style-name="ce27" office:value-type="string" calcext:value-type="string">
            <text:p>1024x1024 Dense</text:p>
          </table:table-cell>
          <table:table-cell table:style-name="ce9" office:value-type="string" calcext:value-type="string">
            <text:p>2048x2048 Dense</text:p>
          </table:table-cell>
          <table:table-cell table:style-name="ce11" office:value-type="string" calcext:value-type="string">
            <text:p>4096x4096 Dense</text:p>
          </table:table-cell>
          <table:table-cell table:style-name="ce34" office:value-type="string" calcext:value-type="string">
            <text:p>8192x8192 Dense</text:p>
          </table:table-cell>
          <table:table-cell table:number-columns-repeated="2"/>
          <table:table-cell table:style-name="ce37"/>
          <table:table-cell table:number-columns-repeated="2"/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256x256 Sparse</text:p>
          </table:table-cell>
          <table:table-cell table:style-name="ce24" office:value-type="string" calcext:value-type="string">
            <text:p>512x512 Sparse</text:p>
          </table:table-cell>
          <table:table-cell table:style-name="ce27" office:value-type="string" calcext:value-type="string">
            <text:p>1024x1024 Sparse</text:p>
          </table:table-cell>
          <table:table-cell table:style-name="ce9" office:value-type="string" calcext:value-type="string">
            <text:p>2048x2048 Sparse</text:p>
          </table:table-cell>
          <table:table-cell table:style-name="ce11" office:value-type="string" calcext:value-type="string">
            <text:p>4096x4096 Sparse</text:p>
          </table:table-cell>
          <table:table-cell table:style-name="ce34" office:value-type="string" calcext:value-type="string">
            <text:p>8192x8192 Sparse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16" table:formula="of:=AVERAGE([.B25:.B29])" office:value-type="float" office:value="62558794.1934774" calcext:value-type="float">
            <text:p>6.26E+7</text:p>
          </table:table-cell>
          <table:table-cell table:style-name="ce25" table:formula="of:=AVERAGE([.C25:.C29])" office:value-type="float" office:value="54769733.7274078" calcext:value-type="float">
            <text:p>5.48E+7</text:p>
          </table:table-cell>
          <table:table-cell table:style-name="ce28" table:formula="of:=AVERAGE([.D25:.D29])" office:value-type="float" office:value="49605814.2889576" calcext:value-type="float">
            <text:p>4.96E+7</text:p>
          </table:table-cell>
          <table:table-cell table:style-name="ce30" table:formula="of:=AVERAGE([.E25:.E29])" office:value-type="string" office:string-value="" calcext:value-type="error">
            <text:p>#DIV/0!</text:p>
          </table:table-cell>
          <table:table-cell table:style-name="ce32" table:formula="of:=AVERAGE([.F25:.F29])" office:value-type="string" office:string-value="" calcext:value-type="error">
            <text:p>#DIV/0!</text:p>
          </table:table-cell>
          <table:table-cell table:style-name="ce35" table:formula="of:=AVERAGE([.G25:.G29])" office:value-type="string" office:string-value="" calcext:value-type="error">
            <text:p>#DIV/0!</text:p>
          </table:table-cell>
          <table:table-cell table:number-columns-repeated="2"/>
          <table:table-cell table:style-name="ce37"/>
          <table:table-cell table:number-columns-repeated="2"/>
          <table:table-cell table:style-name="ce4" office:value-type="string" calcext:value-type="string">
            <text:p>Average</text:p>
          </table:table-cell>
          <table:table-cell table:style-name="ce16" table:formula="of:=AVERAGE([.N25:.N29])" office:value-type="float" office:value="144096683.573878" calcext:value-type="float">
            <text:p>1.44E+8</text:p>
          </table:table-cell>
          <table:table-cell table:style-name="ce25" table:formula="of:=AVERAGE([.O25:.O29])" office:value-type="float" office:value="161481290.283164" calcext:value-type="float">
            <text:p>1.61E+8</text:p>
          </table:table-cell>
          <table:table-cell table:style-name="ce28" table:formula="of:=AVERAGE([.P25:.P29])" office:value-type="float" office:value="165682042.851727" calcext:value-type="float">
            <text:p>1.66E+8</text:p>
          </table:table-cell>
          <table:table-cell table:style-name="ce30" table:formula="of:=AVERAGE([.Q25:.Q29])" office:value-type="string" office:string-value="" calcext:value-type="error">
            <text:p>#DIV/0!</text:p>
          </table:table-cell>
          <table:table-cell table:style-name="ce32" table:formula="of:=AVERAGE([.R25:.R29])" office:value-type="string" office:string-value="" calcext:value-type="error">
            <text:p>#DIV/0!</text:p>
          </table:table-cell>
          <table:table-cell table:style-name="ce35" table:formula="of:=AVERAGE([.S25:.S29])" office:value-type="string" office:string-value="" calcext:value-type="error">
            <text:p>#DIV/0!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Trial 1</text:p>
          </table:table-cell>
          <table:table-cell table:style-name="ce17" office:value-type="float" office:value="62422431.118686" calcext:value-type="float">
            <text:p>6.24E+7</text:p>
          </table:table-cell>
          <table:table-cell table:style-name="ce26" office:value-type="float" office:value="54923125.513066" calcext:value-type="float">
            <text:p>5.49E+7</text:p>
          </table:table-cell>
          <table:table-cell table:style-name="ce29" office:value-type="float" office:value="49432095.330176" calcext:value-type="float">
            <text:p>4.94E+7</text:p>
          </table:table-cell>
          <table:table-cell table:style-name="ce31"/>
          <table:table-cell table:style-name="ce33"/>
          <table:table-cell table:style-name="ce36"/>
          <table:table-cell table:number-columns-repeated="2"/>
          <table:table-cell table:style-name="ce37"/>
          <table:table-cell table:number-columns-repeated="2"/>
          <table:table-cell table:style-name="ce4" office:value-type="string" calcext:value-type="string">
            <text:p>Trial 1</text:p>
          </table:table-cell>
          <table:table-cell table:style-name="ce17" office:value-type="float" office:value="142658528.094651" calcext:value-type="float">
            <text:p>1.43E+8</text:p>
          </table:table-cell>
          <table:table-cell table:style-name="ce26" office:value-type="float" office:value="161367888.839834" calcext:value-type="float">
            <text:p>1.61E+8</text:p>
          </table:table-cell>
          <table:table-cell table:style-name="ce29" office:value-type="float" office:value="165853955.238228" calcext:value-type="float">
            <text:p>1.66E+8</text:p>
          </table:table-cell>
          <table:table-cell table:style-name="ce31"/>
          <table:table-cell table:style-name="ce33"/>
          <table:table-cell table:style-name="ce36"/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Trial 2</text:p>
          </table:table-cell>
          <table:table-cell table:style-name="ce17" office:value-type="float" office:value="62742964.297006" calcext:value-type="float">
            <text:p>6.27E+7</text:p>
          </table:table-cell>
          <table:table-cell table:style-name="ce26" office:value-type="float" office:value="54928023.59025" calcext:value-type="float">
            <text:p>5.49E+7</text:p>
          </table:table-cell>
          <table:table-cell table:style-name="ce29" office:value-type="float" office:value="49243651.60066" calcext:value-type="float">
            <text:p>4.92E+7</text:p>
          </table:table-cell>
          <table:table-cell table:style-name="ce31"/>
          <table:table-cell table:style-name="ce33"/>
          <table:table-cell table:style-name="ce36"/>
          <table:table-cell table:number-columns-repeated="2"/>
          <table:table-cell table:style-name="ce37"/>
          <table:table-cell table:number-columns-repeated="2"/>
          <table:table-cell table:style-name="ce4" office:value-type="string" calcext:value-type="string">
            <text:p>Trial 2</text:p>
          </table:table-cell>
          <table:table-cell table:style-name="ce17" office:value-type="float" office:value="145053706.444284" calcext:value-type="float">
            <text:p>1.45E+8</text:p>
          </table:table-cell>
          <table:table-cell table:style-name="ce26" office:value-type="float" office:value="161434617.016467" calcext:value-type="float">
            <text:p>1.61E+8</text:p>
          </table:table-cell>
          <table:table-cell table:style-name="ce29" office:value-type="float" office:value="165547904.477517" calcext:value-type="float">
            <text:p>1.66E+8</text:p>
          </table:table-cell>
          <table:table-cell table:style-name="ce31"/>
          <table:table-cell table:style-name="ce33"/>
          <table:table-cell table:style-name="ce36"/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Trial 3</text:p>
          </table:table-cell>
          <table:table-cell table:style-name="ce17" office:value-type="float" office:value="62549272.033002" calcext:value-type="float">
            <text:p>6.25E+7</text:p>
          </table:table-cell>
          <table:table-cell table:style-name="ce26" office:value-type="float" office:value="54754318.332881" calcext:value-type="float">
            <text:p>5.48E+7</text:p>
          </table:table-cell>
          <table:table-cell table:style-name="ce29" office:value-type="float" office:value="49808168.719186" calcext:value-type="float">
            <text:p>4.98E+7</text:p>
          </table:table-cell>
          <table:table-cell table:style-name="ce31"/>
          <table:table-cell table:style-name="ce33"/>
          <table:table-cell table:style-name="ce36"/>
          <table:table-cell table:number-columns-repeated="2"/>
          <table:table-cell table:style-name="ce37"/>
          <table:table-cell table:number-columns-repeated="2"/>
          <table:table-cell table:style-name="ce4" office:value-type="string" calcext:value-type="string">
            <text:p>Trial 3</text:p>
          </table:table-cell>
          <table:table-cell table:style-name="ce17" office:value-type="float" office:value="144877209.746628" calcext:value-type="float">
            <text:p>1.45E+8</text:p>
          </table:table-cell>
          <table:table-cell table:style-name="ce26" office:value-type="float" office:value="161494543.52975" calcext:value-type="float">
            <text:p>1.61E+8</text:p>
          </table:table-cell>
          <table:table-cell table:style-name="ce29" office:value-type="float" office:value="165857033.676777" calcext:value-type="float">
            <text:p>1.66E+8</text:p>
          </table:table-cell>
          <table:table-cell table:style-name="ce31"/>
          <table:table-cell table:style-name="ce33"/>
          <table:table-cell table:style-name="ce36"/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Trial 4</text:p>
          </table:table-cell>
          <table:table-cell table:style-name="ce17" office:value-type="float" office:value="62482402.749793" calcext:value-type="float">
            <text:p>6.25E+7</text:p>
          </table:table-cell>
          <table:table-cell table:style-name="ce26" office:value-type="float" office:value="54298494.015669" calcext:value-type="float">
            <text:p>5.43E+7</text:p>
          </table:table-cell>
          <table:table-cell table:style-name="ce29" office:value-type="float" office:value="49799391.758371" calcext:value-type="float">
            <text:p>4.98E+7</text:p>
          </table:table-cell>
          <table:table-cell table:style-name="ce31"/>
          <table:table-cell table:style-name="ce33"/>
          <table:table-cell table:style-name="ce36"/>
          <table:table-cell table:number-columns-repeated="2"/>
          <table:table-cell table:style-name="ce37"/>
          <table:table-cell table:number-columns-repeated="2"/>
          <table:table-cell table:style-name="ce4" office:value-type="string" calcext:value-type="string">
            <text:p>Trial 4</text:p>
          </table:table-cell>
          <table:table-cell table:style-name="ce17" office:value-type="float" office:value="142641755.795194" calcext:value-type="float">
            <text:p>1.43E+8</text:p>
          </table:table-cell>
          <table:table-cell table:style-name="ce26" office:value-type="float" office:value="161541904.889362" calcext:value-type="float">
            <text:p>1.62E+8</text:p>
          </table:table-cell>
          <table:table-cell table:style-name="ce29" office:value-type="float" office:value="165473647.499013" calcext:value-type="float">
            <text:p>1.65E+8</text:p>
          </table:table-cell>
          <table:table-cell table:style-name="ce31"/>
          <table:table-cell table:style-name="ce33"/>
          <table:table-cell table:style-name="ce36"/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Trial 5</text:p>
          </table:table-cell>
          <table:table-cell table:style-name="ce17" office:value-type="float" office:value="62596900.7689" calcext:value-type="float">
            <text:p>6.26E+7</text:p>
          </table:table-cell>
          <table:table-cell table:style-name="ce26" office:value-type="float" office:value="54944707.185173" calcext:value-type="float">
            <text:p>5.49E+7</text:p>
          </table:table-cell>
          <table:table-cell table:style-name="ce29" office:value-type="float" office:value="49745764.036395" calcext:value-type="float">
            <text:p>4.97E+7</text:p>
          </table:table-cell>
          <table:table-cell table:style-name="ce31"/>
          <table:table-cell table:style-name="ce33"/>
          <table:table-cell table:style-name="ce36"/>
          <table:table-cell table:number-columns-repeated="2"/>
          <table:table-cell table:style-name="ce37"/>
          <table:table-cell table:number-columns-repeated="2"/>
          <table:table-cell table:style-name="ce4" office:value-type="string" calcext:value-type="string">
            <text:p>Trial 5</text:p>
          </table:table-cell>
          <table:table-cell table:style-name="ce17" office:value-type="float" office:value="145252217.788634" calcext:value-type="float">
            <text:p>1.45E+8</text:p>
          </table:table-cell>
          <table:table-cell table:style-name="ce26" office:value-type="float" office:value="161567497.140406" calcext:value-type="float">
            <text:p>1.62E+8</text:p>
          </table:table-cell>
          <table:table-cell table:style-name="ce29" office:value-type="float" office:value="165677673.367098" calcext:value-type="float">
            <text:p>1.66E+8</text:p>
          </table:table-cell>
          <table:table-cell table:style-name="ce31"/>
          <table:table-cell table:style-name="ce33"/>
          <table:table-cell table:style-name="ce36"/>
          <table:table-cell/>
          <table:table-cell table:style-name="Default"/>
          <table:table-cell table:number-columns-repeated="1003"/>
        </table:table-row>
        <table:table-row table:style-name="ro1">
          <table:table-cell table:number-columns-repeated="9"/>
          <table:table-cell table:style-name="ce37"/>
          <table:table-cell table:number-columns-repeated="10"/>
          <table:table-cell table:style-name="Default"/>
          <table:table-cell table:number-columns-repeated="1003"/>
        </table:table-row>
        <table:table-row table:style-name="ro1">
          <table:table-cell table:style-name="ce3" office:value-type="string" calcext:value-type="string" table:number-columns-spanned="7" table:number-rows-spanned="1">
            <text:p>04 CPU Enh LUT</text:p>
          </table:table-cell>
          <table:covered-table-cell table:style-name="ce5"/>
          <table:covered-table-cell table:style-name="ce8"/>
          <table:covered-table-cell table:style-name="ce5"/>
          <table:covered-table-cell table:number-columns-repeated="3"/>
          <table:table-cell table:number-columns-repeated="2"/>
          <table:table-cell table:style-name="ce37"/>
          <table:table-cell table:number-columns-repeated="2"/>
          <table:table-cell table:style-name="ce3" office:value-type="string" calcext:value-type="string" table:number-columns-spanned="7" table:number-rows-spanned="1">
            <text:p>04 CPU Enh LUT</text:p>
          </table:table-cell>
          <table:covered-table-cell table:style-name="ce5"/>
          <table:covered-table-cell table:style-name="ce8"/>
          <table:covered-table-cell table:style-name="ce5"/>
          <table:covered-table-cell table:number-columns-repeated="3"/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256x256 Dense</text:p>
          </table:table-cell>
          <table:table-cell table:style-name="ce24" office:value-type="string" calcext:value-type="string">
            <text:p>512x512 Dense</text:p>
          </table:table-cell>
          <table:table-cell table:style-name="ce27" office:value-type="string" calcext:value-type="string">
            <text:p>1024x1024 Dense</text:p>
          </table:table-cell>
          <table:table-cell table:style-name="ce9" office:value-type="string" calcext:value-type="string">
            <text:p>2048x2048 Dense</text:p>
          </table:table-cell>
          <table:table-cell table:style-name="ce11" office:value-type="string" calcext:value-type="string">
            <text:p>4096x4096 Dense</text:p>
          </table:table-cell>
          <table:table-cell table:style-name="ce34" office:value-type="string" calcext:value-type="string">
            <text:p>8192x8192 Dense</text:p>
          </table:table-cell>
          <table:table-cell table:number-columns-repeated="5"/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256x256 Sparse</text:p>
          </table:table-cell>
          <table:table-cell table:style-name="ce24" office:value-type="string" calcext:value-type="string">
            <text:p>512x512 Sparse</text:p>
          </table:table-cell>
          <table:table-cell table:style-name="ce27" office:value-type="string" calcext:value-type="string">
            <text:p>1024x1024 Sparse</text:p>
          </table:table-cell>
          <table:table-cell table:style-name="ce9" office:value-type="string" calcext:value-type="string">
            <text:p>2048x2048 Sparse</text:p>
          </table:table-cell>
          <table:table-cell table:style-name="ce11" office:value-type="string" calcext:value-type="string">
            <text:p>4096x4096 Sparse</text:p>
          </table:table-cell>
          <table:table-cell table:style-name="ce34" office:value-type="string" calcext:value-type="string">
            <text:p>8192x8192 Sparse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16" table:formula="of:=AVERAGE([.B34:.B38])" office:value-type="float" office:value="68624323.0195634" calcext:value-type="float">
            <text:p>6.86E+7</text:p>
          </table:table-cell>
          <table:table-cell table:style-name="ce25" table:formula="of:=AVERAGE([.C34:.C38])" office:value-type="float" office:value="59280585.2882534" calcext:value-type="float">
            <text:p>5.93E+7</text:p>
          </table:table-cell>
          <table:table-cell table:style-name="ce28" table:formula="of:=AVERAGE([.D34:.D38])" office:value-type="float" office:value="53353160.890336" calcext:value-type="float">
            <text:p>5.34E+7</text:p>
          </table:table-cell>
          <table:table-cell table:style-name="ce30" table:formula="of:=AVERAGE([.E34:.E38])" office:value-type="string" office:string-value="" calcext:value-type="error">
            <text:p>#DIV/0!</text:p>
          </table:table-cell>
          <table:table-cell table:style-name="ce32" table:formula="of:=AVERAGE([.F34:.F38])" office:value-type="string" office:string-value="" calcext:value-type="error">
            <text:p>#DIV/0!</text:p>
          </table:table-cell>
          <table:table-cell table:style-name="ce35" table:formula="of:=AVERAGE([.G34:.G38])" office:value-type="string" office:string-value="" calcext:value-type="error">
            <text:p>#DIV/0!</text:p>
          </table:table-cell>
          <table:table-cell table:number-columns-repeated="5"/>
          <table:table-cell table:style-name="ce4" office:value-type="string" calcext:value-type="string">
            <text:p>Average</text:p>
          </table:table-cell>
          <table:table-cell table:style-name="ce16" table:formula="of:=AVERAGE([.N34:.N38])" office:value-type="float" office:value="169807059.329602" calcext:value-type="float">
            <text:p>1.70E+8</text:p>
          </table:table-cell>
          <table:table-cell table:style-name="ce25" table:formula="of:=AVERAGE([.O34:.O38])" office:value-type="float" office:value="193243381.789168" calcext:value-type="float">
            <text:p>1.93E+8</text:p>
          </table:table-cell>
          <table:table-cell table:style-name="ce28" table:formula="of:=AVERAGE([.P34:.P38])" office:value-type="float" office:value="200360439.644113" calcext:value-type="float">
            <text:p>2.00E+8</text:p>
          </table:table-cell>
          <table:table-cell table:style-name="ce30" table:formula="of:=AVERAGE([.Q34:.Q38])" office:value-type="string" office:string-value="" calcext:value-type="error">
            <text:p>#DIV/0!</text:p>
          </table:table-cell>
          <table:table-cell table:style-name="ce32" table:formula="of:=AVERAGE([.R34:.R38])" office:value-type="string" office:string-value="" calcext:value-type="error">
            <text:p>#DIV/0!</text:p>
          </table:table-cell>
          <table:table-cell table:style-name="ce35" table:formula="of:=AVERAGE([.S34:.S38])" office:value-type="string" office:string-value="" calcext:value-type="error">
            <text:p>#DIV/0!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Trial 1</text:p>
          </table:table-cell>
          <table:table-cell table:style-name="ce17" office:value-type="float" office:value="69314675.901234" calcext:value-type="float">
            <text:p>6.93E+7</text:p>
          </table:table-cell>
          <table:table-cell table:style-name="ce26" office:value-type="float" office:value="59326946.399431" calcext:value-type="float">
            <text:p>5.93E+7</text:p>
          </table:table-cell>
          <table:table-cell table:style-name="ce29" office:value-type="float" office:value="53422955.865613" calcext:value-type="float">
            <text:p>5.34E+7</text:p>
          </table:table-cell>
          <table:table-cell table:style-name="ce31"/>
          <table:table-cell table:style-name="ce33"/>
          <table:table-cell table:style-name="ce36"/>
          <table:table-cell table:number-columns-repeated="5"/>
          <table:table-cell table:style-name="ce4" office:value-type="string" calcext:value-type="string">
            <text:p>Trial 1</text:p>
          </table:table-cell>
          <table:table-cell table:style-name="ce17" office:value-type="float" office:value="167043895.032899" calcext:value-type="float">
            <text:p>1.67E+8</text:p>
          </table:table-cell>
          <table:table-cell table:style-name="ce26" office:value-type="float" office:value="194197549.037106" calcext:value-type="float">
            <text:p>1.94E+8</text:p>
          </table:table-cell>
          <table:table-cell table:style-name="ce29" office:value-type="float" office:value="200258920.245687" calcext:value-type="float">
            <text:p>2.00E+8</text:p>
          </table:table-cell>
          <table:table-cell table:style-name="ce31"/>
          <table:table-cell table:style-name="ce33"/>
          <table:table-cell table:style-name="ce36"/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Trial 2</text:p>
          </table:table-cell>
          <table:table-cell table:style-name="ce17" office:value-type="float" office:value="68368487.343456" calcext:value-type="float">
            <text:p>6.84E+7</text:p>
          </table:table-cell>
          <table:table-cell table:style-name="ce26" office:value-type="float" office:value="59316357.030373" calcext:value-type="float">
            <text:p>5.93E+7</text:p>
          </table:table-cell>
          <table:table-cell table:style-name="ce29" office:value-type="float" office:value="53262915.966904" calcext:value-type="float">
            <text:p>5.33E+7</text:p>
          </table:table-cell>
          <table:table-cell table:style-name="ce31"/>
          <table:table-cell table:style-name="ce33"/>
          <table:table-cell table:style-name="ce36"/>
          <table:table-cell table:number-columns-repeated="2"/>
          <table:table-cell table:style-name="ce15"/>
          <table:table-cell table:number-columns-repeated="2"/>
          <table:table-cell table:style-name="ce4" office:value-type="string" calcext:value-type="string">
            <text:p>Trial 2</text:p>
          </table:table-cell>
          <table:table-cell table:style-name="ce17" office:value-type="float" office:value="170671576.08485" calcext:value-type="float">
            <text:p>1.71E+8</text:p>
          </table:table-cell>
          <table:table-cell table:style-name="ce26" office:value-type="float" office:value="190564090.546406" calcext:value-type="float">
            <text:p>1.91E+8</text:p>
          </table:table-cell>
          <table:table-cell table:style-name="ce29" office:value-type="float" office:value="199833287.099459" calcext:value-type="float">
            <text:p>2.00E+8</text:p>
          </table:table-cell>
          <table:table-cell table:style-name="ce31"/>
          <table:table-cell table:style-name="ce33"/>
          <table:table-cell table:style-name="ce36"/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Trial 3</text:p>
          </table:table-cell>
          <table:table-cell table:style-name="ce17" office:value-type="float" office:value="68525143.711256" calcext:value-type="float">
            <text:p>6.85E+7</text:p>
          </table:table-cell>
          <table:table-cell table:style-name="ce26" office:value-type="float" office:value="59387955.708187" calcext:value-type="float">
            <text:p>5.94E+7</text:p>
          </table:table-cell>
          <table:table-cell table:style-name="ce29" office:value-type="float" office:value="53295117.124662" calcext:value-type="float">
            <text:p>5.33E+7</text:p>
          </table:table-cell>
          <table:table-cell table:style-name="ce31"/>
          <table:table-cell table:style-name="ce33"/>
          <table:table-cell table:style-name="ce36"/>
          <table:table-cell table:number-columns-repeated="2"/>
          <table:table-cell table:style-name="ce15"/>
          <table:table-cell table:number-columns-repeated="2"/>
          <table:table-cell table:style-name="ce4" office:value-type="string" calcext:value-type="string">
            <text:p>Trial 3</text:p>
          </table:table-cell>
          <table:table-cell table:style-name="ce17" office:value-type="float" office:value="169832105.713537" calcext:value-type="float">
            <text:p>1.70E+8</text:p>
          </table:table-cell>
          <table:table-cell table:style-name="ce26" office:value-type="float" office:value="193628323.504754" calcext:value-type="float">
            <text:p>1.94E+8</text:p>
          </table:table-cell>
          <table:table-cell table:style-name="ce29" office:value-type="float" office:value="200597553.568874" calcext:value-type="float">
            <text:p>2.01E+8</text:p>
          </table:table-cell>
          <table:table-cell table:style-name="ce31"/>
          <table:table-cell table:style-name="ce33"/>
          <table:table-cell table:style-name="ce36"/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Trial 4</text:p>
          </table:table-cell>
          <table:table-cell table:style-name="ce17" office:value-type="float" office:value="68478131.446556" calcext:value-type="float">
            <text:p>6.85E+7</text:p>
          </table:table-cell>
          <table:table-cell table:style-name="ce26" office:value-type="float" office:value="59028560.76847" calcext:value-type="float">
            <text:p>5.90E+7</text:p>
          </table:table-cell>
          <table:table-cell table:style-name="ce29" office:value-type="float" office:value="53408673.146228" calcext:value-type="float">
            <text:p>5.34E+7</text:p>
          </table:table-cell>
          <table:table-cell table:style-name="ce31"/>
          <table:table-cell table:style-name="ce33"/>
          <table:table-cell table:style-name="ce36"/>
          <table:table-cell table:number-columns-repeated="2"/>
          <table:table-cell table:style-name="ce15"/>
          <table:table-cell table:number-columns-repeated="2"/>
          <table:table-cell table:style-name="ce4" office:value-type="string" calcext:value-type="string">
            <text:p>Trial 4</text:p>
          </table:table-cell>
          <table:table-cell table:style-name="ce17" office:value-type="float" office:value="170802068.442593" calcext:value-type="float">
            <text:p>1.71E+8</text:p>
          </table:table-cell>
          <table:table-cell table:style-name="ce26" office:value-type="float" office:value="193784290.793606" calcext:value-type="float">
            <text:p>1.94E+8</text:p>
          </table:table-cell>
          <table:table-cell table:style-name="ce29" office:value-type="float" office:value="200517564.182923" calcext:value-type="float">
            <text:p>2.01E+8</text:p>
          </table:table-cell>
          <table:table-cell table:style-name="ce31"/>
          <table:table-cell table:style-name="ce33"/>
          <table:table-cell table:style-name="ce36"/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Trial 5</text:p>
          </table:table-cell>
          <table:table-cell table:style-name="ce17" office:value-type="float" office:value="68435176.695315" calcext:value-type="float">
            <text:p>6.84E+7</text:p>
          </table:table-cell>
          <table:table-cell table:style-name="ce26" office:value-type="float" office:value="59343106.534806" calcext:value-type="float">
            <text:p>5.93E+7</text:p>
          </table:table-cell>
          <table:table-cell table:style-name="ce29" office:value-type="float" office:value="53376142.348273" calcext:value-type="float">
            <text:p>5.34E+7</text:p>
          </table:table-cell>
          <table:table-cell table:style-name="ce31"/>
          <table:table-cell table:style-name="ce33"/>
          <table:table-cell table:style-name="ce36"/>
          <table:table-cell table:number-columns-repeated="2"/>
          <table:table-cell table:style-name="ce15"/>
          <table:table-cell table:number-columns-repeated="2"/>
          <table:table-cell table:style-name="ce4" office:value-type="string" calcext:value-type="string">
            <text:p>Trial 5</text:p>
          </table:table-cell>
          <table:table-cell table:style-name="ce17" office:value-type="float" office:value="170685651.37413" calcext:value-type="float">
            <text:p>1.71E+8</text:p>
          </table:table-cell>
          <table:table-cell table:style-name="ce26" office:value-type="float" office:value="194042655.063968" calcext:value-type="float">
            <text:p>1.94E+8</text:p>
          </table:table-cell>
          <table:table-cell table:style-name="ce29" office:value-type="float" office:value="200594873.123621" calcext:value-type="float">
            <text:p>2.01E+8</text:p>
          </table:table-cell>
          <table:table-cell table:style-name="ce31"/>
          <table:table-cell table:style-name="ce33"/>
          <table:table-cell table:style-name="ce36"/>
          <table:table-cell/>
          <table:table-cell table:style-name="Default"/>
          <table:table-cell table:number-columns-repeated="1003"/>
        </table:table-row>
        <table:table-row table:style-name="ro1">
          <table:table-cell table:number-columns-repeated="9"/>
          <table:table-cell table:style-name="ce15"/>
          <table:table-cell table:number-columns-repeated="10"/>
          <table:table-cell table:style-name="Default"/>
          <table:table-cell table:number-columns-repeated="1003"/>
        </table:table-row>
        <table:table-row table:style-name="ro1">
          <table:table-cell table:style-name="ce3" office:value-type="string" calcext:value-type="string" table:number-columns-spanned="7" table:number-rows-spanned="1">
            <text:p>05 GPU Vanilla</text:p>
          </table:table-cell>
          <table:covered-table-cell table:style-name="ce5"/>
          <table:covered-table-cell table:style-name="ce8"/>
          <table:covered-table-cell table:style-name="ce5"/>
          <table:covered-table-cell table:number-columns-repeated="3"/>
          <table:table-cell table:number-columns-repeated="2"/>
          <table:table-cell table:style-name="ce15"/>
          <table:table-cell table:number-columns-repeated="2"/>
          <table:table-cell table:style-name="ce3" office:value-type="string" calcext:value-type="string" table:number-columns-spanned="7" table:number-rows-spanned="1">
            <text:p>05 GPU Vanilla</text:p>
          </table:table-cell>
          <table:covered-table-cell table:style-name="ce5"/>
          <table:covered-table-cell table:style-name="ce8"/>
          <table:covered-table-cell table:style-name="ce5"/>
          <table:covered-table-cell table:number-columns-repeated="3"/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256x256 Dense</text:p>
          </table:table-cell>
          <table:table-cell table:style-name="ce24" office:value-type="string" calcext:value-type="string">
            <text:p>512x512 Dense</text:p>
          </table:table-cell>
          <table:table-cell table:style-name="ce27" office:value-type="string" calcext:value-type="string">
            <text:p>1024x1024 Dense</text:p>
          </table:table-cell>
          <table:table-cell table:style-name="ce9" office:value-type="string" calcext:value-type="string">
            <text:p>2048x2048 Dense</text:p>
          </table:table-cell>
          <table:table-cell table:style-name="ce11" office:value-type="string" calcext:value-type="string">
            <text:p>4096x4096 Dense</text:p>
          </table:table-cell>
          <table:table-cell table:style-name="ce34" office:value-type="string" calcext:value-type="string">
            <text:p>8192x8192 Dense</text:p>
          </table:table-cell>
          <table:table-cell table:number-columns-repeated="2"/>
          <table:table-cell table:style-name="ce15"/>
          <table:table-cell table:number-columns-repeated="2"/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256x256 Sparse</text:p>
          </table:table-cell>
          <table:table-cell table:style-name="ce24" office:value-type="string" calcext:value-type="string">
            <text:p>512x512 Sparse</text:p>
          </table:table-cell>
          <table:table-cell table:style-name="ce27" office:value-type="string" calcext:value-type="string">
            <text:p>1024x1024 Sparse</text:p>
          </table:table-cell>
          <table:table-cell table:style-name="ce9" office:value-type="string" calcext:value-type="string">
            <text:p>2048x2048 Sparse</text:p>
          </table:table-cell>
          <table:table-cell table:style-name="ce11" office:value-type="string" calcext:value-type="string">
            <text:p>4096x4096 Sparse</text:p>
          </table:table-cell>
          <table:table-cell table:style-name="ce34" office:value-type="string" calcext:value-type="string">
            <text:p>8192x8192 Sparse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16" table:formula="of:=AVERAGE([.B43:.B47])" office:value-type="float" office:value="168352125.160803" calcext:value-type="float">
            <text:p>1.68E+8</text:p>
          </table:table-cell>
          <table:table-cell table:style-name="ce25" table:formula="of:=AVERAGE([.C43:.C47])" office:value-type="float" office:value="183414917.875132" calcext:value-type="float">
            <text:p>1.83E+8</text:p>
          </table:table-cell>
          <table:table-cell table:style-name="ce28" table:formula="of:=AVERAGE([.D43:.D47])" office:value-type="float" office:value="176865429.172367" calcext:value-type="float">
            <text:p>1.77E+8</text:p>
          </table:table-cell>
          <table:table-cell table:style-name="ce30" table:formula="of:=AVERAGE([.E43:.E47])" office:value-type="float" office:value="164499218.508136" calcext:value-type="float">
            <text:p>1.64E+8</text:p>
          </table:table-cell>
          <table:table-cell table:style-name="ce32" table:formula="of:=AVERAGE([.F43:.F47])" office:value-type="float" office:value="167103645.68326" calcext:value-type="float">
            <text:p>1.67E+8</text:p>
          </table:table-cell>
          <table:table-cell table:style-name="ce35" table:formula="of:=AVERAGE([.G43:.G47])" office:value-type="float" office:value="179012027.775334" calcext:value-type="float">
            <text:p>1.79E+8</text:p>
          </table:table-cell>
          <table:table-cell table:number-columns-repeated="2"/>
          <table:table-cell table:style-name="ce15"/>
          <table:table-cell table:number-columns-repeated="2"/>
          <table:table-cell table:style-name="ce4" office:value-type="string" calcext:value-type="string">
            <text:p>Average</text:p>
          </table:table-cell>
          <table:table-cell table:style-name="ce38" table:formula="of:=AVERAGE([.N43:.N47])" office:value-type="float" office:value="381022050.032023" calcext:value-type="float">
            <text:p>3.81E+008</text:p>
          </table:table-cell>
          <table:table-cell table:style-name="ce41" table:formula="of:=AVERAGE([.O43:.O47])" office:value-type="float" office:value="661816826.566216" calcext:value-type="float">
            <text:p>6.62E+008</text:p>
          </table:table-cell>
          <table:table-cell table:style-name="ce42" table:formula="of:=AVERAGE([.P43:.P47])" office:value-type="float" office:value="763083957.502768" calcext:value-type="float">
            <text:p>7.63E+008</text:p>
          </table:table-cell>
          <table:table-cell table:style-name="ce43" table:formula="of:=AVERAGE([.Q43:.Q47])" office:value-type="float" office:value="803168073.604927" calcext:value-type="float">
            <text:p>8.03E+008</text:p>
          </table:table-cell>
          <table:table-cell table:style-name="ce44" table:formula="of:=AVERAGE([.R43:.R47])" office:value-type="float" office:value="811827208.186825" calcext:value-type="float">
            <text:p>8.12E+008</text:p>
          </table:table-cell>
          <table:table-cell table:style-name="ce45" table:formula="of:=AVERAGE([.S43:.S47])" office:value-type="float" office:value="811238662.292688" calcext:value-type="float">
            <text:p>8.11E+008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Trial 1</text:p>
          </table:table-cell>
          <table:table-cell table:style-name="ce17" office:value-type="float" office:value="173339961.714424" calcext:value-type="float">
            <text:p>1.73E+8</text:p>
          </table:table-cell>
          <table:table-cell table:style-name="ce26" office:value-type="float" office:value="185245497.910887" calcext:value-type="float">
            <text:p>1.85E+8</text:p>
          </table:table-cell>
          <table:table-cell table:style-name="ce29" office:value-type="float" office:value="178315269.284369" calcext:value-type="float">
            <text:p>1.78E+8</text:p>
          </table:table-cell>
          <table:table-cell table:style-name="ce31" office:value-type="float" office:value="177867621.051197" calcext:value-type="float">
            <text:p>1.78E+8</text:p>
          </table:table-cell>
          <table:table-cell table:style-name="ce33" office:value-type="float" office:value="171260277.773025" calcext:value-type="float">
            <text:p>1.71E+8</text:p>
          </table:table-cell>
          <table:table-cell table:style-name="ce36" office:value-type="float" office:value="174847031.0083" calcext:value-type="float">
            <text:p>1.75E+8</text:p>
          </table:table-cell>
          <table:table-cell table:number-columns-repeated="2"/>
          <table:table-cell table:style-name="ce15"/>
          <table:table-cell table:number-columns-repeated="2"/>
          <table:table-cell table:style-name="ce4" office:value-type="string" calcext:value-type="string">
            <text:p>Trial 1</text:p>
          </table:table-cell>
          <table:table-cell table:style-name="ce16" office:value-type="float" office:value="128333070.433379" calcext:value-type="float">
            <text:p>1.28E+8</text:p>
          </table:table-cell>
          <table:table-cell table:style-name="ce25" office:value-type="float" office:value="677034294.199732" calcext:value-type="float">
            <text:p>6.77E+8</text:p>
          </table:table-cell>
          <table:table-cell table:style-name="ce28" office:value-type="float" office:value="760925699.639186" calcext:value-type="float">
            <text:p>7.61E+8</text:p>
          </table:table-cell>
          <table:table-cell table:style-name="ce30" office:value-type="float" office:value="804831496.186896" calcext:value-type="float">
            <text:p>8.05E+8</text:p>
          </table:table-cell>
          <table:table-cell table:style-name="ce32" office:value-type="float" office:value="815870938.788433" calcext:value-type="float">
            <text:p>8.16E+8</text:p>
          </table:table-cell>
          <table:table-cell table:style-name="ce35" office:value-type="float" office:value="812673506.403772" calcext:value-type="float">
            <text:p>8.13E+8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Trial 2</text:p>
          </table:table-cell>
          <table:table-cell table:style-name="ce17" office:value-type="float" office:value="167462094.105201" calcext:value-type="float">
            <text:p>1.67E+8</text:p>
          </table:table-cell>
          <table:table-cell table:style-name="ce26" office:value-type="float" office:value="183237861.095734" calcext:value-type="float">
            <text:p>1.83E+8</text:p>
          </table:table-cell>
          <table:table-cell table:style-name="ce29" office:value-type="float" office:value="179839753.780145" calcext:value-type="float">
            <text:p>1.80E+8</text:p>
          </table:table-cell>
          <table:table-cell table:style-name="ce31" office:value-type="float" office:value="131387670.719834" calcext:value-type="float">
            <text:p>1.31E+8</text:p>
          </table:table-cell>
          <table:table-cell table:style-name="ce33" office:value-type="float" office:value="173823731.616171" calcext:value-type="float">
            <text:p>1.74E+8</text:p>
          </table:table-cell>
          <table:table-cell table:style-name="ce36" office:value-type="float" office:value="180015614.609924" calcext:value-type="float">
            <text:p>1.80E+8</text:p>
          </table:table-cell>
          <table:table-cell table:number-columns-repeated="2"/>
          <table:table-cell table:style-name="ce15"/>
          <table:table-cell table:number-columns-repeated="2"/>
          <table:table-cell table:style-name="ce4" office:value-type="string" calcext:value-type="string">
            <text:p>Trial 2</text:p>
          </table:table-cell>
          <table:table-cell table:style-name="ce17" office:value-type="float" office:value="447749404.608421" calcext:value-type="float">
            <text:p>4.48E+8</text:p>
          </table:table-cell>
          <table:table-cell table:style-name="ce26" office:value-type="float" office:value="620964150.109436" calcext:value-type="float">
            <text:p>6.21E+8</text:p>
          </table:table-cell>
          <table:table-cell table:style-name="ce29" office:value-type="float" office:value="761175713.255048" calcext:value-type="float">
            <text:p>7.61E+8</text:p>
          </table:table-cell>
          <table:table-cell table:style-name="ce31" office:value-type="float" office:value="793689891.215782" calcext:value-type="float">
            <text:p>7.94E+8</text:p>
          </table:table-cell>
          <table:table-cell table:style-name="ce33" office:value-type="float" office:value="805724737.236495" calcext:value-type="float">
            <text:p>8.06E+8</text:p>
          </table:table-cell>
          <table:table-cell table:style-name="ce36" office:value-type="float" office:value="805713250.474277" calcext:value-type="float">
            <text:p>8.06E+8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Trial 3</text:p>
          </table:table-cell>
          <table:table-cell table:style-name="ce17" office:value-type="float" office:value="167420657.983408" calcext:value-type="float">
            <text:p>1.67E+8</text:p>
          </table:table-cell>
          <table:table-cell table:style-name="ce26" office:value-type="float" office:value="179994229.895547" calcext:value-type="float">
            <text:p>1.80E+8</text:p>
          </table:table-cell>
          <table:table-cell table:style-name="ce29" office:value-type="float" office:value="166975050.262716" calcext:value-type="float">
            <text:p>1.67E+8</text:p>
          </table:table-cell>
          <table:table-cell table:style-name="ce31" office:value-type="float" office:value="160968784.662003" calcext:value-type="float">
            <text:p>1.61E+8</text:p>
          </table:table-cell>
          <table:table-cell table:style-name="ce33" office:value-type="float" office:value="177362585.036281" calcext:value-type="float">
            <text:p>1.77E+8</text:p>
          </table:table-cell>
          <table:table-cell table:style-name="ce36" office:value-type="float" office:value="179840835.940115" calcext:value-type="float">
            <text:p>1.80E+8</text:p>
          </table:table-cell>
          <table:table-cell table:number-columns-repeated="2"/>
          <table:table-cell table:style-name="ce15"/>
          <table:table-cell table:number-columns-repeated="2"/>
          <table:table-cell table:style-name="ce4" office:value-type="string" calcext:value-type="string">
            <text:p>Trial 3</text:p>
          </table:table-cell>
          <table:table-cell table:style-name="ce17" office:value-type="float" office:value="441703978.216732" calcext:value-type="float">
            <text:p>4.42E+8</text:p>
          </table:table-cell>
          <table:table-cell table:style-name="ce26" office:value-type="float" office:value="670042912.055075" calcext:value-type="float">
            <text:p>6.70E+8</text:p>
          </table:table-cell>
          <table:table-cell table:style-name="ce29" office:value-type="float" office:value="763494339.293294" calcext:value-type="float">
            <text:p>7.63E+8</text:p>
          </table:table-cell>
          <table:table-cell table:style-name="ce31" office:value-type="float" office:value="805473922.854796" calcext:value-type="float">
            <text:p>8.05E+8</text:p>
          </table:table-cell>
          <table:table-cell table:style-name="ce33" office:value-type="float" office:value="809035529.162247" calcext:value-type="float">
            <text:p>8.09E+8</text:p>
          </table:table-cell>
          <table:table-cell table:style-name="ce36" office:value-type="float" office:value="811087470.351607" calcext:value-type="float">
            <text:p>8.11E+8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Trial 4</text:p>
          </table:table-cell>
          <table:table-cell table:style-name="ce17" office:value-type="float" office:value="166754925.312423" calcext:value-type="float">
            <text:p>1.67E+8</text:p>
          </table:table-cell>
          <table:table-cell table:style-name="ce26" office:value-type="float" office:value="184883146.557817" calcext:value-type="float">
            <text:p>1.85E+8</text:p>
          </table:table-cell>
          <table:table-cell table:style-name="ce29" office:value-type="float" office:value="179885180.687661" calcext:value-type="float">
            <text:p>1.80E+8</text:p>
          </table:table-cell>
          <table:table-cell table:style-name="ce31" office:value-type="float" office:value="178685156.591965" calcext:value-type="float">
            <text:p>1.79E+8</text:p>
          </table:table-cell>
          <table:table-cell table:style-name="ce33" office:value-type="float" office:value="146355691.151103" calcext:value-type="float">
            <text:p>1.46E+8</text:p>
          </table:table-cell>
          <table:table-cell table:style-name="ce36" office:value-type="float" office:value="180157205.931377" calcext:value-type="float">
            <text:p>1.80E+8</text:p>
          </table:table-cell>
          <table:table-cell table:number-columns-repeated="2"/>
          <table:table-cell table:style-name="ce15"/>
          <table:table-cell table:number-columns-repeated="2"/>
          <table:table-cell table:style-name="ce4" office:value-type="string" calcext:value-type="string">
            <text:p>Trial 4</text:p>
          </table:table-cell>
          <table:table-cell table:style-name="ce17" office:value-type="float" office:value="436143769.346448" calcext:value-type="float">
            <text:p>4.36E+8</text:p>
          </table:table-cell>
          <table:table-cell table:style-name="ce26" office:value-type="float" office:value="669356164.118978" calcext:value-type="float">
            <text:p>6.69E+8</text:p>
          </table:table-cell>
          <table:table-cell table:style-name="ce29" office:value-type="float" office:value="765412194.686659" calcext:value-type="float">
            <text:p>7.65E+8</text:p>
          </table:table-cell>
          <table:table-cell table:style-name="ce31" office:value-type="float" office:value="805619449.670514" calcext:value-type="float">
            <text:p>8.06E+8</text:p>
          </table:table-cell>
          <table:table-cell table:style-name="ce33" office:value-type="float" office:value="812151330.619339" calcext:value-type="float">
            <text:p>8.12E+8</text:p>
          </table:table-cell>
          <table:table-cell table:style-name="ce36" office:value-type="float" office:value="814600696.253937" calcext:value-type="float">
            <text:p>8.15E+8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Trial 5</text:p>
          </table:table-cell>
          <table:table-cell table:style-name="ce17" office:value-type="float" office:value="166782986.68856" calcext:value-type="float">
            <text:p>1.67E+8</text:p>
          </table:table-cell>
          <table:table-cell table:style-name="ce26" office:value-type="float" office:value="183713853.915676" calcext:value-type="float">
            <text:p>1.84E+8</text:p>
          </table:table-cell>
          <table:table-cell table:style-name="ce29" office:value-type="float" office:value="179311891.846942" calcext:value-type="float">
            <text:p>1.79E+8</text:p>
          </table:table-cell>
          <table:table-cell table:style-name="ce31" office:value-type="float" office:value="173586859.51568" calcext:value-type="float">
            <text:p>1.74E+8</text:p>
          </table:table-cell>
          <table:table-cell table:style-name="ce33" office:value-type="float" office:value="166715942.839722" calcext:value-type="float">
            <text:p>1.67E+8</text:p>
          </table:table-cell>
          <table:table-cell table:style-name="ce36" office:value-type="float" office:value="180199451.386954" calcext:value-type="float">
            <text:p>1.80E+8</text:p>
          </table:table-cell>
          <table:table-cell table:number-columns-repeated="2"/>
          <table:table-cell table:style-name="ce15"/>
          <table:table-cell table:number-columns-repeated="2"/>
          <table:table-cell table:style-name="ce4" office:value-type="string" calcext:value-type="string">
            <text:p>Trial 5</text:p>
          </table:table-cell>
          <table:table-cell table:style-name="ce17" office:value-type="float" office:value="451180027.555134" calcext:value-type="float">
            <text:p>4.51E+8</text:p>
          </table:table-cell>
          <table:table-cell table:style-name="ce26" office:value-type="float" office:value="671686612.347857" calcext:value-type="float">
            <text:p>6.72E+8</text:p>
          </table:table-cell>
          <table:table-cell table:style-name="ce29" office:value-type="float" office:value="764411840.639654" calcext:value-type="float">
            <text:p>7.64E+8</text:p>
          </table:table-cell>
          <table:table-cell table:style-name="ce31" office:value-type="float" office:value="806225608.096645" calcext:value-type="float">
            <text:p>8.06E+8</text:p>
          </table:table-cell>
          <table:table-cell table:style-name="ce33" office:value-type="float" office:value="816353505.127609" calcext:value-type="float">
            <text:p>8.16E+8</text:p>
          </table:table-cell>
          <table:table-cell table:style-name="ce36" office:value-type="float" office:value="812118387.979849" calcext:value-type="float">
            <text:p>8.12E+8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number-columns-repeated="9"/>
          <table:table-cell table:style-name="ce15"/>
          <table:table-cell table:number-columns-repeated="10"/>
          <table:table-cell table:style-name="Default"/>
          <table:table-cell table:number-columns-repeated="1003"/>
        </table:table-row>
        <table:table-row table:style-name="ro1">
          <table:table-cell table:style-name="ce3" office:value-type="string" calcext:value-type="string" table:number-columns-spanned="7" table:number-rows-spanned="1">
            <text:p>06 GPU Async Memcpy</text:p>
          </table:table-cell>
          <table:covered-table-cell table:style-name="ce5"/>
          <table:covered-table-cell table:style-name="ce8"/>
          <table:covered-table-cell table:style-name="ce5"/>
          <table:covered-table-cell table:number-columns-repeated="3"/>
          <table:table-cell table:number-columns-repeated="2"/>
          <table:table-cell table:style-name="ce15"/>
          <table:table-cell table:number-columns-repeated="2"/>
          <table:table-cell table:style-name="ce3" office:value-type="string" calcext:value-type="string" table:number-columns-spanned="7" table:number-rows-spanned="1">
            <text:p>06 GPU Async Memcpy</text:p>
          </table:table-cell>
          <table:covered-table-cell table:style-name="ce5"/>
          <table:covered-table-cell table:style-name="ce8"/>
          <table:covered-table-cell table:style-name="ce5"/>
          <table:covered-table-cell table:number-columns-repeated="3"/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256x256 Dense</text:p>
          </table:table-cell>
          <table:table-cell table:style-name="ce24" office:value-type="string" calcext:value-type="string">
            <text:p>512x512 Dense</text:p>
          </table:table-cell>
          <table:table-cell table:style-name="ce27" office:value-type="string" calcext:value-type="string">
            <text:p>1024x1024 Dense</text:p>
          </table:table-cell>
          <table:table-cell table:style-name="ce9" office:value-type="string" calcext:value-type="string">
            <text:p>2048x2048 Dense</text:p>
          </table:table-cell>
          <table:table-cell table:style-name="ce11" office:value-type="string" calcext:value-type="string">
            <text:p>4096x4096 Dense</text:p>
          </table:table-cell>
          <table:table-cell table:style-name="ce34" office:value-type="string" calcext:value-type="string">
            <text:p>8192x8192 Dense</text:p>
          </table:table-cell>
          <table:table-cell table:number-columns-repeated="2"/>
          <table:table-cell table:style-name="ce15"/>
          <table:table-cell table:number-columns-repeated="2"/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256x256 Sparse</text:p>
          </table:table-cell>
          <table:table-cell table:style-name="ce24" office:value-type="string" calcext:value-type="string">
            <text:p>512x512 Sparse</text:p>
          </table:table-cell>
          <table:table-cell table:style-name="ce27" office:value-type="string" calcext:value-type="string">
            <text:p>1024x1024 Sparse</text:p>
          </table:table-cell>
          <table:table-cell table:style-name="ce9" office:value-type="string" calcext:value-type="string">
            <text:p>2048x2048 Sparse</text:p>
          </table:table-cell>
          <table:table-cell table:style-name="ce11" office:value-type="string" calcext:value-type="string">
            <text:p>4096x4096 Sparse</text:p>
          </table:table-cell>
          <table:table-cell table:style-name="ce34" office:value-type="string" calcext:value-type="string">
            <text:p>8192x8192 Sparse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16" table:formula="of:=AVERAGE([.B52:.B56])" office:value-type="float" office:value="167813687.573191" calcext:value-type="float">
            <text:p>1.68E+8</text:p>
          </table:table-cell>
          <table:table-cell table:style-name="ce25" table:formula="of:=AVERAGE([.C52:.C56])" office:value-type="float" office:value="183149962.848214" calcext:value-type="float">
            <text:p>1.83E+8</text:p>
          </table:table-cell>
          <table:table-cell table:style-name="ce28" table:formula="of:=AVERAGE([.D52:.D56])" office:value-type="float" office:value="180050359.083852" calcext:value-type="float">
            <text:p>1.80E+8</text:p>
          </table:table-cell>
          <table:table-cell table:style-name="ce30" table:formula="of:=AVERAGE([.E52:.E56])" office:value-type="float" office:value="179029548.775851" calcext:value-type="float">
            <text:p>1.79E+8</text:p>
          </table:table-cell>
          <table:table-cell table:style-name="ce32" table:formula="of:=AVERAGE([.F52:.F56])" office:value-type="float" office:value="179917116.977233" calcext:value-type="float">
            <text:p>1.80E+8</text:p>
          </table:table-cell>
          <table:table-cell table:style-name="ce35" table:formula="of:=AVERAGE([.G52:.G56])" office:value-type="float" office:value="180670072.940082" calcext:value-type="float">
            <text:p>1.81E+8</text:p>
          </table:table-cell>
          <table:table-cell table:number-columns-repeated="2"/>
          <table:table-cell table:style-name="ce15"/>
          <table:table-cell table:number-columns-repeated="2"/>
          <table:table-cell table:style-name="ce4" office:value-type="string" calcext:value-type="string">
            <text:p>Average</text:p>
          </table:table-cell>
          <table:table-cell table:style-name="ce16" table:formula="of:=AVERAGE([.N52:.N56])" office:value-type="float" office:value="390883782.673605" calcext:value-type="float">
            <text:p>3.91E+8</text:p>
          </table:table-cell>
          <table:table-cell table:style-name="ce25" table:formula="of:=AVERAGE([.O52:.O56])" office:value-type="float" office:value="685173077.397066" calcext:value-type="float">
            <text:p>6.85E+8</text:p>
          </table:table-cell>
          <table:table-cell table:style-name="ce28" table:formula="of:=AVERAGE([.P52:.P56])" office:value-type="float" office:value="777281604.334821" calcext:value-type="float">
            <text:p>7.77E+8</text:p>
          </table:table-cell>
          <table:table-cell table:style-name="ce30" table:formula="of:=AVERAGE([.Q52:.Q56])" office:value-type="float" office:value="817312415.097898" calcext:value-type="float">
            <text:p>8.17E+8</text:p>
          </table:table-cell>
          <table:table-cell table:style-name="ce32" table:formula="of:=AVERAGE([.R52:.R56])" office:value-type="float" office:value="830501343.706257" calcext:value-type="float">
            <text:p>8.31E+8</text:p>
          </table:table-cell>
          <table:table-cell table:style-name="ce35" table:formula="of:=AVERAGE([.S52:.S56])" office:value-type="float" office:value="829852059.316663" calcext:value-type="float">
            <text:p>8.30E+8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Trial 1</text:p>
          </table:table-cell>
          <table:table-cell table:style-name="ce17" office:value-type="float" office:value="170192335.470544" calcext:value-type="float">
            <text:p>1.70E+8</text:p>
          </table:table-cell>
          <table:table-cell table:style-name="ce26" office:value-type="float" office:value="185208077.705253" calcext:value-type="float">
            <text:p>1.85E+8</text:p>
          </table:table-cell>
          <table:table-cell table:style-name="ce29" office:value-type="float" office:value="181487369.120036" calcext:value-type="float">
            <text:p>1.81E+8</text:p>
          </table:table-cell>
          <table:table-cell table:style-name="ce31" office:value-type="float" office:value="180352840.898694" calcext:value-type="float">
            <text:p>1.80E+8</text:p>
          </table:table-cell>
          <table:table-cell table:style-name="ce33" office:value-type="float" office:value="180398883.304963" calcext:value-type="float">
            <text:p>1.80E+8</text:p>
          </table:table-cell>
          <table:table-cell table:style-name="ce36" office:value-type="float" office:value="181516830.921485" calcext:value-type="float">
            <text:p>1.82E+8</text:p>
          </table:table-cell>
          <table:table-cell table:number-columns-repeated="2"/>
          <table:table-cell table:style-name="ce15"/>
          <table:table-cell table:number-columns-repeated="2"/>
          <table:table-cell table:style-name="ce4" office:value-type="string" calcext:value-type="string">
            <text:p>Trial 1</text:p>
          </table:table-cell>
          <table:table-cell table:style-name="ce17" office:value-type="float" office:value="130249776.362611" calcext:value-type="float">
            <text:p>1.30E+8</text:p>
          </table:table-cell>
          <table:table-cell table:style-name="ce26" office:value-type="float" office:value="693602461.979459" calcext:value-type="float">
            <text:p>6.94E+8</text:p>
          </table:table-cell>
          <table:table-cell table:style-name="ce29" office:value-type="float" office:value="780817036.669501" calcext:value-type="float">
            <text:p>7.81E+8</text:p>
          </table:table-cell>
          <table:table-cell table:style-name="ce31" office:value-type="float" office:value="822144905.948867" calcext:value-type="float">
            <text:p>8.22E+8</text:p>
          </table:table-cell>
          <table:table-cell table:style-name="ce33" office:value-type="float" office:value="832885984.549737" calcext:value-type="float">
            <text:p>8.33E+8</text:p>
          </table:table-cell>
          <table:table-cell table:style-name="ce36" office:value-type="float" office:value="830704035.815398" calcext:value-type="float">
            <text:p>8.31E+8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Trial 2</text:p>
          </table:table-cell>
          <table:table-cell table:style-name="ce17" office:value-type="float" office:value="169405263.471567" calcext:value-type="float">
            <text:p>1.69E+8</text:p>
          </table:table-cell>
          <table:table-cell table:style-name="ce26" office:value-type="float" office:value="182896266.642055" calcext:value-type="float">
            <text:p>1.83E+8</text:p>
          </table:table-cell>
          <table:table-cell table:style-name="ce29" office:value-type="float" office:value="179364509.981921" calcext:value-type="float">
            <text:p>1.79E+8</text:p>
          </table:table-cell>
          <table:table-cell table:style-name="ce31" office:value-type="float" office:value="180052439.232616" calcext:value-type="float">
            <text:p>1.80E+8</text:p>
          </table:table-cell>
          <table:table-cell table:style-name="ce33" office:value-type="float" office:value="179908256.703309" calcext:value-type="float">
            <text:p>1.80E+8</text:p>
          </table:table-cell>
          <table:table-cell table:style-name="ce36" office:value-type="float" office:value="181496512.99057" calcext:value-type="float">
            <text:p>1.81E+8</text:p>
          </table:table-cell>
          <table:table-cell table:number-columns-repeated="2"/>
          <table:table-cell table:style-name="ce15"/>
          <table:table-cell table:number-columns-repeated="2"/>
          <table:table-cell table:style-name="ce4" office:value-type="string" calcext:value-type="string">
            <text:p>Trial 2</text:p>
          </table:table-cell>
          <table:table-cell table:style-name="ce17" office:value-type="float" office:value="465140259.626956" calcext:value-type="float">
            <text:p>4.65E+8</text:p>
          </table:table-cell>
          <table:table-cell table:style-name="ce26" office:value-type="float" office:value="689605693.515062" calcext:value-type="float">
            <text:p>6.90E+8</text:p>
          </table:table-cell>
          <table:table-cell table:style-name="ce29" office:value-type="float" office:value="774629460.16917" calcext:value-type="float">
            <text:p>7.75E+8</text:p>
          </table:table-cell>
          <table:table-cell table:style-name="ce31" office:value-type="float" office:value="820048327.313314" calcext:value-type="float">
            <text:p>8.20E+8</text:p>
          </table:table-cell>
          <table:table-cell table:style-name="ce33" office:value-type="float" office:value="828214507.569783" calcext:value-type="float">
            <text:p>8.28E+8</text:p>
          </table:table-cell>
          <table:table-cell table:style-name="ce36" office:value-type="float" office:value="828721502.565815" calcext:value-type="float">
            <text:p>8.29E+8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Trial 3</text:p>
          </table:table-cell>
          <table:table-cell table:style-name="ce17" office:value-type="float" office:value="169102790.420455" calcext:value-type="float">
            <text:p>1.69E+8</text:p>
          </table:table-cell>
          <table:table-cell table:style-name="ce26" office:value-type="float" office:value="182114669.790382" calcext:value-type="float">
            <text:p>1.82E+8</text:p>
          </table:table-cell>
          <table:table-cell table:style-name="ce29" office:value-type="float" office:value="180044542.892889" calcext:value-type="float">
            <text:p>1.80E+8</text:p>
          </table:table-cell>
          <table:table-cell table:style-name="ce31" office:value-type="float" office:value="177227494.007927" calcext:value-type="float">
            <text:p>1.77E+8</text:p>
          </table:table-cell>
          <table:table-cell table:style-name="ce33" office:value-type="float" office:value="180621738.624569" calcext:value-type="float">
            <text:p>1.81E+8</text:p>
          </table:table-cell>
          <table:table-cell table:style-name="ce36" office:value-type="float" office:value="177826729.868143" calcext:value-type="float">
            <text:p>1.78E+8</text:p>
          </table:table-cell>
          <table:table-cell table:number-columns-repeated="2"/>
          <table:table-cell table:style-name="ce15"/>
          <table:table-cell table:number-columns-repeated="2"/>
          <table:table-cell table:style-name="ce4" office:value-type="string" calcext:value-type="string">
            <text:p>Trial 3</text:p>
          </table:table-cell>
          <table:table-cell table:style-name="ce17" office:value-type="float" office:value="454975231.485236" calcext:value-type="float">
            <text:p>4.55E+8</text:p>
          </table:table-cell>
          <table:table-cell table:style-name="ce26" office:value-type="float" office:value="684093299.447223" calcext:value-type="float">
            <text:p>6.84E+8</text:p>
          </table:table-cell>
          <table:table-cell table:style-name="ce29" office:value-type="float" office:value="778694185.862072" calcext:value-type="float">
            <text:p>7.79E+8</text:p>
          </table:table-cell>
          <table:table-cell table:style-name="ce31" office:value-type="float" office:value="813844028.642212" calcext:value-type="float">
            <text:p>8.14E+8</text:p>
          </table:table-cell>
          <table:table-cell table:style-name="ce33" office:value-type="float" office:value="827744139.694332" calcext:value-type="float">
            <text:p>8.28E+8</text:p>
          </table:table-cell>
          <table:table-cell table:style-name="ce36" office:value-type="float" office:value="830193226.009183" calcext:value-type="float">
            <text:p>8.30E+8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Trial 4</text:p>
          </table:table-cell>
          <table:table-cell table:style-name="ce17" office:value-type="float" office:value="164946331.543271" calcext:value-type="float">
            <text:p>1.65E+8</text:p>
          </table:table-cell>
          <table:table-cell table:style-name="ce26" office:value-type="float" office:value="187245658.681458" calcext:value-type="float">
            <text:p>1.87E+8</text:p>
          </table:table-cell>
          <table:table-cell table:style-name="ce29" office:value-type="float" office:value="179730432.55872" calcext:value-type="float">
            <text:p>1.80E+8</text:p>
          </table:table-cell>
          <table:table-cell table:style-name="ce31" office:value-type="float" office:value="177519970.106294" calcext:value-type="float">
            <text:p>1.78E+8</text:p>
          </table:table-cell>
          <table:table-cell table:style-name="ce33" office:value-type="float" office:value="180052153.095177" calcext:value-type="float">
            <text:p>1.80E+8</text:p>
          </table:table-cell>
          <table:table-cell table:style-name="ce36" office:value-type="float" office:value="180889269.234107" calcext:value-type="float">
            <text:p>1.81E+8</text:p>
          </table:table-cell>
          <table:table-cell table:number-columns-repeated="2"/>
          <table:table-cell table:style-name="ce15"/>
          <table:table-cell table:number-columns-repeated="2"/>
          <table:table-cell table:style-name="ce4" office:value-type="string" calcext:value-type="string">
            <text:p>Trial 4</text:p>
          </table:table-cell>
          <table:table-cell table:style-name="ce17" office:value-type="float" office:value="441271880.111772" calcext:value-type="float">
            <text:p>4.41E+8</text:p>
          </table:table-cell>
          <table:table-cell table:style-name="ce26" office:value-type="float" office:value="680140961.683169" calcext:value-type="float">
            <text:p>6.80E+8</text:p>
          </table:table-cell>
          <table:table-cell table:style-name="ce29" office:value-type="float" office:value="775706452.951305" calcext:value-type="float">
            <text:p>7.76E+8</text:p>
          </table:table-cell>
          <table:table-cell table:style-name="ce31" office:value-type="float" office:value="822107836.652967" calcext:value-type="float">
            <text:p>8.22E+8</text:p>
          </table:table-cell>
          <table:table-cell table:style-name="ce33" office:value-type="float" office:value="832995015.063863" calcext:value-type="float">
            <text:p>8.33E+8</text:p>
          </table:table-cell>
          <table:table-cell table:style-name="ce36" office:value-type="float" office:value="830552800.421998" calcext:value-type="float">
            <text:p>8.31E+8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Trial 5</text:p>
          </table:table-cell>
          <table:table-cell table:style-name="ce17" office:value-type="float" office:value="165421716.960117" calcext:value-type="float">
            <text:p>1.65E+8</text:p>
          </table:table-cell>
          <table:table-cell table:style-name="ce26" office:value-type="float" office:value="178285141.421921" calcext:value-type="float">
            <text:p>1.78E+8</text:p>
          </table:table-cell>
          <table:table-cell table:style-name="ce29" office:value-type="float" office:value="179624940.865694" calcext:value-type="float">
            <text:p>1.80E+8</text:p>
          </table:table-cell>
          <table:table-cell table:style-name="ce31" office:value-type="float" office:value="179994999.633723" calcext:value-type="float">
            <text:p>1.80E+8</text:p>
          </table:table-cell>
          <table:table-cell table:style-name="ce33" office:value-type="float" office:value="178604553.158148" calcext:value-type="float">
            <text:p>1.79E+8</text:p>
          </table:table-cell>
          <table:table-cell table:style-name="ce36" office:value-type="float" office:value="181621021.686103" calcext:value-type="float">
            <text:p>1.82E+8</text:p>
          </table:table-cell>
          <table:table-cell table:number-columns-repeated="2"/>
          <table:table-cell table:style-name="ce15"/>
          <table:table-cell table:number-columns-repeated="2"/>
          <table:table-cell table:style-name="ce4" office:value-type="string" calcext:value-type="string">
            <text:p>Trial 5</text:p>
          </table:table-cell>
          <table:table-cell table:style-name="ce17" office:value-type="float" office:value="462781765.781449" calcext:value-type="float">
            <text:p>4.63E+8</text:p>
          </table:table-cell>
          <table:table-cell table:style-name="ce26" office:value-type="float" office:value="678422970.360418" calcext:value-type="float">
            <text:p>6.78E+8</text:p>
          </table:table-cell>
          <table:table-cell table:style-name="ce29" office:value-type="float" office:value="776560886.022057" calcext:value-type="float">
            <text:p>7.77E+8</text:p>
          </table:table-cell>
          <table:table-cell table:style-name="ce31" office:value-type="float" office:value="808416976.932129" calcext:value-type="float">
            <text:p>8.08E+8</text:p>
          </table:table-cell>
          <table:table-cell table:style-name="ce33" office:value-type="float" office:value="830667071.653571" calcext:value-type="float">
            <text:p>8.31E+8</text:p>
          </table:table-cell>
          <table:table-cell table:style-name="ce36" office:value-type="float" office:value="829088731.770921" calcext:value-type="float">
            <text:p>8.29E+8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number-columns-repeated="9"/>
          <table:table-cell table:style-name="ce15"/>
          <table:table-cell table:number-columns-repeated="10"/>
          <table:table-cell table:style-name="Default"/>
          <table:table-cell table:number-columns-repeated="1003"/>
        </table:table-row>
        <table:table-row table:style-name="ro1">
          <table:table-cell table:style-name="ce3" office:value-type="string" calcext:value-type="string" table:number-columns-spanned="7" table:number-rows-spanned="1">
            <text:p>07 GPU Async Memcpy and PNG Write</text:p>
          </table:table-cell>
          <table:covered-table-cell table:style-name="ce5"/>
          <table:covered-table-cell table:style-name="ce8"/>
          <table:covered-table-cell table:style-name="ce5"/>
          <table:covered-table-cell table:number-columns-repeated="3"/>
          <table:table-cell table:number-columns-repeated="2"/>
          <table:table-cell table:style-name="ce15"/>
          <table:table-cell table:number-columns-repeated="2"/>
          <table:table-cell table:style-name="ce3" office:value-type="string" calcext:value-type="string" table:number-columns-spanned="7" table:number-rows-spanned="1">
            <text:p>07 GPU Async Memcpy and PNG Write</text:p>
          </table:table-cell>
          <table:covered-table-cell table:style-name="ce5"/>
          <table:covered-table-cell table:style-name="ce8"/>
          <table:covered-table-cell table:style-name="ce5"/>
          <table:covered-table-cell table:number-columns-repeated="3"/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256x256 Dense</text:p>
          </table:table-cell>
          <table:table-cell table:style-name="ce24" office:value-type="string" calcext:value-type="string">
            <text:p>512x512 Dense</text:p>
          </table:table-cell>
          <table:table-cell table:style-name="ce27" office:value-type="string" calcext:value-type="string">
            <text:p>1024x1024 Dense</text:p>
          </table:table-cell>
          <table:table-cell table:style-name="ce9" office:value-type="string" calcext:value-type="string">
            <text:p>2048x2048 Dense</text:p>
          </table:table-cell>
          <table:table-cell table:style-name="ce11" office:value-type="string" calcext:value-type="string">
            <text:p>4096x4096 Dense</text:p>
          </table:table-cell>
          <table:table-cell table:style-name="ce34" office:value-type="string" calcext:value-type="string">
            <text:p>8192x8192 Dense</text:p>
          </table:table-cell>
          <table:table-cell table:number-columns-repeated="2"/>
          <table:table-cell table:style-name="ce15"/>
          <table:table-cell table:number-columns-repeated="2"/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256x256 Sparse</text:p>
          </table:table-cell>
          <table:table-cell table:style-name="ce24" office:value-type="string" calcext:value-type="string">
            <text:p>512x512 Sparse</text:p>
          </table:table-cell>
          <table:table-cell table:style-name="ce27" office:value-type="string" calcext:value-type="string">
            <text:p>1024x1024 Sparse</text:p>
          </table:table-cell>
          <table:table-cell table:style-name="ce9" office:value-type="string" calcext:value-type="string">
            <text:p>2048x2048 Sparse</text:p>
          </table:table-cell>
          <table:table-cell table:style-name="ce11" office:value-type="string" calcext:value-type="string">
            <text:p>4096x4096 Sparse</text:p>
          </table:table-cell>
          <table:table-cell table:style-name="ce34" office:value-type="string" calcext:value-type="string">
            <text:p>8192x8192 Sparse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16" table:formula="of:=AVERAGE([.B61:.B65])" office:value-type="float" office:value="685506734.180829" calcext:value-type="float">
            <text:p>6.86E+8</text:p>
          </table:table-cell>
          <table:table-cell table:style-name="ce25" table:formula="of:=AVERAGE([.C61:.C65])" office:value-type="float" office:value="822727237.223491" calcext:value-type="float">
            <text:p>8.23E+8</text:p>
          </table:table-cell>
          <table:table-cell table:style-name="ce28" table:formula="of:=AVERAGE([.D61:.D65])" office:value-type="float" office:value="935663169.856897" calcext:value-type="float">
            <text:p>9.36E+8</text:p>
          </table:table-cell>
          <table:table-cell table:style-name="ce30" table:formula="of:=AVERAGE([.E61:.E65])" office:value-type="float" office:value="973279991.914975" calcext:value-type="float">
            <text:p>9.73E+8</text:p>
          </table:table-cell>
          <table:table-cell table:style-name="ce32" table:formula="of:=AVERAGE([.F61:.F65])" office:value-type="float" office:value="983834006.528166" calcext:value-type="float">
            <text:p>9.84E+8</text:p>
          </table:table-cell>
          <table:table-cell table:style-name="ce35" table:formula="of:=AVERAGE([.G61:.G65])" office:value-type="float" office:value="986032943.339615" calcext:value-type="float">
            <text:p>9.86E+8</text:p>
          </table:table-cell>
          <table:table-cell table:number-columns-repeated="2"/>
          <table:table-cell table:style-name="ce15"/>
          <table:table-cell table:number-columns-repeated="2"/>
          <table:table-cell table:style-name="ce4" office:value-type="string" calcext:value-type="string">
            <text:p>Average</text:p>
          </table:table-cell>
          <table:table-cell table:style-name="ce16" table:formula="of:=AVERAGE([.N61:.N65])" office:value-type="float" office:value="1310014642.01134" calcext:value-type="float">
            <text:p>1.31E+9</text:p>
          </table:table-cell>
          <table:table-cell table:style-name="ce25" table:formula="of:=AVERAGE([.O61:.O65])" office:value-type="float" office:value="2451019360.06394" calcext:value-type="float">
            <text:p>2.45E+9</text:p>
          </table:table-cell>
          <table:table-cell table:style-name="ce28" table:formula="of:=AVERAGE([.P61:.P65])" office:value-type="float" office:value="3353226673.18579" calcext:value-type="float">
            <text:p>3.35E+9</text:p>
          </table:table-cell>
          <table:table-cell table:style-name="ce30" table:formula="of:=AVERAGE([.Q61:.Q65])" office:value-type="float" office:value="3782386672.10349" calcext:value-type="float">
            <text:p>3.78E+9</text:p>
          </table:table-cell>
          <table:table-cell table:style-name="ce32" table:formula="of:=AVERAGE([.R61:.R65])" office:value-type="float" office:value="4065555803.73006" calcext:value-type="float">
            <text:p>4.07E+9</text:p>
          </table:table-cell>
          <table:table-cell table:style-name="ce35" table:formula="of:=AVERAGE([.S61:.S65])" office:value-type="float" office:value="4184382648.68569" calcext:value-type="float">
            <text:p>4.18E+9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Trial 1</text:p>
          </table:table-cell>
          <table:table-cell table:style-name="ce17" office:value-type="float" office:value="706918057.298494" calcext:value-type="float">
            <text:p>7.07E+8</text:p>
          </table:table-cell>
          <table:table-cell table:style-name="ce26" office:value-type="float" office:value="892406976.01116" calcext:value-type="float">
            <text:p>8.92E+8</text:p>
          </table:table-cell>
          <table:table-cell table:style-name="ce29" office:value-type="float" office:value="940799488.984" calcext:value-type="float">
            <text:p>9.41E+8</text:p>
          </table:table-cell>
          <table:table-cell table:style-name="ce31" office:value-type="float" office:value="980775959.307789" calcext:value-type="float">
            <text:p>9.81E+8</text:p>
          </table:table-cell>
          <table:table-cell table:style-name="ce33" office:value-type="float" office:value="982745249.059473" calcext:value-type="float">
            <text:p>9.83E+8</text:p>
          </table:table-cell>
          <table:table-cell table:style-name="ce36" office:value-type="float" office:value="989589490.097855" calcext:value-type="float">
            <text:p>9.90E+8</text:p>
          </table:table-cell>
          <table:table-cell table:number-columns-repeated="2"/>
          <table:table-cell table:style-name="ce15"/>
          <table:table-cell table:number-columns-repeated="2"/>
          <table:table-cell table:style-name="ce4" office:value-type="string" calcext:value-type="string">
            <text:p>Trial 1</text:p>
          </table:table-cell>
          <table:table-cell table:style-name="ce17" office:value-type="float" office:value="512204799.522972" calcext:value-type="float">
            <text:p>5.12E+8</text:p>
          </table:table-cell>
          <table:table-cell table:style-name="ce26" office:value-type="float" office:value="2681046002.93995" calcext:value-type="float">
            <text:p>2.68E+9</text:p>
          </table:table-cell>
          <table:table-cell table:style-name="ce29" office:value-type="float" office:value="3345784284.2405" calcext:value-type="float">
            <text:p>3.35E+9</text:p>
          </table:table-cell>
          <table:table-cell table:style-name="ce31" office:value-type="float" office:value="3826155788.14474" calcext:value-type="float">
            <text:p>3.83E+9</text:p>
          </table:table-cell>
          <table:table-cell table:style-name="ce33" office:value-type="float" office:value="4071012790.49889" calcext:value-type="float">
            <text:p>4.07E+9</text:p>
          </table:table-cell>
          <table:table-cell table:style-name="ce36" office:value-type="float" office:value="4201991938.85297" calcext:value-type="float">
            <text:p>4.20E+9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Trial 2</text:p>
          </table:table-cell>
          <table:table-cell table:style-name="ce17" office:value-type="float" office:value="694396417.707711" calcext:value-type="float">
            <text:p>6.94E+8</text:p>
          </table:table-cell>
          <table:table-cell table:style-name="ce26" office:value-type="float" office:value="852814923.347864" calcext:value-type="float">
            <text:p>8.53E+8</text:p>
          </table:table-cell>
          <table:table-cell table:style-name="ce29" office:value-type="float" office:value="921280699.615846" calcext:value-type="float">
            <text:p>9.21E+8</text:p>
          </table:table-cell>
          <table:table-cell table:style-name="ce31" office:value-type="float" office:value="978045153.342512" calcext:value-type="float">
            <text:p>9.78E+8</text:p>
          </table:table-cell>
          <table:table-cell table:style-name="ce33" office:value-type="float" office:value="994750178.193066" calcext:value-type="float">
            <text:p>9.95E+8</text:p>
          </table:table-cell>
          <table:table-cell table:style-name="ce36" office:value-type="float" office:value="983851382.715455" calcext:value-type="float">
            <text:p>9.84E+8</text:p>
          </table:table-cell>
          <table:table-cell table:number-columns-repeated="2"/>
          <table:table-cell table:style-name="ce15"/>
          <table:table-cell table:number-columns-repeated="2"/>
          <table:table-cell table:style-name="ce4" office:value-type="string" calcext:value-type="string">
            <text:p>Trial 2</text:p>
          </table:table-cell>
          <table:table-cell table:style-name="ce17" office:value-type="float" office:value="1440005406.05447" calcext:value-type="float">
            <text:p>1.44E+9</text:p>
          </table:table-cell>
          <table:table-cell table:style-name="ce26" office:value-type="float" office:value="2717726916.19828" calcext:value-type="float">
            <text:p>2.72E+9</text:p>
          </table:table-cell>
          <table:table-cell table:style-name="ce29" office:value-type="float" office:value="3383743085.67889" calcext:value-type="float">
            <text:p>3.38E+9</text:p>
          </table:table-cell>
          <table:table-cell table:style-name="ce31" office:value-type="float" office:value="3813287769.10496" calcext:value-type="float">
            <text:p>3.81E+9</text:p>
          </table:table-cell>
          <table:table-cell table:style-name="ce33" office:value-type="float" office:value="4050567910.03998" calcext:value-type="float">
            <text:p>4.05E+9</text:p>
          </table:table-cell>
          <table:table-cell table:style-name="ce36" office:value-type="float" office:value="4247887924.99179" calcext:value-type="float">
            <text:p>4.25E+9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Trial 3</text:p>
          </table:table-cell>
          <table:table-cell table:style-name="ce17" office:value-type="float" office:value="696010446.55118" calcext:value-type="float">
            <text:p>6.96E+8</text:p>
          </table:table-cell>
          <table:table-cell table:style-name="ce26" office:value-type="float" office:value="665148724.669301" calcext:value-type="float">
            <text:p>6.65E+8</text:p>
          </table:table-cell>
          <table:table-cell table:style-name="ce29" office:value-type="float" office:value="961190331.616774" calcext:value-type="float">
            <text:p>9.61E+8</text:p>
          </table:table-cell>
          <table:table-cell table:style-name="ce31" office:value-type="float" office:value="960507686.956386" calcext:value-type="float">
            <text:p>9.61E+8</text:p>
          </table:table-cell>
          <table:table-cell table:style-name="ce33" office:value-type="float" office:value="989217825.157228" calcext:value-type="float">
            <text:p>9.89E+8</text:p>
          </table:table-cell>
          <table:table-cell table:style-name="ce36" office:value-type="float" office:value="984041754.45137" calcext:value-type="float">
            <text:p>9.84E+8</text:p>
          </table:table-cell>
          <table:table-cell table:number-columns-repeated="2"/>
          <table:table-cell table:style-name="ce15"/>
          <table:table-cell table:number-columns-repeated="2"/>
          <table:table-cell table:style-name="ce4" office:value-type="string" calcext:value-type="string">
            <text:p>Trial 3</text:p>
          </table:table-cell>
          <table:table-cell table:style-name="ce17" office:value-type="float" office:value="1531586553.00172" calcext:value-type="float">
            <text:p>1.53E+9</text:p>
          </table:table-cell>
          <table:table-cell table:style-name="ce26" office:value-type="float" office:value="2711469879.40021" calcext:value-type="float">
            <text:p>2.71E+9</text:p>
          </table:table-cell>
          <table:table-cell table:style-name="ce29" office:value-type="float" office:value="3313770460.79815" calcext:value-type="float">
            <text:p>3.31E+9</text:p>
          </table:table-cell>
          <table:table-cell table:style-name="ce31" office:value-type="float" office:value="3752374293.75979" calcext:value-type="float">
            <text:p>3.75E+9</text:p>
          </table:table-cell>
          <table:table-cell table:style-name="ce33" office:value-type="float" office:value="4064282217.81219" calcext:value-type="float">
            <text:p>4.06E+9</text:p>
          </table:table-cell>
          <table:table-cell table:style-name="ce36" office:value-type="float" office:value="4233086857.42598" calcext:value-type="float">
            <text:p>4.23E+9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Trial 4</text:p>
          </table:table-cell>
          <table:table-cell table:style-name="ce17" office:value-type="float" office:value="648070068.49813" calcext:value-type="float">
            <text:p>6.48E+8</text:p>
          </table:table-cell>
          <table:table-cell table:style-name="ce26" office:value-type="float" office:value="881457608.643925" calcext:value-type="float">
            <text:p>8.81E+8</text:p>
          </table:table-cell>
          <table:table-cell table:style-name="ce29" office:value-type="float" office:value="914538975.205037" calcext:value-type="float">
            <text:p>9.15E+8</text:p>
          </table:table-cell>
          <table:table-cell table:style-name="ce31" office:value-type="float" office:value="965485669.68204" calcext:value-type="float">
            <text:p>9.65E+8</text:p>
          </table:table-cell>
          <table:table-cell table:style-name="ce33" office:value-type="float" office:value="996953504.414495" calcext:value-type="float">
            <text:p>9.97E+8</text:p>
          </table:table-cell>
          <table:table-cell table:style-name="ce36" office:value-type="float" office:value="984910075.677106" calcext:value-type="float">
            <text:p>9.85E+8</text:p>
          </table:table-cell>
          <table:table-cell table:number-columns-repeated="2"/>
          <table:table-cell table:style-name="ce15"/>
          <table:table-cell table:number-columns-repeated="2"/>
          <table:table-cell table:style-name="ce4" office:value-type="string" calcext:value-type="string">
            <text:p>Trial 4</text:p>
          </table:table-cell>
          <table:table-cell table:style-name="ce17" office:value-type="float" office:value="1533288538.32013" calcext:value-type="float">
            <text:p>1.53E+9</text:p>
          </table:table-cell>
          <table:table-cell table:style-name="ce26" office:value-type="float" office:value="1466282794.83581" calcext:value-type="float">
            <text:p>1.47E+9</text:p>
          </table:table-cell>
          <table:table-cell table:style-name="ce29" office:value-type="float" office:value="3438576274.89868" calcext:value-type="float">
            <text:p>3.44E+9</text:p>
          </table:table-cell>
          <table:table-cell table:style-name="ce31" office:value-type="float" office:value="3845861213.35624" calcext:value-type="float">
            <text:p>3.85E+9</text:p>
          </table:table-cell>
          <table:table-cell table:style-name="ce33" office:value-type="float" office:value="4063717452.11905" calcext:value-type="float">
            <text:p>4.06E+9</text:p>
          </table:table-cell>
          <table:table-cell table:style-name="ce36" office:value-type="float" office:value="4172138358.76793" calcext:value-type="float">
            <text:p>4.17E+9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Trial 5</text:p>
          </table:table-cell>
          <table:table-cell table:style-name="ce17" office:value-type="float" office:value="682138680.848632" calcext:value-type="float">
            <text:p>6.82E+8</text:p>
          </table:table-cell>
          <table:table-cell table:style-name="ce26" office:value-type="float" office:value="821807953.445203" calcext:value-type="float">
            <text:p>8.22E+8</text:p>
          </table:table-cell>
          <table:table-cell table:style-name="ce29" office:value-type="float" office:value="940506353.862829" calcext:value-type="float">
            <text:p>9.41E+8</text:p>
          </table:table-cell>
          <table:table-cell table:style-name="ce31" office:value-type="float" office:value="981585490.286147" calcext:value-type="float">
            <text:p>9.82E+8</text:p>
          </table:table-cell>
          <table:table-cell table:style-name="ce33" office:value-type="float" office:value="955503275.816568" calcext:value-type="float">
            <text:p>9.56E+8</text:p>
          </table:table-cell>
          <table:table-cell table:style-name="ce36" office:value-type="float" office:value="987772013.756287" calcext:value-type="float">
            <text:p>9.88E+8</text:p>
          </table:table-cell>
          <table:table-cell table:number-columns-repeated="2"/>
          <table:table-cell table:style-name="ce15"/>
          <table:table-cell table:number-columns-repeated="2"/>
          <table:table-cell table:style-name="ce4" office:value-type="string" calcext:value-type="string">
            <text:p>Trial 5</text:p>
          </table:table-cell>
          <table:table-cell table:style-name="ce17" office:value-type="float" office:value="1532987913.1574" calcext:value-type="float">
            <text:p>1.53E+9</text:p>
          </table:table-cell>
          <table:table-cell table:style-name="ce26" office:value-type="float" office:value="2678571206.94545" calcext:value-type="float">
            <text:p>2.68E+9</text:p>
          </table:table-cell>
          <table:table-cell table:style-name="ce29" office:value-type="float" office:value="3284259260.31271" calcext:value-type="float">
            <text:p>3.28E+9</text:p>
          </table:table-cell>
          <table:table-cell table:style-name="ce31" office:value-type="float" office:value="3674254296.15172" calcext:value-type="float">
            <text:p>3.67E+9</text:p>
          </table:table-cell>
          <table:table-cell table:style-name="ce33" office:value-type="float" office:value="4078198648.18017" calcext:value-type="float">
            <text:p>4.08E+9</text:p>
          </table:table-cell>
          <table:table-cell table:style-name="ce36" office:value-type="float" office:value="4066808163.38978" calcext:value-type="float">
            <text:p>4.07E+9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number-columns-repeated="9"/>
          <table:table-cell table:style-name="ce15"/>
          <table:table-cell table:number-columns-repeated="10"/>
          <table:table-cell table:style-name="Default"/>
          <table:table-cell table:number-columns-repeated="1003"/>
        </table:table-row>
        <table:table-row table:style-name="ro1">
          <table:table-cell table:style-name="ce3" office:value-type="string" calcext:value-type="string" table:number-columns-spanned="7" table:number-rows-spanned="1">
            <text:p>08 GPU Shared Memory</text:p>
          </table:table-cell>
          <table:covered-table-cell table:style-name="ce5"/>
          <table:covered-table-cell table:style-name="ce8"/>
          <table:covered-table-cell table:style-name="ce5"/>
          <table:covered-table-cell table:number-columns-repeated="3"/>
          <table:table-cell table:number-columns-repeated="2"/>
          <table:table-cell table:style-name="ce15"/>
          <table:table-cell table:number-columns-repeated="2"/>
          <table:table-cell table:style-name="ce3" office:value-type="string" calcext:value-type="string" table:number-columns-spanned="7" table:number-rows-spanned="1">
            <text:p>08 GPU Shared Memory</text:p>
          </table:table-cell>
          <table:covered-table-cell table:style-name="ce5"/>
          <table:covered-table-cell table:style-name="ce8"/>
          <table:covered-table-cell table:style-name="ce5"/>
          <table:covered-table-cell table:number-columns-repeated="3"/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256x256 Dense</text:p>
          </table:table-cell>
          <table:table-cell table:style-name="ce24" office:value-type="string" calcext:value-type="string">
            <text:p>512x512 Dense</text:p>
          </table:table-cell>
          <table:table-cell table:style-name="ce27" office:value-type="string" calcext:value-type="string">
            <text:p>1024x1024 Dense</text:p>
          </table:table-cell>
          <table:table-cell table:style-name="ce9" office:value-type="string" calcext:value-type="string">
            <text:p>2048x2048 Dense</text:p>
          </table:table-cell>
          <table:table-cell table:style-name="ce11" office:value-type="string" calcext:value-type="string">
            <text:p>4096x4096 Dense</text:p>
          </table:table-cell>
          <table:table-cell table:style-name="ce34" office:value-type="string" calcext:value-type="string">
            <text:p>8192x8192 Dense</text:p>
          </table:table-cell>
          <table:table-cell table:number-columns-repeated="2"/>
          <table:table-cell table:style-name="ce15"/>
          <table:table-cell table:number-columns-repeated="2"/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256x256 Sparse</text:p>
          </table:table-cell>
          <table:table-cell table:style-name="ce24" office:value-type="string" calcext:value-type="string">
            <text:p>512x512 Sparse</text:p>
          </table:table-cell>
          <table:table-cell table:style-name="ce27" office:value-type="string" calcext:value-type="string">
            <text:p>1024x1024 Sparse</text:p>
          </table:table-cell>
          <table:table-cell table:style-name="ce9" office:value-type="string" calcext:value-type="string">
            <text:p>2048x2048 Sparse</text:p>
          </table:table-cell>
          <table:table-cell table:style-name="ce11" office:value-type="string" calcext:value-type="string">
            <text:p>4096x4096 Sparse</text:p>
          </table:table-cell>
          <table:table-cell table:style-name="ce34" office:value-type="string" calcext:value-type="string">
            <text:p>8192x8192 Sparse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16" table:formula="of:=AVERAGE([.B70:.B74])" office:value-type="float" office:value="658333249.687087" calcext:value-type="float">
            <text:p>6.58E+8</text:p>
          </table:table-cell>
          <table:table-cell table:style-name="ce25" table:formula="of:=AVERAGE([.C70:.C74])" office:value-type="float" office:value="835319888.866208" calcext:value-type="float">
            <text:p>8.35E+8</text:p>
          </table:table-cell>
          <table:table-cell table:style-name="ce28" table:formula="of:=AVERAGE([.D70:.D74])" office:value-type="float" office:value="928512735.16557" calcext:value-type="float">
            <text:p>9.29E+8</text:p>
          </table:table-cell>
          <table:table-cell table:style-name="ce30" table:formula="of:=AVERAGE([.E70:.E74])" office:value-type="float" office:value="957970498.967806" calcext:value-type="float">
            <text:p>9.58E+8</text:p>
          </table:table-cell>
          <table:table-cell table:style-name="ce32" table:formula="of:=AVERAGE([.F70:.F74])" office:value-type="float" office:value="979776558.639149" calcext:value-type="float">
            <text:p>9.80E+8</text:p>
          </table:table-cell>
          <table:table-cell table:style-name="ce35" table:formula="of:=AVERAGE([.G70:.G74])" office:value-type="float" office:value="993647605.501842" calcext:value-type="float">
            <text:p>9.94E+8</text:p>
          </table:table-cell>
          <table:table-cell table:number-columns-repeated="2"/>
          <table:table-cell table:style-name="ce15"/>
          <table:table-cell table:number-columns-repeated="2"/>
          <table:table-cell table:style-name="ce4" office:value-type="string" calcext:value-type="string">
            <text:p>Average</text:p>
          </table:table-cell>
          <table:table-cell table:style-name="ce16" table:formula="of:=AVERAGE([.N70:.N74])" office:value-type="float" office:value="1223551844.57114" calcext:value-type="float">
            <text:p>1.22E+9</text:p>
          </table:table-cell>
          <table:table-cell table:style-name="ce25" table:formula="of:=AVERAGE([.O70:.O74])" office:value-type="float" office:value="2288929632.73783" calcext:value-type="float">
            <text:p>2.29E+9</text:p>
          </table:table-cell>
          <table:table-cell table:style-name="ce28" table:formula="of:=AVERAGE([.P70:.P74])" office:value-type="float" office:value="3074068758.27698" calcext:value-type="float">
            <text:p>3.07E+9</text:p>
          </table:table-cell>
          <table:table-cell table:style-name="ce30" table:formula="of:=AVERAGE([.Q70:.Q74])" office:value-type="float" office:value="3489265483.36281" calcext:value-type="float">
            <text:p>3.49E+9</text:p>
          </table:table-cell>
          <table:table-cell table:style-name="ce32" table:formula="of:=AVERAGE([.R70:.R74])" office:value-type="float" office:value="3601396622.51824" calcext:value-type="float">
            <text:p>3.60E+9</text:p>
          </table:table-cell>
          <table:table-cell table:style-name="ce35" table:formula="of:=AVERAGE([.S70:.S74])" office:value-type="float" office:value="3604875904.77089" calcext:value-type="float">
            <text:p>3.60E+9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Trial 1</text:p>
          </table:table-cell>
          <table:table-cell table:style-name="ce17" office:value-type="float" office:value="682224654.156865" calcext:value-type="float">
            <text:p>6.82E+8</text:p>
          </table:table-cell>
          <table:table-cell table:style-name="ce26" office:value-type="float" office:value="893520296.334355" calcext:value-type="float">
            <text:p>8.94E+8</text:p>
          </table:table-cell>
          <table:table-cell table:style-name="ce29" office:value-type="float" office:value="931233081.102744" calcext:value-type="float">
            <text:p>9.31E+8</text:p>
          </table:table-cell>
          <table:table-cell table:style-name="ce31" office:value-type="float" office:value="942684269.895933" calcext:value-type="float">
            <text:p>9.43E+8</text:p>
          </table:table-cell>
          <table:table-cell table:style-name="ce33" office:value-type="float" office:value="988122524.783258" calcext:value-type="float">
            <text:p>9.88E+8</text:p>
          </table:table-cell>
          <table:table-cell table:style-name="ce36" office:value-type="float" office:value="976272983.900224" calcext:value-type="float">
            <text:p>9.76E+8</text:p>
          </table:table-cell>
          <table:table-cell table:number-columns-repeated="2"/>
          <table:table-cell table:style-name="ce15"/>
          <table:table-cell table:number-columns-repeated="2"/>
          <table:table-cell table:style-name="ce4" office:value-type="string" calcext:value-type="string">
            <text:p>Trial 1</text:p>
          </table:table-cell>
          <table:table-cell table:style-name="ce17" office:value-type="float" office:value="502551324.979925" calcext:value-type="float">
            <text:p>5.03E+8</text:p>
          </table:table-cell>
          <table:table-cell table:style-name="ce26" office:value-type="float" office:value="2272488549.43934" calcext:value-type="float">
            <text:p>2.27E+9</text:p>
          </table:table-cell>
          <table:table-cell table:style-name="ce29" office:value-type="float" office:value="3124401376.53112" calcext:value-type="float">
            <text:p>3.12E+9</text:p>
          </table:table-cell>
          <table:table-cell table:style-name="ce31" office:value-type="float" office:value="3494128448.0784" calcext:value-type="float">
            <text:p>3.49E+9</text:p>
          </table:table-cell>
          <table:table-cell table:style-name="ce33" office:value-type="float" office:value="3605365240.69333" calcext:value-type="float">
            <text:p>3.61E+9</text:p>
          </table:table-cell>
          <table:table-cell table:style-name="ce36" office:value-type="float" office:value="3633432692.39182" calcext:value-type="float">
            <text:p>3.63E+9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Trial 2</text:p>
          </table:table-cell>
          <table:table-cell table:style-name="ce17" office:value-type="float" office:value="660652535.607188" calcext:value-type="float">
            <text:p>6.61E+8</text:p>
          </table:table-cell>
          <table:table-cell table:style-name="ce26" office:value-type="float" office:value="851548130.241438" calcext:value-type="float">
            <text:p>8.52E+8</text:p>
          </table:table-cell>
          <table:table-cell table:style-name="ce29" office:value-type="float" office:value="893206274.294732" calcext:value-type="float">
            <text:p>8.93E+8</text:p>
          </table:table-cell>
          <table:table-cell table:style-name="ce31" office:value-type="float" office:value="921870209.31231" calcext:value-type="float">
            <text:p>9.22E+8</text:p>
          </table:table-cell>
          <table:table-cell table:style-name="ce33" office:value-type="float" office:value="967355897.928328" calcext:value-type="float">
            <text:p>9.67E+8</text:p>
          </table:table-cell>
          <table:table-cell table:style-name="ce36" office:value-type="float" office:value="1001310641.24885" calcext:value-type="float">
            <text:p>1.00E+9</text:p>
          </table:table-cell>
          <table:table-cell table:number-columns-repeated="2"/>
          <table:table-cell table:style-name="ce15"/>
          <table:table-cell table:number-columns-repeated="2"/>
          <table:table-cell table:style-name="ce4" office:value-type="string" calcext:value-type="string">
            <text:p>Trial 2</text:p>
          </table:table-cell>
          <table:table-cell table:style-name="ce17" office:value-type="float" office:value="1411751312.62241" calcext:value-type="float">
            <text:p>1.41E+9</text:p>
          </table:table-cell>
          <table:table-cell table:style-name="ce26" office:value-type="float" office:value="2278430104.74956" calcext:value-type="float">
            <text:p>2.28E+9</text:p>
          </table:table-cell>
          <table:table-cell table:style-name="ce29" office:value-type="float" office:value="3090754109.04421" calcext:value-type="float">
            <text:p>3.09E+9</text:p>
          </table:table-cell>
          <table:table-cell table:style-name="ce31" office:value-type="float" office:value="3491173327.18124" calcext:value-type="float">
            <text:p>3.49E+9</text:p>
          </table:table-cell>
          <table:table-cell table:style-name="ce33" office:value-type="float" office:value="3602727666.78886" calcext:value-type="float">
            <text:p>3.60E+9</text:p>
          </table:table-cell>
          <table:table-cell table:style-name="ce36" office:value-type="float" office:value="3553223930.45192" calcext:value-type="float">
            <text:p>3.55E+9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Trial 3</text:p>
          </table:table-cell>
          <table:table-cell table:style-name="ce17" office:value-type="float" office:value="643842299.992351" calcext:value-type="float">
            <text:p>6.44E+8</text:p>
          </table:table-cell>
          <table:table-cell table:style-name="ce26" office:value-type="float" office:value="686901291.466429" calcext:value-type="float">
            <text:p>6.87E+8</text:p>
          </table:table-cell>
          <table:table-cell table:style-name="ce29" office:value-type="float" office:value="934800508.492516" calcext:value-type="float">
            <text:p>9.35E+8</text:p>
          </table:table-cell>
          <table:table-cell table:style-name="ce31" office:value-type="float" office:value="979499290.293699" calcext:value-type="float">
            <text:p>9.79E+8</text:p>
          </table:table-cell>
          <table:table-cell table:style-name="ce33" office:value-type="float" office:value="977791611.428433" calcext:value-type="float">
            <text:p>9.78E+8</text:p>
          </table:table-cell>
          <table:table-cell table:style-name="ce36" office:value-type="float" office:value="1001623195.81467" calcext:value-type="float">
            <text:p>1.00E+9</text:p>
          </table:table-cell>
          <table:table-cell table:number-columns-repeated="2"/>
          <table:table-cell table:style-name="ce15"/>
          <table:table-cell table:number-columns-repeated="2"/>
          <table:table-cell table:style-name="ce4" office:value-type="string" calcext:value-type="string">
            <text:p>Trial 3</text:p>
          </table:table-cell>
          <table:table-cell table:style-name="ce17" office:value-type="float" office:value="1399955121.40981" calcext:value-type="float">
            <text:p>1.40E+9</text:p>
          </table:table-cell>
          <table:table-cell table:style-name="ce26" office:value-type="float" office:value="2315465863.05583" calcext:value-type="float">
            <text:p>2.32E+9</text:p>
          </table:table-cell>
          <table:table-cell table:style-name="ce29" office:value-type="float" office:value="2973890058.88251" calcext:value-type="float">
            <text:p>2.97E+9</text:p>
          </table:table-cell>
          <table:table-cell table:style-name="ce31" office:value-type="float" office:value="3475769423.76166" calcext:value-type="float">
            <text:p>3.48E+9</text:p>
          </table:table-cell>
          <table:table-cell table:style-name="ce33" office:value-type="float" office:value="3597857811.96246" calcext:value-type="float">
            <text:p>3.60E+9</text:p>
          </table:table-cell>
          <table:table-cell table:style-name="ce36" office:value-type="float" office:value="3619185580.61128" calcext:value-type="float">
            <text:p>3.62E+9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Trial 4</text:p>
          </table:table-cell>
          <table:table-cell table:style-name="ce17" office:value-type="float" office:value="675524812.349778" calcext:value-type="float">
            <text:p>6.76E+8</text:p>
          </table:table-cell>
          <table:table-cell table:style-name="ce26" office:value-type="float" office:value="887130505.538065" calcext:value-type="float">
            <text:p>8.87E+8</text:p>
          </table:table-cell>
          <table:table-cell table:style-name="ce29" office:value-type="float" office:value="946611658.687257" calcext:value-type="float">
            <text:p>9.47E+8</text:p>
          </table:table-cell>
          <table:table-cell table:style-name="ce31" office:value-type="float" office:value="974341563.769119" calcext:value-type="float">
            <text:p>9.74E+8</text:p>
          </table:table-cell>
          <table:table-cell table:style-name="ce33" office:value-type="float" office:value="990040596.014006" calcext:value-type="float">
            <text:p>9.90E+8</text:p>
          </table:table-cell>
          <table:table-cell table:style-name="ce36" office:value-type="float" office:value="986392449.872287" calcext:value-type="float">
            <text:p>9.86E+8</text:p>
          </table:table-cell>
          <table:table-cell table:number-columns-repeated="2"/>
          <table:table-cell table:style-name="ce15"/>
          <table:table-cell table:number-columns-repeated="2"/>
          <table:table-cell table:style-name="ce4" office:value-type="string" calcext:value-type="string">
            <text:p>Trial 4</text:p>
          </table:table-cell>
          <table:table-cell table:style-name="ce17" office:value-type="float" office:value="1394379268.76836" calcext:value-type="float">
            <text:p>1.39E+9</text:p>
          </table:table-cell>
          <table:table-cell table:style-name="ce26" office:value-type="float" office:value="2267436052.7047" calcext:value-type="float">
            <text:p>2.27E+9</text:p>
          </table:table-cell>
          <table:table-cell table:style-name="ce29" office:value-type="float" office:value="3058214199.53124" calcext:value-type="float">
            <text:p>3.06E+9</text:p>
          </table:table-cell>
          <table:table-cell table:style-name="ce31" office:value-type="float" office:value="3497313978.90592" calcext:value-type="float">
            <text:p>3.50E+9</text:p>
          </table:table-cell>
          <table:table-cell table:style-name="ce33" office:value-type="float" office:value="3596980653.62445" calcext:value-type="float">
            <text:p>3.60E+9</text:p>
          </table:table-cell>
          <table:table-cell table:style-name="ce36" office:value-type="float" office:value="3600253317.10157" calcext:value-type="float">
            <text:p>3.60E+9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Trial 5</text:p>
          </table:table-cell>
          <table:table-cell table:style-name="ce17" office:value-type="float" office:value="629421946.329252" calcext:value-type="float">
            <text:p>6.29E+8</text:p>
          </table:table-cell>
          <table:table-cell table:style-name="ce26" office:value-type="float" office:value="857499220.750755" calcext:value-type="float">
            <text:p>8.57E+8</text:p>
          </table:table-cell>
          <table:table-cell table:style-name="ce29" office:value-type="float" office:value="936712153.2506" calcext:value-type="float">
            <text:p>9.37E+8</text:p>
          </table:table-cell>
          <table:table-cell table:style-name="ce31" office:value-type="float" office:value="971457161.567968" calcext:value-type="float">
            <text:p>9.71E+8</text:p>
          </table:table-cell>
          <table:table-cell table:style-name="ce33" office:value-type="float" office:value="975572163.04172" calcext:value-type="float">
            <text:p>9.76E+8</text:p>
          </table:table-cell>
          <table:table-cell table:style-name="ce36" office:value-type="float" office:value="1002638756.67318" calcext:value-type="float">
            <text:p>1.00E+9</text:p>
          </table:table-cell>
          <table:table-cell table:number-columns-repeated="2"/>
          <table:table-cell table:style-name="ce15"/>
          <table:table-cell table:number-columns-repeated="2"/>
          <table:table-cell table:style-name="ce4" office:value-type="string" calcext:value-type="string">
            <text:p>Trial 5</text:p>
          </table:table-cell>
          <table:table-cell table:style-name="ce17" office:value-type="float" office:value="1409122195.07517" calcext:value-type="float">
            <text:p>1.41E+9</text:p>
          </table:table-cell>
          <table:table-cell table:style-name="ce26" office:value-type="float" office:value="2310827593.73974" calcext:value-type="float">
            <text:p>2.31E+9</text:p>
          </table:table-cell>
          <table:table-cell table:style-name="ce29" office:value-type="float" office:value="3123084047.39583" calcext:value-type="float">
            <text:p>3.12E+9</text:p>
          </table:table-cell>
          <table:table-cell table:style-name="ce31" office:value-type="float" office:value="3487942238.88681" calcext:value-type="float">
            <text:p>3.49E+9</text:p>
          </table:table-cell>
          <table:table-cell table:style-name="ce33" office:value-type="float" office:value="3604051739.52209" calcext:value-type="float">
            <text:p>3.60E+9</text:p>
          </table:table-cell>
          <table:table-cell table:style-name="ce36" office:value-type="float" office:value="3618284003.29784" calcext:value-type="float">
            <text:p>3.62E+9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number-columns-repeated="9"/>
          <table:table-cell table:style-name="ce15"/>
          <table:table-cell table:number-columns-repeated="10"/>
          <table:table-cell table:style-name="Default"/>
          <table:table-cell table:number-columns-repeated="1003"/>
        </table:table-row>
        <table:table-row table:style-name="ro1">
          <table:table-cell table:style-name="ce3" office:value-type="string" calcext:value-type="string" table:number-columns-spanned="7" table:number-rows-spanned="1">
            <text:p>09 GPU Enh LUT</text:p>
          </table:table-cell>
          <table:covered-table-cell table:style-name="ce5"/>
          <table:covered-table-cell table:style-name="ce8"/>
          <table:covered-table-cell table:style-name="ce5"/>
          <table:covered-table-cell table:number-columns-repeated="3"/>
          <table:table-cell table:number-columns-repeated="2"/>
          <table:table-cell table:style-name="ce15"/>
          <table:table-cell table:number-columns-repeated="2"/>
          <table:table-cell table:style-name="ce3" office:value-type="string" calcext:value-type="string" table:number-columns-spanned="7" table:number-rows-spanned="1">
            <text:p>09 GPU Enh LUT</text:p>
          </table:table-cell>
          <table:covered-table-cell table:style-name="ce5"/>
          <table:covered-table-cell table:style-name="ce8"/>
          <table:covered-table-cell table:style-name="ce5"/>
          <table:covered-table-cell table:number-columns-repeated="3"/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256x256 Dense</text:p>
          </table:table-cell>
          <table:table-cell table:style-name="ce24" office:value-type="string" calcext:value-type="string">
            <text:p>512x512 Dense</text:p>
          </table:table-cell>
          <table:table-cell table:style-name="ce27" office:value-type="string" calcext:value-type="string">
            <text:p>1024x1024 Dense</text:p>
          </table:table-cell>
          <table:table-cell table:style-name="ce9" office:value-type="string" calcext:value-type="string">
            <text:p>2048x2048 Dense</text:p>
          </table:table-cell>
          <table:table-cell table:style-name="ce11" office:value-type="string" calcext:value-type="string">
            <text:p>4096x4096 Dense</text:p>
          </table:table-cell>
          <table:table-cell table:style-name="ce34" office:value-type="string" calcext:value-type="string">
            <text:p>8192x8192 Dense</text:p>
          </table:table-cell>
          <table:table-cell table:number-columns-repeated="2"/>
          <table:table-cell table:style-name="ce15"/>
          <table:table-cell table:number-columns-repeated="2"/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256x256 Sparse</text:p>
          </table:table-cell>
          <table:table-cell table:style-name="ce24" office:value-type="string" calcext:value-type="string">
            <text:p>512x512 Sparse</text:p>
          </table:table-cell>
          <table:table-cell table:style-name="ce27" office:value-type="string" calcext:value-type="string">
            <text:p>1024x1024 Sparse</text:p>
          </table:table-cell>
          <table:table-cell table:style-name="ce9" office:value-type="string" calcext:value-type="string">
            <text:p>2048x2048 Sparse</text:p>
          </table:table-cell>
          <table:table-cell table:style-name="ce11" office:value-type="string" calcext:value-type="string">
            <text:p>4096x4096 Sparse</text:p>
          </table:table-cell>
          <table:table-cell table:style-name="ce34" office:value-type="string" calcext:value-type="string">
            <text:p>8192x8192 Sparse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16" table:formula="of:=AVERAGE([.B79:.B83])" office:value-type="float" office:value="685167593.243931" calcext:value-type="float">
            <text:p>6.85E+8</text:p>
          </table:table-cell>
          <table:table-cell table:style-name="ce25" table:formula="of:=AVERAGE([.C79:.C83])" office:value-type="float" office:value="839933607.759739" calcext:value-type="float">
            <text:p>8.40E+8</text:p>
          </table:table-cell>
          <table:table-cell table:style-name="ce28" table:formula="of:=AVERAGE([.D79:.D83])" office:value-type="float" office:value="937643617.428377" calcext:value-type="float">
            <text:p>9.38E+8</text:p>
          </table:table-cell>
          <table:table-cell table:style-name="ce30" table:formula="of:=AVERAGE([.E79:.E83])" office:value-type="float" office:value="977801832.303142" calcext:value-type="float">
            <text:p>9.78E+8</text:p>
          </table:table-cell>
          <table:table-cell table:style-name="ce32" table:formula="of:=AVERAGE([.F79:.F83])" office:value-type="float" office:value="988341954.868523" calcext:value-type="float">
            <text:p>9.88E+8</text:p>
          </table:table-cell>
          <table:table-cell table:style-name="ce35" table:formula="of:=AVERAGE([.G79:.G83])" office:value-type="float" office:value="1004921809.14416" calcext:value-type="float">
            <text:p>1.00E+9</text:p>
          </table:table-cell>
          <table:table-cell table:number-columns-repeated="2"/>
          <table:table-cell table:style-name="ce15"/>
          <table:table-cell table:number-columns-repeated="2"/>
          <table:table-cell table:style-name="ce4" office:value-type="string" calcext:value-type="string">
            <text:p>Average</text:p>
          </table:table-cell>
          <table:table-cell table:style-name="ce16" table:formula="of:=AVERAGE([.N79:.N83])" office:value-type="float" office:value="1304151817.63617" calcext:value-type="float">
            <text:p>1.30E+9</text:p>
          </table:table-cell>
          <table:table-cell table:style-name="ce25" table:formula="of:=AVERAGE([.O79:.O83])" office:value-type="float" office:value="2535567153.46972" calcext:value-type="float">
            <text:p>2.54E+9</text:p>
          </table:table-cell>
          <table:table-cell table:style-name="ce28" table:formula="of:=AVERAGE([.P79:.P83])" office:value-type="float" office:value="3423612902.63141" calcext:value-type="float">
            <text:p>3.42E+9</text:p>
          </table:table-cell>
          <table:table-cell table:style-name="ce30" table:formula="of:=AVERAGE([.Q79:.Q83])" office:value-type="float" office:value="3767286332.30079" calcext:value-type="float">
            <text:p>3.77E+9</text:p>
          </table:table-cell>
          <table:table-cell table:style-name="ce32" table:formula="of:=AVERAGE([.R79:.R83])" office:value-type="float" office:value="4018191300.85229" calcext:value-type="float">
            <text:p>4.02E+9</text:p>
          </table:table-cell>
          <table:table-cell table:style-name="ce35" table:formula="of:=AVERAGE([.S79:.S83])" office:value-type="float" office:value="4123175738.17069" calcext:value-type="float">
            <text:p>4.12E+9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Trial 1</text:p>
          </table:table-cell>
          <table:table-cell table:style-name="ce17" office:value-type="float" office:value="630369200.111654" calcext:value-type="float">
            <text:p>6.30E+8</text:p>
          </table:table-cell>
          <table:table-cell table:style-name="ce26" office:value-type="float" office:value="889625934.223953" calcext:value-type="float">
            <text:p>8.90E+8</text:p>
          </table:table-cell>
          <table:table-cell table:style-name="ce29" office:value-type="float" office:value="925600815.885761" calcext:value-type="float">
            <text:p>9.26E+8</text:p>
          </table:table-cell>
          <table:table-cell table:style-name="ce31" office:value-type="float" office:value="985473181.29581" calcext:value-type="float">
            <text:p>9.85E+8</text:p>
          </table:table-cell>
          <table:table-cell table:style-name="ce33" office:value-type="float" office:value="970544539.163547" calcext:value-type="float">
            <text:p>9.71E+8</text:p>
          </table:table-cell>
          <table:table-cell table:style-name="ce36" office:value-type="float" office:value="1003710608.25526" calcext:value-type="float">
            <text:p>1.00E+9</text:p>
          </table:table-cell>
          <table:table-cell table:number-columns-repeated="2"/>
          <table:table-cell table:style-name="ce15"/>
          <table:table-cell table:number-columns-repeated="2"/>
          <table:table-cell table:style-name="ce4" office:value-type="string" calcext:value-type="string">
            <text:p>Trial 1</text:p>
          </table:table-cell>
          <table:table-cell table:style-name="ce17" office:value-type="float" office:value="477451719.166694" calcext:value-type="float">
            <text:p>4.77E+8</text:p>
          </table:table-cell>
          <table:table-cell table:style-name="ce26" office:value-type="float" office:value="2547699867.0431" calcext:value-type="float">
            <text:p>2.55E+9</text:p>
          </table:table-cell>
          <table:table-cell table:style-name="ce29" office:value-type="float" office:value="3473316654.71554" calcext:value-type="float">
            <text:p>3.47E+9</text:p>
          </table:table-cell>
          <table:table-cell table:style-name="ce31" office:value-type="float" office:value="3682444061.26164" calcext:value-type="float">
            <text:p>3.68E+9</text:p>
          </table:table-cell>
          <table:table-cell table:style-name="ce33" office:value-type="float" office:value="4019190688.79426" calcext:value-type="float">
            <text:p>4.02E+9</text:p>
          </table:table-cell>
          <table:table-cell table:style-name="ce36" office:value-type="float" office:value="4110634996.67835" calcext:value-type="float">
            <text:p>4.11E+9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Trial 2</text:p>
          </table:table-cell>
          <table:table-cell table:style-name="ce17" office:value-type="float" office:value="673707459.814878" calcext:value-type="float">
            <text:p>6.74E+8</text:p>
          </table:table-cell>
          <table:table-cell table:style-name="ce26" office:value-type="float" office:value="671779590.668846" calcext:value-type="float">
            <text:p>6.72E+8</text:p>
          </table:table-cell>
          <table:table-cell table:style-name="ce29" office:value-type="float" office:value="969532702.974236" calcext:value-type="float">
            <text:p>9.70E+8</text:p>
          </table:table-cell>
          <table:table-cell table:style-name="ce31" office:value-type="float" office:value="994426527.089491" calcext:value-type="float">
            <text:p>9.94E+8</text:p>
          </table:table-cell>
          <table:table-cell table:style-name="ce33" office:value-type="float" office:value="979593992.965067" calcext:value-type="float">
            <text:p>9.80E+8</text:p>
          </table:table-cell>
          <table:table-cell table:style-name="ce36" office:value-type="float" office:value="1010704796.12029" calcext:value-type="float">
            <text:p>1.01E+9</text:p>
          </table:table-cell>
          <table:table-cell table:number-columns-repeated="2"/>
          <table:table-cell table:style-name="ce15"/>
          <table:table-cell table:number-columns-repeated="2"/>
          <table:table-cell table:style-name="ce4" office:value-type="string" calcext:value-type="string">
            <text:p>Trial 2</text:p>
          </table:table-cell>
          <table:table-cell table:style-name="ce17" office:value-type="float" office:value="1512558179.34493" calcext:value-type="float">
            <text:p>1.51E+9</text:p>
          </table:table-cell>
          <table:table-cell table:style-name="ce26" office:value-type="float" office:value="2543440923.76821" calcext:value-type="float">
            <text:p>2.54E+9</text:p>
          </table:table-cell>
          <table:table-cell table:style-name="ce29" office:value-type="float" office:value="3488166464.28532" calcext:value-type="float">
            <text:p>3.49E+9</text:p>
          </table:table-cell>
          <table:table-cell table:style-name="ce31" office:value-type="float" office:value="3798851831.07651" calcext:value-type="float">
            <text:p>3.80E+9</text:p>
          </table:table-cell>
          <table:table-cell table:style-name="ce33" office:value-type="float" office:value="4032503423.09346" calcext:value-type="float">
            <text:p>4.03E+9</text:p>
          </table:table-cell>
          <table:table-cell table:style-name="ce36" office:value-type="float" office:value="4168042025.97483" calcext:value-type="float">
            <text:p>4.17E+9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Trial 3</text:p>
          </table:table-cell>
          <table:table-cell table:style-name="ce17" office:value-type="float" office:value="717989798.564036" calcext:value-type="float">
            <text:p>7.18E+8</text:p>
          </table:table-cell>
          <table:table-cell table:style-name="ce26" office:value-type="float" office:value="890746416.003392" calcext:value-type="float">
            <text:p>8.91E+8</text:p>
          </table:table-cell>
          <table:table-cell table:style-name="ce29" office:value-type="float" office:value="861209032.97563" calcext:value-type="float">
            <text:p>8.61E+8</text:p>
          </table:table-cell>
          <table:table-cell table:style-name="ce31" office:value-type="float" office:value="992753101.774064" calcext:value-type="float">
            <text:p>9.93E+8</text:p>
          </table:table-cell>
          <table:table-cell table:style-name="ce33" office:value-type="float" office:value="983160542.323349" calcext:value-type="float">
            <text:p>9.83E+8</text:p>
          </table:table-cell>
          <table:table-cell table:style-name="ce36" office:value-type="float" office:value="993263803.987302" calcext:value-type="float">
            <text:p>9.93E+8</text:p>
          </table:table-cell>
          <table:table-cell table:number-columns-repeated="2"/>
          <table:table-cell table:style-name="ce15"/>
          <table:table-cell table:number-columns-repeated="2"/>
          <table:table-cell table:style-name="ce4" office:value-type="string" calcext:value-type="string">
            <text:p>Trial 3</text:p>
          </table:table-cell>
          <table:table-cell table:style-name="ce17" office:value-type="float" office:value="1494218885.1587" calcext:value-type="float">
            <text:p>1.49E+9</text:p>
          </table:table-cell>
          <table:table-cell table:style-name="ce26" office:value-type="float" office:value="2550793641.12314" calcext:value-type="float">
            <text:p>2.55E+9</text:p>
          </table:table-cell>
          <table:table-cell table:style-name="ce29" office:value-type="float" office:value="3398902071.65083" calcext:value-type="float">
            <text:p>3.40E+9</text:p>
          </table:table-cell>
          <table:table-cell table:style-name="ce31" office:value-type="float" office:value="3748354853.08663" calcext:value-type="float">
            <text:p>3.75E+9</text:p>
          </table:table-cell>
          <table:table-cell table:style-name="ce33" office:value-type="float" office:value="4029390708.37823" calcext:value-type="float">
            <text:p>4.03E+9</text:p>
          </table:table-cell>
          <table:table-cell table:style-name="ce36" office:value-type="float" office:value="4150726400.67805" calcext:value-type="float">
            <text:p>4.15E+9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Trial 4</text:p>
          </table:table-cell>
          <table:table-cell table:style-name="ce17" office:value-type="float" office:value="682913221.576289" calcext:value-type="float">
            <text:p>6.83E+8</text:p>
          </table:table-cell>
          <table:table-cell table:style-name="ce26" office:value-type="float" office:value="883801837.185951" calcext:value-type="float">
            <text:p>8.84E+8</text:p>
          </table:table-cell>
          <table:table-cell table:style-name="ce29" office:value-type="float" office:value="952517040.101169" calcext:value-type="float">
            <text:p>9.53E+8</text:p>
          </table:table-cell>
          <table:table-cell table:style-name="ce31" office:value-type="float" office:value="938749610.963856" calcext:value-type="float">
            <text:p>9.39E+8</text:p>
          </table:table-cell>
          <table:table-cell table:style-name="ce33" office:value-type="float" office:value="1000101568.49264" calcext:value-type="float">
            <text:p>1.00E+9</text:p>
          </table:table-cell>
          <table:table-cell table:style-name="ce36" office:value-type="float" office:value="998548384.748023" calcext:value-type="float">
            <text:p>9.99E+8</text:p>
          </table:table-cell>
          <table:table-cell table:number-columns-repeated="2"/>
          <table:table-cell table:style-name="ce15"/>
          <table:table-cell table:number-columns-repeated="2"/>
          <table:table-cell table:style-name="ce4" office:value-type="string" calcext:value-type="string">
            <text:p>Trial 4</text:p>
          </table:table-cell>
          <table:table-cell table:style-name="ce17" office:value-type="float" office:value="1506309276.85727" calcext:value-type="float">
            <text:p>1.51E+9</text:p>
          </table:table-cell>
          <table:table-cell table:style-name="ce26" office:value-type="float" office:value="2504537724.54448" calcext:value-type="float">
            <text:p>2.50E+9</text:p>
          </table:table-cell>
          <table:table-cell table:style-name="ce29" office:value-type="float" office:value="3391428221.97041" calcext:value-type="float">
            <text:p>3.39E+9</text:p>
          </table:table-cell>
          <table:table-cell table:style-name="ce31" office:value-type="float" office:value="3845864497.54275" calcext:value-type="float">
            <text:p>3.85E+9</text:p>
          </table:table-cell>
          <table:table-cell table:style-name="ce33" office:value-type="float" office:value="4025945365.43395" calcext:value-type="float">
            <text:p>4.03E+9</text:p>
          </table:table-cell>
          <table:table-cell table:style-name="ce36" office:value-type="float" office:value="4016961331.96806" calcext:value-type="float">
            <text:p>4.02E+9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Trial 5</text:p>
          </table:table-cell>
          <table:table-cell table:style-name="ce17" office:value-type="float" office:value="720858286.1528" calcext:value-type="float">
            <text:p>7.21E+8</text:p>
          </table:table-cell>
          <table:table-cell table:style-name="ce26" office:value-type="float" office:value="863714260.716551" calcext:value-type="float">
            <text:p>8.64E+8</text:p>
          </table:table-cell>
          <table:table-cell table:style-name="ce29" office:value-type="float" office:value="979358495.205087" calcext:value-type="float">
            <text:p>9.79E+8</text:p>
          </table:table-cell>
          <table:table-cell table:style-name="ce31" office:value-type="float" office:value="977606740.392488" calcext:value-type="float">
            <text:p>9.78E+8</text:p>
          </table:table-cell>
          <table:table-cell table:style-name="ce33" office:value-type="float" office:value="1008309131.39801" calcext:value-type="float">
            <text:p>1.01E+9</text:p>
          </table:table-cell>
          <table:table-cell table:style-name="ce36" office:value-type="float" office:value="1018381452.60992" calcext:value-type="float">
            <text:p>1.02E+9</text:p>
          </table:table-cell>
          <table:table-cell table:number-columns-repeated="2"/>
          <table:table-cell table:style-name="ce15"/>
          <table:table-cell table:number-columns-repeated="2"/>
          <table:table-cell table:style-name="ce4" office:value-type="string" calcext:value-type="string">
            <text:p>Trial 5</text:p>
          </table:table-cell>
          <table:table-cell table:style-name="ce17" office:value-type="float" office:value="1530221027.65329" calcext:value-type="float">
            <text:p>1.53E+9</text:p>
          </table:table-cell>
          <table:table-cell table:style-name="ce26" office:value-type="float" office:value="2531363610.8697" calcext:value-type="float">
            <text:p>2.53E+9</text:p>
          </table:table-cell>
          <table:table-cell table:style-name="ce29" office:value-type="float" office:value="3366251100.53495" calcext:value-type="float">
            <text:p>3.37E+9</text:p>
          </table:table-cell>
          <table:table-cell table:style-name="ce31" office:value-type="float" office:value="3760916418.53643" calcext:value-type="float">
            <text:p>3.76E+9</text:p>
          </table:table-cell>
          <table:table-cell table:style-name="ce33" office:value-type="float" office:value="3983926318.56153" calcext:value-type="float">
            <text:p>3.98E+9</text:p>
          </table:table-cell>
          <table:table-cell table:style-name="ce36" office:value-type="float" office:value="4169513935.55415" calcext:value-type="float">
            <text:p>4.17E+9</text:p>
          </table:table-cell>
          <table:table-cell table:number-columns-repeated="1005"/>
        </table:table-row>
        <table:table-row table:style-name="ro1">
          <table:table-cell table:number-columns-repeated="9"/>
          <table:table-cell table:style-name="ce15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7" table:number-rows-spanned="1">
            <text:p>10 GPU Sparsity</text:p>
          </table:table-cell>
          <table:covered-table-cell table:style-name="ce5"/>
          <table:covered-table-cell table:style-name="ce8"/>
          <table:covered-table-cell table:style-name="ce5"/>
          <table:covered-table-cell table:number-columns-repeated="3"/>
          <table:table-cell table:number-columns-repeated="2"/>
          <table:table-cell table:style-name="ce15"/>
          <table:table-cell table:number-columns-repeated="2"/>
          <table:table-cell table:style-name="ce3" office:value-type="string" calcext:value-type="string" table:number-columns-spanned="7" table:number-rows-spanned="1">
            <text:p>10 GPU Sparsity</text:p>
          </table:table-cell>
          <table:covered-table-cell table:style-name="ce5"/>
          <table:covered-table-cell table:style-name="ce8"/>
          <table:covered-table-cell table:style-name="ce5"/>
          <table:covered-table-cell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256x256 Dense</text:p>
          </table:table-cell>
          <table:table-cell table:style-name="ce24" office:value-type="string" calcext:value-type="string">
            <text:p>512x512 Dense</text:p>
          </table:table-cell>
          <table:table-cell table:style-name="ce27" office:value-type="string" calcext:value-type="string">
            <text:p>1024x1024 Dense</text:p>
          </table:table-cell>
          <table:table-cell table:style-name="ce9" office:value-type="string" calcext:value-type="string">
            <text:p>2048x2048 Dense</text:p>
          </table:table-cell>
          <table:table-cell table:style-name="ce11" office:value-type="string" calcext:value-type="string">
            <text:p>4096x4096 Dense</text:p>
          </table:table-cell>
          <table:table-cell table:style-name="ce34" office:value-type="string" calcext:value-type="string">
            <text:p>8192x8192 Dense</text:p>
          </table:table-cell>
          <table:table-cell table:number-columns-repeated="2"/>
          <table:table-cell table:style-name="ce15"/>
          <table:table-cell table:number-columns-repeated="2"/>
          <table:table-cell table:style-name="ce4" office:value-type="string" calcext:value-type="string">
            <text:p>Cells / Sec</text:p>
          </table:table-cell>
          <table:table-cell table:style-name="ce6" office:value-type="string" calcext:value-type="string">
            <text:p>256x256 Sparse</text:p>
          </table:table-cell>
          <table:table-cell table:style-name="ce24" office:value-type="string" calcext:value-type="string">
            <text:p>512x512 Sparse</text:p>
          </table:table-cell>
          <table:table-cell table:style-name="ce27" office:value-type="string" calcext:value-type="string">
            <text:p>1024x1024 Sparse</text:p>
          </table:table-cell>
          <table:table-cell table:style-name="ce9" office:value-type="string" calcext:value-type="string">
            <text:p>2048x2048 Sparse</text:p>
          </table:table-cell>
          <table:table-cell table:style-name="ce11" office:value-type="string" calcext:value-type="string">
            <text:p>4096x4096 Sparse</text:p>
          </table:table-cell>
          <table:table-cell table:style-name="ce34" office:value-type="string" calcext:value-type="string">
            <text:p>8192x8192 Spars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16" table:formula="of:=AVERAGE([.B88:.B92])" office:value-type="float" office:value="699133820" calcext:value-type="float">
            <text:p>6.99E+8</text:p>
          </table:table-cell>
          <table:table-cell table:style-name="ce25" table:formula="of:=AVERAGE([.C88:.C92])" office:value-type="float" office:value="863411660" calcext:value-type="float">
            <text:p>8.63E+8</text:p>
          </table:table-cell>
          <table:table-cell table:style-name="ce28" table:formula="of:=AVERAGE([.D88:.D92])" office:value-type="float" office:value="904852840" calcext:value-type="float">
            <text:p>9.05E+8</text:p>
          </table:table-cell>
          <table:table-cell table:style-name="ce30" table:formula="of:=AVERAGE([.E88:.E92])" office:value-type="float" office:value="965822940" calcext:value-type="float">
            <text:p>9.66E+8</text:p>
          </table:table-cell>
          <table:table-cell table:style-name="ce32" table:formula="of:=AVERAGE([.F88:.F92])" office:value-type="float" office:value="971126160" calcext:value-type="float">
            <text:p>9.71E+8</text:p>
          </table:table-cell>
          <table:table-cell table:style-name="ce35" table:formula="of:=AVERAGE([.G88:.G92])" office:value-type="float" office:value="1014141000" calcext:value-type="float">
            <text:p>1.01E+9</text:p>
          </table:table-cell>
          <table:table-cell table:number-columns-repeated="2"/>
          <table:table-cell table:style-name="ce15"/>
          <table:table-cell table:number-columns-repeated="2"/>
          <table:table-cell table:style-name="ce4" office:value-type="string" calcext:value-type="string">
            <text:p>Average</text:p>
          </table:table-cell>
          <table:table-cell table:style-name="ce16" table:formula="of:=AVERAGE([.N88:.N92])" office:value-type="float" office:value="1226002740" calcext:value-type="float">
            <text:p>1.23E+9</text:p>
          </table:table-cell>
          <table:table-cell table:style-name="ce25" table:formula="of:=AVERAGE([.O88:.O92])" office:value-type="float" office:value="2971098000" calcext:value-type="float">
            <text:p>2.97E+9</text:p>
          </table:table-cell>
          <table:table-cell table:style-name="ce28" table:formula="of:=AVERAGE([.P88:.P92])" office:value-type="float" office:value="3495882800" calcext:value-type="float">
            <text:p>3.50E+9</text:p>
          </table:table-cell>
          <table:table-cell table:style-name="ce30" table:formula="of:=AVERAGE([.Q88:.Q92])" office:value-type="float" office:value="4042635800" calcext:value-type="float">
            <text:p>4.04E+9</text:p>
          </table:table-cell>
          <table:table-cell table:style-name="ce32" table:formula="of:=AVERAGE([.R88:.R92])" office:value-type="float" office:value="4377001600" calcext:value-type="float">
            <text:p>4.38E+9</text:p>
          </table:table-cell>
          <table:table-cell table:style-name="ce35" table:formula="of:=AVERAGE([.S88:.S92])" office:value-type="float" office:value="4569386800" calcext:value-type="float">
            <text:p>4.57E+9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Trial 1</text:p>
          </table:table-cell>
          <table:table-cell table:style-name="ce17" office:value-type="float" office:value="685094000" calcext:value-type="float">
            <text:p>6.85E+8</text:p>
          </table:table-cell>
          <table:table-cell table:style-name="ce26" office:value-type="float" office:value="884629600" calcext:value-type="float">
            <text:p>8.85E+8</text:p>
          </table:table-cell>
          <table:table-cell table:style-name="ce29" office:value-type="float" office:value="972232700" calcext:value-type="float">
            <text:p>9.72E+8</text:p>
          </table:table-cell>
          <table:table-cell table:style-name="ce31" office:value-type="float" office:value="986966600" calcext:value-type="float">
            <text:p>9.87E+8</text:p>
          </table:table-cell>
          <table:table-cell table:style-name="ce33" office:value-type="float" office:value="939366400" calcext:value-type="float">
            <text:p>9.39E+8</text:p>
          </table:table-cell>
          <table:table-cell table:style-name="ce36" office:value-type="float" office:value="1013175000" calcext:value-type="float">
            <text:p>1.01E+9</text:p>
          </table:table-cell>
          <table:table-cell table:number-columns-repeated="2"/>
          <table:table-cell table:style-name="ce15"/>
          <table:table-cell table:number-columns-repeated="2"/>
          <table:table-cell table:style-name="ce4"/>
          <table:table-cell table:style-name="ce17" office:value-type="float" office:value="523814700" calcext:value-type="float">
            <text:p>5.24E+8</text:p>
          </table:table-cell>
          <table:table-cell table:style-name="ce26" office:value-type="float" office:value="2964548000" calcext:value-type="float">
            <text:p>2.96E+9</text:p>
          </table:table-cell>
          <table:table-cell table:style-name="ce29" office:value-type="float" office:value="3480618000" calcext:value-type="float">
            <text:p>3.48E+9</text:p>
          </table:table-cell>
          <table:table-cell table:style-name="ce31" office:value-type="float" office:value="4025542000" calcext:value-type="float">
            <text:p>4.03E+9</text:p>
          </table:table-cell>
          <table:table-cell table:style-name="ce33" office:value-type="float" office:value="4390006000" calcext:value-type="float">
            <text:p>4.39E+9</text:p>
          </table:table-cell>
          <table:table-cell table:style-name="ce36" office:value-type="float" office:value="4615340000" calcext:value-type="float">
            <text:p>4.62E+9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Trial 2</text:p>
          </table:table-cell>
          <table:table-cell table:style-name="ce17" office:value-type="float" office:value="715202200" calcext:value-type="float">
            <text:p>7.15E+8</text:p>
          </table:table-cell>
          <table:table-cell table:style-name="ce26" office:value-type="float" office:value="848191700" calcext:value-type="float">
            <text:p>8.48E+8</text:p>
          </table:table-cell>
          <table:table-cell table:style-name="ce29" office:value-type="float" office:value="941003900" calcext:value-type="float">
            <text:p>9.41E+8</text:p>
          </table:table-cell>
          <table:table-cell table:style-name="ce31" office:value-type="float" office:value="936655700" calcext:value-type="float">
            <text:p>9.37E+8</text:p>
          </table:table-cell>
          <table:table-cell table:style-name="ce33" office:value-type="float" office:value="977769200" calcext:value-type="float">
            <text:p>9.78E+8</text:p>
          </table:table-cell>
          <table:table-cell table:style-name="ce36" office:value-type="float" office:value="1013278000" calcext:value-type="float">
            <text:p>1.01E+9</text:p>
          </table:table-cell>
          <table:table-cell table:number-columns-repeated="5"/>
          <table:table-cell table:style-name="ce4"/>
          <table:table-cell table:style-name="ce17" office:value-type="float" office:value="1400652000" calcext:value-type="float">
            <text:p>1.40E+9</text:p>
          </table:table-cell>
          <table:table-cell table:style-name="ce26" office:value-type="float" office:value="2840714000" calcext:value-type="float">
            <text:p>2.84E+9</text:p>
          </table:table-cell>
          <table:table-cell table:style-name="ce29" office:value-type="float" office:value="3471742000" calcext:value-type="float">
            <text:p>3.47E+9</text:p>
          </table:table-cell>
          <table:table-cell table:style-name="ce31" office:value-type="float" office:value="4034956000" calcext:value-type="float">
            <text:p>4.03E+9</text:p>
          </table:table-cell>
          <table:table-cell table:style-name="ce33" office:value-type="float" office:value="4319798000" calcext:value-type="float">
            <text:p>4.32E+9</text:p>
          </table:table-cell>
          <table:table-cell table:style-name="ce36" office:value-type="float" office:value="4562777000" calcext:value-type="float">
            <text:p>4.56E+9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Trial 3</text:p>
          </table:table-cell>
          <table:table-cell table:style-name="ce17" office:value-type="float" office:value="702065700" calcext:value-type="float">
            <text:p>7.02E+8</text:p>
          </table:table-cell>
          <table:table-cell table:style-name="ce26" office:value-type="float" office:value="826838900" calcext:value-type="float">
            <text:p>8.27E+8</text:p>
          </table:table-cell>
          <table:table-cell table:style-name="ce29" office:value-type="float" office:value="717380900" calcext:value-type="float">
            <text:p>7.17E+8</text:p>
          </table:table-cell>
          <table:table-cell table:style-name="ce31" office:value-type="float" office:value="983428600" calcext:value-type="float">
            <text:p>9.83E+8</text:p>
          </table:table-cell>
          <table:table-cell table:style-name="ce33" office:value-type="float" office:value="973370700" calcext:value-type="float">
            <text:p>9.73E+8</text:p>
          </table:table-cell>
          <table:table-cell table:style-name="ce36" office:value-type="float" office:value="1013122000" calcext:value-type="float">
            <text:p>1.01E+9</text:p>
          </table:table-cell>
          <table:table-cell table:number-columns-repeated="5"/>
          <table:table-cell table:style-name="ce4"/>
          <table:table-cell table:style-name="ce17" office:value-type="float" office:value="1442840000" calcext:value-type="float">
            <text:p>1.44E+9</text:p>
          </table:table-cell>
          <table:table-cell table:style-name="ce26" office:value-type="float" office:value="3011652000" calcext:value-type="float">
            <text:p>3.01E+9</text:p>
          </table:table-cell>
          <table:table-cell table:style-name="ce29" office:value-type="float" office:value="3482825000" calcext:value-type="float">
            <text:p>3.48E+9</text:p>
          </table:table-cell>
          <table:table-cell table:style-name="ce31" office:value-type="float" office:value="4038828000" calcext:value-type="float">
            <text:p>4.04E+9</text:p>
          </table:table-cell>
          <table:table-cell table:style-name="ce33" office:value-type="float" office:value="4382517000" calcext:value-type="float">
            <text:p>4.38E+9</text:p>
          </table:table-cell>
          <table:table-cell table:style-name="ce36" office:value-type="float" office:value="4635911000" calcext:value-type="float">
            <text:p>4.64E+9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Trial 4</text:p>
          </table:table-cell>
          <table:table-cell table:style-name="ce17" office:value-type="float" office:value="679845300" calcext:value-type="float">
            <text:p>6.80E+8</text:p>
          </table:table-cell>
          <table:table-cell table:style-name="ce26" office:value-type="float" office:value="862161300" calcext:value-type="float">
            <text:p>8.62E+8</text:p>
          </table:table-cell>
          <table:table-cell table:style-name="ce29" office:value-type="float" office:value="939432800" calcext:value-type="float">
            <text:p>9.39E+8</text:p>
          </table:table-cell>
          <table:table-cell table:style-name="ce31" office:value-type="float" office:value="973913000" calcext:value-type="float">
            <text:p>9.74E+8</text:p>
          </table:table-cell>
          <table:table-cell table:style-name="ce33" office:value-type="float" office:value="963698500" calcext:value-type="float">
            <text:p>9.64E+8</text:p>
          </table:table-cell>
          <table:table-cell table:style-name="ce36" office:value-type="float" office:value="1012600000" calcext:value-type="float">
            <text:p>1.01E+9</text:p>
          </table:table-cell>
          <table:table-cell table:number-columns-repeated="5"/>
          <table:table-cell table:style-name="ce4"/>
          <table:table-cell table:style-name="ce17" office:value-type="float" office:value="1320636000" calcext:value-type="float">
            <text:p>1.32E+9</text:p>
          </table:table-cell>
          <table:table-cell table:style-name="ce26" office:value-type="float" office:value="3028664000" calcext:value-type="float">
            <text:p>3.03E+9</text:p>
          </table:table-cell>
          <table:table-cell table:style-name="ce29" office:value-type="float" office:value="3499126000" calcext:value-type="float">
            <text:p>3.50E+9</text:p>
          </table:table-cell>
          <table:table-cell table:style-name="ce31" office:value-type="float" office:value="4052941000" calcext:value-type="float">
            <text:p>4.05E+9</text:p>
          </table:table-cell>
          <table:table-cell table:style-name="ce33" office:value-type="float" office:value="4392575000" calcext:value-type="float">
            <text:p>4.39E+9</text:p>
          </table:table-cell>
          <table:table-cell table:style-name="ce36" office:value-type="float" office:value="4426286000" calcext:value-type="float">
            <text:p>4.43E+9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Trial 5</text:p>
          </table:table-cell>
          <table:table-cell table:style-name="ce17" office:value-type="float" office:value="713461900" calcext:value-type="float">
            <text:p>7.13E+8</text:p>
          </table:table-cell>
          <table:table-cell table:style-name="ce26" office:value-type="float" office:value="895236800" calcext:value-type="float">
            <text:p>8.95E+8</text:p>
          </table:table-cell>
          <table:table-cell table:style-name="ce29" office:value-type="float" office:value="954213900" calcext:value-type="float">
            <text:p>9.54E+8</text:p>
          </table:table-cell>
          <table:table-cell table:style-name="ce31" office:value-type="float" office:value="948150800" calcext:value-type="float">
            <text:p>9.48E+8</text:p>
          </table:table-cell>
          <table:table-cell table:style-name="ce33" office:value-type="float" office:value="1001426000" calcext:value-type="float">
            <text:p>1.00E+9</text:p>
          </table:table-cell>
          <table:table-cell table:style-name="ce36" office:value-type="float" office:value="1018530000" calcext:value-type="float">
            <text:p>1.02E+9</text:p>
          </table:table-cell>
          <table:table-cell table:number-columns-repeated="5"/>
          <table:table-cell table:style-name="ce4"/>
          <table:table-cell table:style-name="ce17" office:value-type="float" office:value="1442071000" calcext:value-type="float">
            <text:p>1.44E+9</text:p>
          </table:table-cell>
          <table:table-cell table:style-name="ce26" office:value-type="float" office:value="3009912000" calcext:value-type="float">
            <text:p>3.01E+9</text:p>
          </table:table-cell>
          <table:table-cell table:style-name="ce29" office:value-type="float" office:value="3545103000" calcext:value-type="float">
            <text:p>3.55E+9</text:p>
          </table:table-cell>
          <table:table-cell table:style-name="ce31" office:value-type="float" office:value="4060912000" calcext:value-type="float">
            <text:p>4.06E+9</text:p>
          </table:table-cell>
          <table:table-cell table:style-name="ce33" office:value-type="float" office:value="4400112000" calcext:value-type="float">
            <text:p>4.40E+9</text:p>
          </table:table-cell>
          <table:table-cell table:style-name="ce36" office:value-type="float" office:value="4606620000" calcext:value-type="float">
            <text:p>4.61E+9</text:p>
          </table:table-cell>
          <table:table-cell table:number-columns-repeated="1005"/>
        </table:table-row>
        <table:table-row table:style-name="ro1" table:number-rows-repeated="17">
          <table:table-cell table:number-columns-repeated="14"/>
          <table:table-cell table:style-name="Default"/>
          <table:table-cell table:number-columns-repeated="1009"/>
        </table:table-row>
        <table:table-row table:style-name="ro1">
          <table:table-cell table:style-name="ce13" office:value-type="string" calcext:value-type="string">
            <text:p>Throughput</text:p>
          </table:table-cell>
          <table:table-cell table:formula="of:=[.A4]" office:value-type="string" office:string-value="01 CPU Vanilla" calcext:value-type="string">
            <text:p>01 CPU Vanilla</text:p>
          </table:table-cell>
          <table:table-cell table:formula="of:=[.A13]" office:value-type="string" office:string-value="02 CPU Cache Friendly" calcext:value-type="string">
            <text:p>02 CPU Cache Friendly</text:p>
          </table:table-cell>
          <table:table-cell table:formula="of:=[.A22]" office:value-type="string" office:string-value="03 CPU Inline and LUT" calcext:value-type="string">
            <text:p>03 CPU Inline and LUT</text:p>
          </table:table-cell>
          <table:table-cell table:formula="of:=[.A31]" office:value-type="string" office:string-value="04 CPU Enh LUT" calcext:value-type="string">
            <text:p>04 CPU Enh LUT</text:p>
          </table:table-cell>
          <table:table-cell table:formula="of:=[.A40]" office:value-type="string" office:string-value="05 GPU Vanilla" calcext:value-type="string">
            <text:p>05 GPU Vanilla</text:p>
          </table:table-cell>
          <table:table-cell table:formula="of:=[.A49]" office:value-type="string" office:string-value="06 GPU Async Memcpy" calcext:value-type="string">
            <text:p>06 GPU Async Memcpy</text:p>
          </table:table-cell>
          <table:table-cell table:formula="of:=[.A58]" office:value-type="string" office:string-value="07 GPU Async Memcpy and PNG Write" calcext:value-type="string">
            <text:p>07 GPU Async Memcpy and PNG Write</text:p>
          </table:table-cell>
          <table:table-cell table:formula="of:=[.A67]" office:value-type="string" office:string-value="08 GPU Shared Memory" calcext:value-type="string">
            <text:p>08 GPU Shared Memory</text:p>
          </table:table-cell>
          <table:table-cell table:formula="of:=[.A76]" office:value-type="string" office:string-value="09 GPU Enh LUT" calcext:value-type="string">
            <text:p>09 GPU Enh LUT</text:p>
          </table:table-cell>
          <table:table-cell table:formula="of:=[.A85]" office:value-type="string" office:string-value="10 GPU Sparsity" calcext:value-type="string">
            <text:p>10 GPU Sparsity</text:p>
          </table:table-cell>
          <table:table-cell/>
          <table:table-cell office:value-type="string" calcext:value-type="string">
            <text:p>Throughput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formula="of:=[.B5]" office:value-type="string" office:string-value="256x256 Dense" calcext:value-type="string">
            <text:p>256x256 Dense</text:p>
          </table:table-cell>
          <table:table-cell table:style-name="ce18" table:formula="of:=[.B6]" office:value-type="float" office:value="11383199.4658572" calcext:value-type="float">
            <text:p>1.14E+7</text:p>
          </table:table-cell>
          <table:table-cell table:style-name="ce18" table:formula="of:=[.B15]" office:value-type="float" office:value="11267600.517701" calcext:value-type="float">
            <text:p>1.13E+7</text:p>
          </table:table-cell>
          <table:table-cell table:style-name="ce18" table:formula="of:=[.B24]" office:value-type="float" office:value="62558794.1934774" calcext:value-type="float">
            <text:p>6.26E+7</text:p>
          </table:table-cell>
          <table:table-cell table:style-name="ce18" table:formula="of:=[.B33]" office:value-type="float" office:value="68624323.0195634" calcext:value-type="float">
            <text:p>6.86E+7</text:p>
          </table:table-cell>
          <table:table-cell table:style-name="ce18" table:formula="of:=[.B42]" office:value-type="float" office:value="168352125.160803" calcext:value-type="float">
            <text:p>1.68E+8</text:p>
          </table:table-cell>
          <table:table-cell table:style-name="ce18" table:formula="of:=[.B51]" office:value-type="float" office:value="167813687.573191" calcext:value-type="float">
            <text:p>1.68E+8</text:p>
          </table:table-cell>
          <table:table-cell table:style-name="ce18" table:formula="of:=[.B60]" office:value-type="float" office:value="685506734.180829" calcext:value-type="float">
            <text:p>6.86E+8</text:p>
          </table:table-cell>
          <table:table-cell table:style-name="ce18" table:formula="of:=[.B69]" office:value-type="float" office:value="658333249.687087" calcext:value-type="float">
            <text:p>6.58E+8</text:p>
          </table:table-cell>
          <table:table-cell table:style-name="ce18" table:formula="of:=[.B78]" office:value-type="float" office:value="685167593.243931" calcext:value-type="float">
            <text:p>6.85E+8</text:p>
          </table:table-cell>
          <table:table-cell table:style-name="ce18" table:formula="of:=[.B87]" office:value-type="float" office:value="699133820" calcext:value-type="float">
            <text:p>6.99E+8</text:p>
          </table:table-cell>
          <table:table-cell/>
          <table:table-cell table:style-name="ce37" office:value-type="string" calcext:value-type="string">
            <text:p>Dense</text:p>
          </table:table-cell>
          <table:table-cell table:style-name="ce37" table:formula="of:=[.F78]" office:value-type="float" office:value="988341954.868523" calcext:value-type="float">
            <text:p>9.88E+8</text:p>
          </table:table-cell>
          <table:table-cell table:style-name="ce37" table:formula="of:=[.F87]" office:value-type="float" office:value="971126160" calcext:value-type="float">
            <text:p>9.71E+8</text:p>
          </table:table-cell>
          <table:table-cell table:number-columns-repeated="1009"/>
        </table:table-row>
        <table:table-row table:style-name="ro1">
          <table:table-cell table:formula="of:=[.C5]" office:value-type="string" office:string-value="512x512 Dense" calcext:value-type="string">
            <text:p>512x512 Dense</text:p>
          </table:table-cell>
          <table:table-cell table:style-name="ce19" table:formula="of:=[.C6]" office:value-type="float" office:value="11226315.103887" calcext:value-type="float">
            <text:p>1.12E+7</text:p>
          </table:table-cell>
          <table:table-cell table:style-name="ce19" table:formula="of:=[.C15]" office:value-type="float" office:value="11040245.2547284" calcext:value-type="float">
            <text:p>1.10E+7</text:p>
          </table:table-cell>
          <table:table-cell table:style-name="ce19" table:formula="of:=[.C24]" office:value-type="float" office:value="54769733.7274078" calcext:value-type="float">
            <text:p>5.48E+7</text:p>
          </table:table-cell>
          <table:table-cell table:style-name="ce19" table:formula="of:=[.C33]" office:value-type="float" office:value="59280585.2882534" calcext:value-type="float">
            <text:p>5.93E+7</text:p>
          </table:table-cell>
          <table:table-cell table:style-name="ce19" table:formula="of:=[.C42]" office:value-type="float" office:value="183414917.875132" calcext:value-type="float">
            <text:p>1.83E+8</text:p>
          </table:table-cell>
          <table:table-cell table:style-name="ce19" table:formula="of:=[.C51]" office:value-type="float" office:value="183149962.848214" calcext:value-type="float">
            <text:p>1.83E+8</text:p>
          </table:table-cell>
          <table:table-cell table:style-name="ce19" table:formula="of:=[.C60]" office:value-type="float" office:value="822727237.223491" calcext:value-type="float">
            <text:p>8.23E+8</text:p>
          </table:table-cell>
          <table:table-cell table:style-name="ce19" table:formula="of:=[.C69]" office:value-type="float" office:value="835319888.866208" calcext:value-type="float">
            <text:p>8.35E+8</text:p>
          </table:table-cell>
          <table:table-cell table:style-name="ce19" table:formula="of:=[.C78]" office:value-type="float" office:value="839933607.759739" calcext:value-type="float">
            <text:p>8.40E+8</text:p>
          </table:table-cell>
          <table:table-cell table:style-name="ce19" table:formula="of:=[.C87]" office:value-type="float" office:value="863411660" calcext:value-type="float">
            <text:p>8.63E+8</text:p>
          </table:table-cell>
          <table:table-cell/>
          <table:table-cell table:style-name="ce37" office:value-type="string" calcext:value-type="string">
            <text:p>Sparse</text:p>
          </table:table-cell>
          <table:table-cell table:style-name="ce37" table:formula="of:=[.R78]" office:value-type="float" office:value="4018191300.85229" calcext:value-type="float">
            <text:p>4.02E+9</text:p>
          </table:table-cell>
          <table:table-cell table:style-name="ce37" table:formula="of:=[.R87]" office:value-type="float" office:value="4377001600" calcext:value-type="float">
            <text:p>4.38E+9</text:p>
          </table:table-cell>
          <table:table-cell table:number-columns-repeated="1009"/>
        </table:table-row>
        <table:table-row table:style-name="ro1">
          <table:table-cell table:formula="of:=[.D5]" office:value-type="string" office:string-value="1024x1024 Dense" calcext:value-type="string">
            <text:p>1024x1024 Dense</text:p>
          </table:table-cell>
          <table:table-cell table:style-name="ce20" table:formula="of:=[.D6]" office:value-type="float" office:value="10965151.273913" calcext:value-type="float">
            <text:p>1.10E+7</text:p>
          </table:table-cell>
          <table:table-cell table:style-name="ce20" table:formula="of:=[.D15]" office:value-type="float" office:value="10768400.6370162" calcext:value-type="float">
            <text:p>1.08E+7</text:p>
          </table:table-cell>
          <table:table-cell table:style-name="ce20" table:formula="of:=[.D24]" office:value-type="float" office:value="49605814.2889576" calcext:value-type="float">
            <text:p>4.96E+7</text:p>
          </table:table-cell>
          <table:table-cell table:style-name="ce20" table:formula="of:=[.D33]" office:value-type="float" office:value="53353160.890336" calcext:value-type="float">
            <text:p>5.34E+7</text:p>
          </table:table-cell>
          <table:table-cell table:style-name="ce20" table:formula="of:=[.D42]" office:value-type="float" office:value="176865429.172367" calcext:value-type="float">
            <text:p>1.77E+8</text:p>
          </table:table-cell>
          <table:table-cell table:style-name="ce20" table:formula="of:=[.D51]" office:value-type="float" office:value="180050359.083852" calcext:value-type="float">
            <text:p>1.80E+8</text:p>
          </table:table-cell>
          <table:table-cell table:style-name="ce20" table:formula="of:=[.D60]" office:value-type="float" office:value="935663169.856897" calcext:value-type="float">
            <text:p>9.36E+8</text:p>
          </table:table-cell>
          <table:table-cell table:style-name="ce20" table:formula="of:=[.D69]" office:value-type="float" office:value="928512735.16557" calcext:value-type="float">
            <text:p>9.29E+8</text:p>
          </table:table-cell>
          <table:table-cell table:style-name="ce20" table:formula="of:=[.D78]" office:value-type="float" office:value="937643617.428377" calcext:value-type="float">
            <text:p>9.38E+8</text:p>
          </table:table-cell>
          <table:table-cell table:style-name="ce20" table:formula="of:=[.D87]" office:value-type="float" office:value="904852840" calcext:value-type="float">
            <text:p>9.05E+8</text:p>
          </table:table-cell>
          <table:table-cell table:number-columns-repeated="1013"/>
        </table:table-row>
        <table:table-row table:style-name="ro1">
          <table:table-cell table:formula="of:=[.E5]" office:value-type="string" office:string-value="2048x2048 Dense" calcext:value-type="string">
            <text:p>2048x2048 Dense</text:p>
          </table:table-cell>
          <table:table-cell table:style-name="ce21" table:formula="of:=[.E6]" office:value-type="string" office:string-value="" calcext:value-type="error">
            <text:p>#DIV/0!</text:p>
          </table:table-cell>
          <table:table-cell table:style-name="ce21" table:formula="of:=[.E15]" office:value-type="string" office:string-value="" calcext:value-type="error">
            <text:p>#DIV/0!</text:p>
          </table:table-cell>
          <table:table-cell table:style-name="ce21" table:formula="of:=[.E24]" office:value-type="string" office:string-value="" calcext:value-type="error">
            <text:p>#DIV/0!</text:p>
          </table:table-cell>
          <table:table-cell table:style-name="ce21" table:formula="of:=[.E33]" office:value-type="string" office:string-value="" calcext:value-type="error">
            <text:p>#DIV/0!</text:p>
          </table:table-cell>
          <table:table-cell table:style-name="ce21" table:formula="of:=[.E42]" office:value-type="float" office:value="164499218.508136" calcext:value-type="float">
            <text:p>1.64E+8</text:p>
          </table:table-cell>
          <table:table-cell table:style-name="ce21" table:formula="of:=[.E51]" office:value-type="float" office:value="179029548.775851" calcext:value-type="float">
            <text:p>1.79E+8</text:p>
          </table:table-cell>
          <table:table-cell table:style-name="ce21" table:formula="of:=[.E60]" office:value-type="float" office:value="973279991.914975" calcext:value-type="float">
            <text:p>9.73E+8</text:p>
          </table:table-cell>
          <table:table-cell table:style-name="ce21" table:formula="of:=[.E69]" office:value-type="float" office:value="957970498.967806" calcext:value-type="float">
            <text:p>9.58E+8</text:p>
          </table:table-cell>
          <table:table-cell table:style-name="ce21" table:formula="of:=[.E78]" office:value-type="float" office:value="977801832.303142" calcext:value-type="float">
            <text:p>9.78E+8</text:p>
          </table:table-cell>
          <table:table-cell table:style-name="ce21" table:formula="of:=[.E87]" office:value-type="float" office:value="965822940" calcext:value-type="float">
            <text:p>9.66E+8</text:p>
          </table:table-cell>
          <table:table-cell/>
          <table:table-cell table:style-name="Default"/>
          <table:table-cell office:value-type="string" calcext:value-type="string">
            <text:p>Improvement</text:p>
          </table:table-cell>
          <table:table-cell table:style-name="ce39"/>
          <table:table-cell table:number-columns-repeated="1009"/>
        </table:table-row>
        <table:table-row table:style-name="ro1">
          <table:table-cell table:formula="of:=[.F5]" office:value-type="string" office:string-value="4096x4096 Dense" calcext:value-type="string">
            <text:p>4096x4096 Dense</text:p>
          </table:table-cell>
          <table:table-cell table:style-name="ce22" table:formula="of:=[.F6]" office:value-type="string" office:string-value="" calcext:value-type="error">
            <text:p>#DIV/0!</text:p>
          </table:table-cell>
          <table:table-cell table:style-name="ce22" table:formula="of:=[.F15]" office:value-type="string" office:string-value="" calcext:value-type="error">
            <text:p>#DIV/0!</text:p>
          </table:table-cell>
          <table:table-cell table:style-name="ce22" table:formula="of:=[.F24]" office:value-type="string" office:string-value="" calcext:value-type="error">
            <text:p>#DIV/0!</text:p>
          </table:table-cell>
          <table:table-cell table:style-name="ce22" table:formula="of:=[.F33]" office:value-type="string" office:string-value="" calcext:value-type="error">
            <text:p>#DIV/0!</text:p>
          </table:table-cell>
          <table:table-cell table:style-name="ce22" table:formula="of:=[.F42]" office:value-type="float" office:value="167103645.68326" calcext:value-type="float">
            <text:p>1.67E+8</text:p>
          </table:table-cell>
          <table:table-cell table:style-name="ce22" table:formula="of:=[.F51]" office:value-type="float" office:value="179917116.977233" calcext:value-type="float">
            <text:p>1.80E+8</text:p>
          </table:table-cell>
          <table:table-cell table:style-name="ce22" table:formula="of:=[.F60]" office:value-type="float" office:value="983834006.528166" calcext:value-type="float">
            <text:p>9.84E+8</text:p>
          </table:table-cell>
          <table:table-cell table:style-name="ce22" table:formula="of:=[.F69]" office:value-type="float" office:value="979776558.639149" calcext:value-type="float">
            <text:p>9.80E+8</text:p>
          </table:table-cell>
          <table:table-cell table:style-name="ce22" table:formula="of:=[.F78]" office:value-type="float" office:value="988341954.868523" calcext:value-type="float">
            <text:p>9.88E+8</text:p>
          </table:table-cell>
          <table:table-cell table:style-name="ce22" table:formula="of:=[.F87]" office:value-type="float" office:value="971126160" calcext:value-type="float">
            <text:p>9.71E+8</text:p>
          </table:table-cell>
          <table:table-cell/>
          <table:table-cell table:style-name="ce37" office:value-type="string" calcext:value-type="string">
            <text:p>Dense</text:p>
          </table:table-cell>
          <table:table-cell table:style-name="ce40" table:formula="of:=[.O111]-[.N111]" office:value-type="float" office:value="-17215794.868523" calcext:value-type="float">
            <text:p>-17215795</text:p>
          </table:table-cell>
          <table:table-cell table:style-name="ce37"/>
          <table:table-cell table:number-columns-repeated="1009"/>
        </table:table-row>
        <table:table-row table:style-name="ro1">
          <table:table-cell table:formula="of:=[.G5]" office:value-type="string" office:string-value="8192x8192 Dense" calcext:value-type="string">
            <text:p>8192x8192 Dense</text:p>
          </table:table-cell>
          <table:table-cell table:style-name="ce23" table:formula="of:=[.G6]" office:value-type="string" office:string-value="" calcext:value-type="error">
            <text:p>#DIV/0!</text:p>
          </table:table-cell>
          <table:table-cell table:style-name="ce23" table:formula="of:=[.G15]" office:value-type="string" office:string-value="" calcext:value-type="error">
            <text:p>#DIV/0!</text:p>
          </table:table-cell>
          <table:table-cell table:style-name="ce23" table:formula="of:=[.G24]" office:value-type="string" office:string-value="" calcext:value-type="error">
            <text:p>#DIV/0!</text:p>
          </table:table-cell>
          <table:table-cell table:style-name="ce23" table:formula="of:=[.G33]" office:value-type="string" office:string-value="" calcext:value-type="error">
            <text:p>#DIV/0!</text:p>
          </table:table-cell>
          <table:table-cell table:style-name="ce23" table:formula="of:=[.G42]" office:value-type="float" office:value="179012027.775334" calcext:value-type="float">
            <text:p>1.79E+8</text:p>
          </table:table-cell>
          <table:table-cell table:style-name="ce23" table:formula="of:=[.G51]" office:value-type="float" office:value="180670072.940082" calcext:value-type="float">
            <text:p>1.81E+8</text:p>
          </table:table-cell>
          <table:table-cell table:style-name="ce23" table:formula="of:=[.G60]" office:value-type="float" office:value="986032943.339615" calcext:value-type="float">
            <text:p>9.86E+8</text:p>
          </table:table-cell>
          <table:table-cell table:style-name="ce23" table:formula="of:=[.G69]" office:value-type="float" office:value="993647605.501842" calcext:value-type="float">
            <text:p>9.94E+8</text:p>
          </table:table-cell>
          <table:table-cell table:style-name="ce23" table:formula="of:=[.G78]" office:value-type="float" office:value="1004921809.14416" calcext:value-type="float">
            <text:p>1.00E+9</text:p>
          </table:table-cell>
          <table:table-cell table:style-name="ce23" table:formula="of:=[.G87]" office:value-type="float" office:value="1014141000" calcext:value-type="float">
            <text:p>1.01E+9</text:p>
          </table:table-cell>
          <table:table-cell/>
          <table:table-cell table:style-name="ce37" office:value-type="string" calcext:value-type="string">
            <text:p>Sparse</text:p>
          </table:table-cell>
          <table:table-cell table:style-name="ce40" table:formula="of:=[.O112]-[.N112]" office:value-type="float" office:value="358810299.147714" calcext:value-type="float">
            <text:p>358810299</text:p>
          </table:table-cell>
          <table:table-cell table:style-name="ce37"/>
          <table:table-cell table:number-columns-repeated="1009"/>
        </table:table-row>
        <table:table-row table:style-name="ro1">
          <table:table-cell table:formula="of:=[.N5]" office:value-type="string" office:string-value="256x256 Sparse" calcext:value-type="string">
            <text:p>256x256 Sparse</text:p>
          </table:table-cell>
          <table:table-cell table:style-name="ce18" table:formula="of:=[.N6]" office:value-type="float" office:value="13535671.6839566" calcext:value-type="float">
            <text:p>1.35E+7</text:p>
          </table:table-cell>
          <table:table-cell table:style-name="ce18" table:formula="of:=[.N15]" office:value-type="float" office:value="13485579.9033274" calcext:value-type="float">
            <text:p>1.35E+7</text:p>
          </table:table-cell>
          <table:table-cell table:style-name="ce18" table:formula="of:=[.N24]" office:value-type="float" office:value="144096683.573878" calcext:value-type="float">
            <text:p>1.44E+8</text:p>
          </table:table-cell>
          <table:table-cell table:style-name="ce18" table:formula="of:=[.N33]" office:value-type="float" office:value="169807059.329602" calcext:value-type="float">
            <text:p>1.70E+8</text:p>
          </table:table-cell>
          <table:table-cell table:style-name="ce18" table:formula="of:=[.N42]" office:value-type="float" office:value="381022050.032023" calcext:value-type="float">
            <text:p>3.81E+8</text:p>
          </table:table-cell>
          <table:table-cell table:style-name="ce18" table:formula="of:=[.N51]" office:value-type="float" office:value="390883782.673605" calcext:value-type="float">
            <text:p>3.91E+8</text:p>
          </table:table-cell>
          <table:table-cell table:style-name="ce18" table:formula="of:=[.N60]" office:value-type="float" office:value="1310014642.01134" calcext:value-type="float">
            <text:p>1.31E+9</text:p>
          </table:table-cell>
          <table:table-cell table:style-name="ce18" table:formula="of:=[.N69]" office:value-type="float" office:value="1223551844.57114" calcext:value-type="float">
            <text:p>1.22E+9</text:p>
          </table:table-cell>
          <table:table-cell table:style-name="ce18" table:formula="of:=[.N78]" office:value-type="float" office:value="1304151817.63617" calcext:value-type="float">
            <text:p>1.30E+9</text:p>
          </table:table-cell>
          <table:table-cell table:style-name="ce18" table:formula="of:=[.N87]" office:value-type="float" office:value="1226002740" calcext:value-type="float">
            <text:p>1.23E+9</text:p>
          </table:table-cell>
          <table:table-cell table:number-columns-repeated="1013"/>
        </table:table-row>
        <table:table-row table:style-name="ro1">
          <table:table-cell table:formula="of:=[.O5]" office:value-type="string" office:string-value="512x512 Sparse" calcext:value-type="string">
            <text:p>512x512 Sparse</text:p>
          </table:table-cell>
          <table:table-cell table:style-name="ce19" table:formula="of:=[.O6]" office:value-type="float" office:value="13826037.040506" calcext:value-type="float">
            <text:p>1.38E+7</text:p>
          </table:table-cell>
          <table:table-cell table:style-name="ce19" table:formula="of:=[.O15]" office:value-type="float" office:value="13584434.07014" calcext:value-type="float">
            <text:p>1.36E+7</text:p>
          </table:table-cell>
          <table:table-cell table:style-name="ce19" table:formula="of:=[.O24]" office:value-type="float" office:value="161481290.283164" calcext:value-type="float">
            <text:p>1.61E+8</text:p>
          </table:table-cell>
          <table:table-cell table:style-name="ce19" table:formula="of:=[.O33]" office:value-type="float" office:value="193243381.789168" calcext:value-type="float">
            <text:p>1.93E+8</text:p>
          </table:table-cell>
          <table:table-cell table:style-name="ce19" table:formula="of:=[.O42]" office:value-type="float" office:value="661816826.566216" calcext:value-type="float">
            <text:p>6.62E+8</text:p>
          </table:table-cell>
          <table:table-cell table:style-name="ce19" table:formula="of:=[.O51]" office:value-type="float" office:value="685173077.397066" calcext:value-type="float">
            <text:p>6.85E+8</text:p>
          </table:table-cell>
          <table:table-cell table:style-name="ce19" table:formula="of:=[.O60]" office:value-type="float" office:value="2451019360.06394" calcext:value-type="float">
            <text:p>2.45E+9</text:p>
          </table:table-cell>
          <table:table-cell table:style-name="ce19" table:formula="of:=[.O69]" office:value-type="float" office:value="2288929632.73783" calcext:value-type="float">
            <text:p>2.29E+9</text:p>
          </table:table-cell>
          <table:table-cell table:style-name="ce19" table:formula="of:=[.O78]" office:value-type="float" office:value="2535567153.46972" calcext:value-type="float">
            <text:p>2.54E+9</text:p>
          </table:table-cell>
          <table:table-cell table:style-name="ce19" table:formula="of:=[.O87]" office:value-type="float" office:value="2971098000" calcext:value-type="float">
            <text:p>2.97E+9</text:p>
          </table:table-cell>
          <table:table-cell table:number-columns-repeated="1013"/>
        </table:table-row>
        <table:table-row table:style-name="ro1">
          <table:table-cell table:formula="of:=[.P5]" office:value-type="string" office:string-value="1024x1024 Sparse" calcext:value-type="string">
            <text:p>1024x1024 Sparse</text:p>
          </table:table-cell>
          <table:table-cell table:style-name="ce20" table:formula="of:=[.P6]" office:value-type="float" office:value="13851261.349961" calcext:value-type="float">
            <text:p>1.39E+7</text:p>
          </table:table-cell>
          <table:table-cell table:style-name="ce20" table:formula="of:=[.P15]" office:value-type="float" office:value="13567840.1131198" calcext:value-type="float">
            <text:p>1.36E+7</text:p>
          </table:table-cell>
          <table:table-cell table:style-name="ce20" table:formula="of:=[.P24]" office:value-type="float" office:value="165682042.851727" calcext:value-type="float">
            <text:p>1.66E+8</text:p>
          </table:table-cell>
          <table:table-cell table:style-name="ce20" table:formula="of:=[.P33]" office:value-type="float" office:value="200360439.644113" calcext:value-type="float">
            <text:p>2.00E+8</text:p>
          </table:table-cell>
          <table:table-cell table:style-name="ce20" table:formula="of:=[.P42]" office:value-type="float" office:value="763083957.502768" calcext:value-type="float">
            <text:p>7.63E+8</text:p>
          </table:table-cell>
          <table:table-cell table:style-name="ce20" table:formula="of:=[.P51]" office:value-type="float" office:value="777281604.334821" calcext:value-type="float">
            <text:p>7.77E+8</text:p>
          </table:table-cell>
          <table:table-cell table:style-name="ce20" table:formula="of:=[.P60]" office:value-type="float" office:value="3353226673.18579" calcext:value-type="float">
            <text:p>3.35E+9</text:p>
          </table:table-cell>
          <table:table-cell table:style-name="ce20" table:formula="of:=[.P69]" office:value-type="float" office:value="3074068758.27698" calcext:value-type="float">
            <text:p>3.07E+9</text:p>
          </table:table-cell>
          <table:table-cell table:style-name="ce20" table:formula="of:=[.P78]" office:value-type="float" office:value="3423612902.63141" calcext:value-type="float">
            <text:p>3.42E+9</text:p>
          </table:table-cell>
          <table:table-cell table:style-name="ce20" table:formula="of:=[.P87]" office:value-type="float" office:value="3495882800" calcext:value-type="float">
            <text:p>3.50E+9</text:p>
          </table:table-cell>
          <table:table-cell table:number-columns-repeated="1013"/>
        </table:table-row>
        <table:table-row table:style-name="ro1">
          <table:table-cell table:formula="of:=[.Q5]" office:value-type="string" office:string-value="2048x2048 Sparse" calcext:value-type="string">
            <text:p>2048x2048 Sparse</text:p>
          </table:table-cell>
          <table:table-cell table:style-name="ce21" table:formula="of:=[.Q6]" office:value-type="string" office:string-value="" calcext:value-type="error">
            <text:p>#DIV/0!</text:p>
          </table:table-cell>
          <table:table-cell table:style-name="ce21" table:formula="of:=[.Q15]" office:value-type="string" office:string-value="" calcext:value-type="error">
            <text:p>#DIV/0!</text:p>
          </table:table-cell>
          <table:table-cell table:style-name="ce21" table:formula="of:=[.Q24]" office:value-type="string" office:string-value="" calcext:value-type="error">
            <text:p>#DIV/0!</text:p>
          </table:table-cell>
          <table:table-cell table:style-name="ce21" table:formula="of:=[.Q33]" office:value-type="string" office:string-value="" calcext:value-type="error">
            <text:p>#DIV/0!</text:p>
          </table:table-cell>
          <table:table-cell table:style-name="ce21" table:formula="of:=[.Q42]" office:value-type="float" office:value="803168073.604927" calcext:value-type="float">
            <text:p>8.03E+8</text:p>
          </table:table-cell>
          <table:table-cell table:style-name="ce21" table:formula="of:=[.Q51]" office:value-type="float" office:value="817312415.097898" calcext:value-type="float">
            <text:p>8.17E+8</text:p>
          </table:table-cell>
          <table:table-cell table:style-name="ce21" table:formula="of:=[.Q60]" office:value-type="float" office:value="3782386672.10349" calcext:value-type="float">
            <text:p>3.78E+9</text:p>
          </table:table-cell>
          <table:table-cell table:style-name="ce21" table:formula="of:=[.Q69]" office:value-type="float" office:value="3489265483.36281" calcext:value-type="float">
            <text:p>3.49E+9</text:p>
          </table:table-cell>
          <table:table-cell table:style-name="ce21" table:formula="of:=[.Q78]" office:value-type="float" office:value="3767286332.30079" calcext:value-type="float">
            <text:p>3.77E+9</text:p>
          </table:table-cell>
          <table:table-cell table:style-name="ce21" table:formula="of:=[.Q87]" office:value-type="float" office:value="4042635800" calcext:value-type="float">
            <text:p>4.04E+9</text:p>
          </table:table-cell>
          <table:table-cell table:number-columns-repeated="1013"/>
        </table:table-row>
        <table:table-row table:style-name="ro1">
          <table:table-cell table:formula="of:=[.R5]" office:value-type="string" office:string-value="4096x4096 Sparse" calcext:value-type="string">
            <text:p>4096x4096 Sparse</text:p>
          </table:table-cell>
          <table:table-cell table:style-name="ce22" table:formula="of:=[.R6]" office:value-type="string" office:string-value="" calcext:value-type="error">
            <text:p>#DIV/0!</text:p>
          </table:table-cell>
          <table:table-cell table:style-name="ce22" table:formula="of:=[.R15]" office:value-type="string" office:string-value="" calcext:value-type="error">
            <text:p>#DIV/0!</text:p>
          </table:table-cell>
          <table:table-cell table:style-name="ce22" table:formula="of:=[.R24]" office:value-type="string" office:string-value="" calcext:value-type="error">
            <text:p>#DIV/0!</text:p>
          </table:table-cell>
          <table:table-cell table:style-name="ce22" table:formula="of:=[.R33]" office:value-type="string" office:string-value="" calcext:value-type="error">
            <text:p>#DIV/0!</text:p>
          </table:table-cell>
          <table:table-cell table:style-name="ce22" table:formula="of:=[.R42]" office:value-type="float" office:value="811827208.186825" calcext:value-type="float">
            <text:p>8.12E+8</text:p>
          </table:table-cell>
          <table:table-cell table:style-name="ce22" table:formula="of:=[.R51]" office:value-type="float" office:value="830501343.706257" calcext:value-type="float">
            <text:p>8.31E+8</text:p>
          </table:table-cell>
          <table:table-cell table:style-name="ce22" table:formula="of:=[.R60]" office:value-type="float" office:value="4065555803.73006" calcext:value-type="float">
            <text:p>4.07E+9</text:p>
          </table:table-cell>
          <table:table-cell table:style-name="ce22" table:formula="of:=[.R69]" office:value-type="float" office:value="3601396622.51824" calcext:value-type="float">
            <text:p>3.60E+9</text:p>
          </table:table-cell>
          <table:table-cell table:style-name="ce22" table:formula="of:=[.R78]" office:value-type="float" office:value="4018191300.85229" calcext:value-type="float">
            <text:p>4.02E+9</text:p>
          </table:table-cell>
          <table:table-cell table:style-name="ce22" table:formula="of:=[.R87]" office:value-type="float" office:value="4377001600" calcext:value-type="float">
            <text:p>4.38E+9</text:p>
          </table:table-cell>
          <table:table-cell table:number-columns-repeated="1013"/>
        </table:table-row>
        <table:table-row table:style-name="ro1">
          <table:table-cell table:formula="of:=[.S5]" office:value-type="string" office:string-value="8192x8192 Sparse" calcext:value-type="string">
            <text:p>8192x8192 Sparse</text:p>
          </table:table-cell>
          <table:table-cell table:style-name="ce23" table:formula="of:=[.S6]" office:value-type="string" office:string-value="" calcext:value-type="error">
            <text:p>#DIV/0!</text:p>
          </table:table-cell>
          <table:table-cell table:style-name="ce23" table:formula="of:=[.S15]" office:value-type="string" office:string-value="" calcext:value-type="error">
            <text:p>#DIV/0!</text:p>
          </table:table-cell>
          <table:table-cell table:style-name="ce23" table:formula="of:=[.S24]" office:value-type="string" office:string-value="" calcext:value-type="error">
            <text:p>#DIV/0!</text:p>
          </table:table-cell>
          <table:table-cell table:style-name="ce23" table:formula="of:=[.S33]" office:value-type="string" office:string-value="" calcext:value-type="error">
            <text:p>#DIV/0!</text:p>
          </table:table-cell>
          <table:table-cell table:style-name="ce23" table:formula="of:=[.S42]" office:value-type="float" office:value="811238662.292688" calcext:value-type="float">
            <text:p>8.11E+8</text:p>
          </table:table-cell>
          <table:table-cell table:style-name="ce23" table:formula="of:=[.S51]" office:value-type="float" office:value="829852059.316663" calcext:value-type="float">
            <text:p>8.30E+8</text:p>
          </table:table-cell>
          <table:table-cell table:style-name="ce23" table:formula="of:=[.S60]" office:value-type="float" office:value="4184382648.68569" calcext:value-type="float">
            <text:p>4.18E+9</text:p>
          </table:table-cell>
          <table:table-cell table:style-name="ce23" table:formula="of:=[.S69]" office:value-type="float" office:value="3604875904.77089" calcext:value-type="float">
            <text:p>3.60E+9</text:p>
          </table:table-cell>
          <table:table-cell table:style-name="ce23" table:formula="of:=[.S78]" office:value-type="float" office:value="4123175738.17069" calcext:value-type="float">
            <text:p>4.12E+9</text:p>
          </table:table-cell>
          <table:table-cell table:style-name="ce23" table:formula="of:=[.S87]" office:value-type="float" office:value="4569386800" calcext:value-type="float">
            <text:p>4.57E+9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Improvement</text:p>
          </table:table-cell>
          <table:table-cell table:formula="of:=[.A4]" office:value-type="string" office:string-value="01 CPU Vanilla" calcext:value-type="string">
            <text:p>01 CPU Vanilla</text:p>
          </table:table-cell>
          <table:table-cell table:formula="of:=[.A13]" office:value-type="string" office:string-value="02 CPU Cache Friendly" calcext:value-type="string">
            <text:p>02 CPU Cache Friendly</text:p>
          </table:table-cell>
          <table:table-cell table:formula="of:=[.A22]" office:value-type="string" office:string-value="03 CPU Inline and LUT" calcext:value-type="string">
            <text:p>03 CPU Inline and LUT</text:p>
          </table:table-cell>
          <table:table-cell table:formula="of:=[.A31]" office:value-type="string" office:string-value="04 CPU Enh LUT" calcext:value-type="string">
            <text:p>04 CPU Enh LUT</text:p>
          </table:table-cell>
          <table:table-cell table:formula="of:=[.A40]" office:value-type="string" office:string-value="05 GPU Vanilla" calcext:value-type="string">
            <text:p>05 GPU Vanilla</text:p>
          </table:table-cell>
          <table:table-cell table:formula="of:=[.A49]" office:value-type="string" office:string-value="06 GPU Async Memcpy" calcext:value-type="string">
            <text:p>06 GPU Async Memcpy</text:p>
          </table:table-cell>
          <table:table-cell table:formula="of:=[.A58]" office:value-type="string" office:string-value="07 GPU Async Memcpy and PNG Write" calcext:value-type="string">
            <text:p>07 GPU Async Memcpy and PNG Write</text:p>
          </table:table-cell>
          <table:table-cell table:formula="of:=[.A67]" office:value-type="string" office:string-value="08 GPU Shared Memory" calcext:value-type="string">
            <text:p>08 GPU Shared Memory</text:p>
          </table:table-cell>
          <table:table-cell table:formula="of:=[.A76]" office:value-type="string" office:string-value="09 GPU Enh LUT" calcext:value-type="string">
            <text:p>09 GPU Enh LUT</text:p>
          </table:table-cell>
          <table:table-cell table:formula="of:=[.A85]" office:value-type="string" office:string-value="10 GPU Sparsity" calcext:value-type="string">
            <text:p>10 GPU Sparsity</text:p>
          </table:table-cell>
          <table:table-cell table:number-columns-repeated="1013"/>
        </table:table-row>
        <table:table-row table:style-name="ro1">
          <table:table-cell table:style-name="ce15" table:formula="of:=[.B5]" office:value-type="string" office:string-value="256x256 Dense" calcext:value-type="string">
            <text:p>256x256 Dense</text:p>
          </table:table-cell>
          <table:table-cell table:style-name="ce18" office:value-type="float" office:value="0" calcext:value-type="float">
            <text:p>0.00E+0</text:p>
          </table:table-cell>
          <table:table-cell table:style-name="ce18" table:formula="of:=[.C112]-[.B112]" office:value-type="float" office:value="-186069.849158602" calcext:value-type="float">
            <text:p>-1.86E+5</text:p>
          </table:table-cell>
          <table:table-cell table:style-name="ce18" table:formula="of:=[.D112]-[.C112]" office:value-type="float" office:value="43729488.4726794" calcext:value-type="float">
            <text:p>4.37E+7</text:p>
          </table:table-cell>
          <table:table-cell table:style-name="ce18" table:formula="of:=[.E112]-[.D112]" office:value-type="float" office:value="4510851.56084559" calcext:value-type="float">
            <text:p>4.51E+6</text:p>
          </table:table-cell>
          <table:table-cell table:style-name="ce18" table:formula="of:=[.F112]-[.E112]" office:value-type="float" office:value="124134332.586879" calcext:value-type="float">
            <text:p>1.24E+8</text:p>
          </table:table-cell>
          <table:table-cell table:style-name="ce18" table:formula="of:=[.G112]-[.F112]" office:value-type="float" office:value="-264955.026918411" calcext:value-type="float">
            <text:p>-2.65E+5</text:p>
          </table:table-cell>
          <table:table-cell table:style-name="ce18" table:formula="of:=[.H112]-[.G112]" office:value-type="float" office:value="639577274.375277" calcext:value-type="float">
            <text:p>6.40E+8</text:p>
          </table:table-cell>
          <table:table-cell table:style-name="ce18" table:formula="of:=[.I112]-[.H112]" office:value-type="float" office:value="12592651.6427178" calcext:value-type="float">
            <text:p>1.26E+7</text:p>
          </table:table-cell>
          <table:table-cell table:style-name="ce18" table:formula="of:=[.J112]-[.I112]" office:value-type="float" office:value="4613718.89353025" calcext:value-type="float">
            <text:p>4.61E+6</text:p>
          </table:table-cell>
          <table:table-cell table:style-name="ce18" table:formula="of:=[.K112]-[.J112]" office:value-type="float" office:value="23478052.2402614" calcext:value-type="float">
            <text:p>2.35E+7</text:p>
          </table:table-cell>
          <table:table-cell table:number-columns-repeated="1013"/>
        </table:table-row>
        <table:table-row table:style-name="ro1">
          <table:table-cell table:style-name="ce15" table:formula="of:=[.C5]" office:value-type="string" office:string-value="512x512 Dense" calcext:value-type="string">
            <text:p>512x512 Dense</text:p>
          </table:table-cell>
          <table:table-cell table:style-name="ce19" office:value-type="float" office:value="0" calcext:value-type="float">
            <text:p>0.00E+0</text:p>
          </table:table-cell>
          <table:table-cell table:style-name="ce19" table:formula="of:=[.C113]-[.B113]" office:value-type="float" office:value="-196750.6368968" calcext:value-type="float">
            <text:p>-1.97E+5</text:p>
          </table:table-cell>
          <table:table-cell table:style-name="ce19" table:formula="of:=[.D113]-[.C113]" office:value-type="float" office:value="38837413.6519414" calcext:value-type="float">
            <text:p>3.88E+7</text:p>
          </table:table-cell>
          <table:table-cell table:style-name="ce19" table:formula="of:=[.E113]-[.D113]" office:value-type="float" office:value="3747346.6013784" calcext:value-type="float">
            <text:p>3.75E+6</text:p>
          </table:table-cell>
          <table:table-cell table:style-name="ce19" table:formula="of:=[.F113]-[.E113]" office:value-type="float" office:value="123512268.282031" calcext:value-type="float">
            <text:p>1.24E+8</text:p>
          </table:table-cell>
          <table:table-cell table:style-name="ce19" table:formula="of:=[.G113]-[.F113]" office:value-type="float" office:value="3184929.9114854" calcext:value-type="float">
            <text:p>3.18E+6</text:p>
          </table:table-cell>
          <table:table-cell table:style-name="ce19" table:formula="of:=[.H113]-[.G113]" office:value-type="float" office:value="755612810.773045" calcext:value-type="float">
            <text:p>7.56E+8</text:p>
          </table:table-cell>
          <table:table-cell table:style-name="ce19" table:formula="of:=[.I113]-[.H113]" office:value-type="float" office:value="-7150434.69132721" calcext:value-type="float">
            <text:p>-7.15E+6</text:p>
          </table:table-cell>
          <table:table-cell table:style-name="ce19" table:formula="of:=[.J113]-[.I113]" office:value-type="float" office:value="9130882.26280665" calcext:value-type="float">
            <text:p>9.13E+6</text:p>
          </table:table-cell>
          <table:table-cell table:style-name="ce19" table:formula="of:=[.K113]-[.J113]" office:value-type="float" office:value="-32790777.4283766" calcext:value-type="float">
            <text:p>-3.28E+7</text:p>
          </table:table-cell>
          <table:table-cell table:number-columns-repeated="1013"/>
        </table:table-row>
        <table:table-row table:style-name="ro1">
          <table:table-cell table:style-name="ce15" table:formula="of:=[.D5]" office:value-type="string" office:string-value="1024x1024 Dense" calcext:value-type="string">
            <text:p>1024x1024 Dense</text:p>
          </table:table-cell>
          <table:table-cell table:style-name="ce20" office:value-type="float" office:value="0" calcext:value-type="float">
            <text:p>0.00E+0</text:p>
          </table:table-cell>
          <table:table-cell table:style-name="ce20" table:formula="of:=[.C113]-[.B113]" office:value-type="float" office:value="-196750.6368968" calcext:value-type="float">
            <text:p>-1.97E+5</text:p>
          </table:table-cell>
          <table:table-cell table:style-name="ce20" table:formula="of:=[.D113]-[.C113]" office:value-type="float" office:value="38837413.6519414" calcext:value-type="float">
            <text:p>3.88E+7</text:p>
          </table:table-cell>
          <table:table-cell table:style-name="ce20" table:formula="of:=[.E113]-[.D113]" office:value-type="float" office:value="3747346.6013784" calcext:value-type="float">
            <text:p>3.75E+6</text:p>
          </table:table-cell>
          <table:table-cell table:style-name="ce20" table:formula="of:=[.F113]-[.E113]" office:value-type="float" office:value="123512268.282031" calcext:value-type="float">
            <text:p>1.24E+8</text:p>
          </table:table-cell>
          <table:table-cell table:style-name="ce20" table:formula="of:=[.G113]-[.F113]" office:value-type="float" office:value="3184929.9114854" calcext:value-type="float">
            <text:p>3.18E+6</text:p>
          </table:table-cell>
          <table:table-cell table:style-name="ce20" table:formula="of:=[.H113]-[.G113]" office:value-type="float" office:value="755612810.773045" calcext:value-type="float">
            <text:p>7.56E+8</text:p>
          </table:table-cell>
          <table:table-cell table:style-name="ce20" table:formula="of:=[.I113]-[.H113]" office:value-type="float" office:value="-7150434.69132721" calcext:value-type="float">
            <text:p>-7.15E+6</text:p>
          </table:table-cell>
          <table:table-cell table:style-name="ce20" table:formula="of:=[.J113]-[.I113]" office:value-type="float" office:value="9130882.26280665" calcext:value-type="float">
            <text:p>9.13E+6</text:p>
          </table:table-cell>
          <table:table-cell table:style-name="ce20" table:formula="of:=[.K113]-[.J113]" office:value-type="float" office:value="-32790777.4283766" calcext:value-type="float">
            <text:p>-3.28E+7</text:p>
          </table:table-cell>
          <table:table-cell table:number-columns-repeated="1013"/>
        </table:table-row>
        <table:table-row table:style-name="ro1">
          <table:table-cell table:style-name="ce15" table:formula="of:=[.E5]" office:value-type="string" office:string-value="2048x2048 Dense" calcext:value-type="string">
            <text:p>2048x2048 Dense</text:p>
          </table:table-cell>
          <table:table-cell table:style-name="ce21" office:value-type="float" office:value="0" calcext:value-type="float">
            <text:p>0.00E+0</text:p>
          </table:table-cell>
          <table:table-cell table:style-name="ce21" table:formula="of:=[.C114]-[.B114]" office:value-type="string" office:string-value="" calcext:value-type="error">
            <text:p>#DIV/0!</text:p>
          </table:table-cell>
          <table:table-cell table:style-name="ce21" table:formula="of:=[.D114]-[.C114]" office:value-type="string" office:string-value="" calcext:value-type="error">
            <text:p>#DIV/0!</text:p>
          </table:table-cell>
          <table:table-cell table:style-name="ce21" table:formula="of:=[.E114]-[.D114]" office:value-type="string" office:string-value="" calcext:value-type="error">
            <text:p>#DIV/0!</text:p>
          </table:table-cell>
          <table:table-cell table:style-name="ce21" table:formula="of:=[.F114]-[.E114]" office:value-type="string" office:string-value="" calcext:value-type="error">
            <text:p>#DIV/0!</text:p>
          </table:table-cell>
          <table:table-cell table:style-name="ce21" table:formula="of:=[.G114]-[.F114]" office:value-type="float" office:value="14530330.267715" calcext:value-type="float">
            <text:p>1.45E+7</text:p>
          </table:table-cell>
          <table:table-cell table:style-name="ce21" table:formula="of:=[.H114]-[.G114]" office:value-type="float" office:value="794250443.139124" calcext:value-type="float">
            <text:p>7.94E+8</text:p>
          </table:table-cell>
          <table:table-cell table:style-name="ce21" table:formula="of:=[.I114]-[.H114]" office:value-type="float" office:value="-15309492.9471692" calcext:value-type="float">
            <text:p>-1.53E+7</text:p>
          </table:table-cell>
          <table:table-cell table:style-name="ce21" table:formula="of:=[.J114]-[.I114]" office:value-type="float" office:value="19831333.3353362" calcext:value-type="float">
            <text:p>1.98E+7</text:p>
          </table:table-cell>
          <table:table-cell table:style-name="ce21" table:formula="of:=[.K114]-[.J114]" office:value-type="float" office:value="-11978892.3031418" calcext:value-type="float">
            <text:p>-1.20E+7</text:p>
          </table:table-cell>
          <table:table-cell table:number-columns-repeated="1013"/>
        </table:table-row>
        <table:table-row table:style-name="ro1">
          <table:table-cell table:style-name="ce15" table:formula="of:=[.F5]" office:value-type="string" office:string-value="4096x4096 Dense" calcext:value-type="string">
            <text:p>4096x4096 Dense</text:p>
          </table:table-cell>
          <table:table-cell table:style-name="ce22" office:value-type="float" office:value="0" calcext:value-type="float">
            <text:p>0.00E+0</text:p>
          </table:table-cell>
          <table:table-cell table:style-name="ce22" table:formula="of:=[.C115]-[.B115]" office:value-type="string" office:string-value="" calcext:value-type="error">
            <text:p>#DIV/0!</text:p>
          </table:table-cell>
          <table:table-cell table:style-name="ce22" table:formula="of:=[.D115]-[.C115]" office:value-type="string" office:string-value="" calcext:value-type="error">
            <text:p>#DIV/0!</text:p>
          </table:table-cell>
          <table:table-cell table:style-name="ce22" table:formula="of:=[.E115]-[.D115]" office:value-type="string" office:string-value="" calcext:value-type="error">
            <text:p>#DIV/0!</text:p>
          </table:table-cell>
          <table:table-cell table:style-name="ce22" table:formula="of:=[.F115]-[.E115]" office:value-type="string" office:string-value="" calcext:value-type="error">
            <text:p>#DIV/0!</text:p>
          </table:table-cell>
          <table:table-cell table:style-name="ce22" table:formula="of:=[.G115]-[.F115]" office:value-type="float" office:value="12813471.2939728" calcext:value-type="float">
            <text:p>1.28E+7</text:p>
          </table:table-cell>
          <table:table-cell table:style-name="ce22" table:formula="of:=[.H115]-[.G115]" office:value-type="float" office:value="803916889.550933" calcext:value-type="float">
            <text:p>8.04E+8</text:p>
          </table:table-cell>
          <table:table-cell table:style-name="ce22" table:formula="of:=[.I115]-[.H115]" office:value-type="float" office:value="-4057447.88901699" calcext:value-type="float">
            <text:p>-4.06E+6</text:p>
          </table:table-cell>
          <table:table-cell table:style-name="ce22" table:formula="of:=[.J115]-[.I115]" office:value-type="float" office:value="8565396.22937393" calcext:value-type="float">
            <text:p>8.57E+6</text:p>
          </table:table-cell>
          <table:table-cell table:style-name="ce22" table:formula="of:=[.K115]-[.J115]" office:value-type="float" office:value="-17215794.868523" calcext:value-type="float">
            <text:p>-1.72E+7</text:p>
          </table:table-cell>
          <table:table-cell table:number-columns-repeated="1013"/>
        </table:table-row>
        <table:table-row table:style-name="ro1">
          <table:table-cell table:style-name="ce15" table:formula="of:=[.G5]" office:value-type="string" office:string-value="8192x8192 Dense" calcext:value-type="string">
            <text:p>8192x8192 Dense</text:p>
          </table:table-cell>
          <table:table-cell table:style-name="ce23" office:value-type="float" office:value="0" calcext:value-type="float">
            <text:p>0.00E+0</text:p>
          </table:table-cell>
          <table:table-cell table:style-name="ce23" table:formula="of:=[.C116]-[.B116]" office:value-type="string" office:string-value="" calcext:value-type="error">
            <text:p>#DIV/0!</text:p>
          </table:table-cell>
          <table:table-cell table:style-name="ce23" table:formula="of:=[.D116]-[.C116]" office:value-type="string" office:string-value="" calcext:value-type="error">
            <text:p>#DIV/0!</text:p>
          </table:table-cell>
          <table:table-cell table:style-name="ce23" table:formula="of:=[.E116]-[.D116]" office:value-type="string" office:string-value="" calcext:value-type="error">
            <text:p>#DIV/0!</text:p>
          </table:table-cell>
          <table:table-cell table:style-name="ce23" table:formula="of:=[.F116]-[.E116]" office:value-type="string" office:string-value="" calcext:value-type="error">
            <text:p>#DIV/0!</text:p>
          </table:table-cell>
          <table:table-cell table:style-name="ce23" table:formula="of:=[.G116]-[.F116]" office:value-type="float" office:value="1658045.16474757" calcext:value-type="float">
            <text:p>1.66E+6</text:p>
          </table:table-cell>
          <table:table-cell table:style-name="ce23" table:formula="of:=[.H116]-[.G116]" office:value-type="float" office:value="805362870.399533" calcext:value-type="float">
            <text:p>8.05E+8</text:p>
          </table:table-cell>
          <table:table-cell table:style-name="ce23" table:formula="of:=[.I116]-[.H116]" office:value-type="float" office:value="7614662.16222763" calcext:value-type="float">
            <text:p>7.61E+6</text:p>
          </table:table-cell>
          <table:table-cell table:style-name="ce23" table:formula="of:=[.J116]-[.I116]" office:value-type="float" office:value="11274203.6423155" calcext:value-type="float">
            <text:p>1.13E+7</text:p>
          </table:table-cell>
          <table:table-cell table:style-name="ce23" table:formula="of:=[.K116]-[.J116]" office:value-type="float" office:value="9219190.85584223" calcext:value-type="float">
            <text:p>9.22E+6</text:p>
          </table:table-cell>
          <table:table-cell table:number-columns-repeated="1013"/>
        </table:table-row>
        <table:table-row table:style-name="ro1">
          <table:table-cell table:style-name="ce15" table:formula="of:=[.N5]" office:value-type="string" office:string-value="256x256 Sparse" calcext:value-type="string">
            <text:p>256x256 Sparse</text:p>
          </table:table-cell>
          <table:table-cell table:style-name="ce18" office:value-type="float" office:value="0" calcext:value-type="float">
            <text:p>0.00E+0</text:p>
          </table:table-cell>
          <table:table-cell table:style-name="ce18" table:formula="of:=[.C117]-[.B117]" office:value-type="float" office:value="-50091.780629199" calcext:value-type="float">
            <text:p>-5.01E+4</text:p>
          </table:table-cell>
          <table:table-cell table:style-name="ce18" table:formula="of:=[.D117]-[.C117]" office:value-type="float" office:value="130611103.670551" calcext:value-type="float">
            <text:p>1.31E+8</text:p>
          </table:table-cell>
          <table:table-cell table:style-name="ce18" table:formula="of:=[.E117]-[.D117]" office:value-type="float" office:value="25710375.7557236" calcext:value-type="float">
            <text:p>2.57E+7</text:p>
          </table:table-cell>
          <table:table-cell table:style-name="ce18" table:formula="of:=[.F117]-[.E117]" office:value-type="float" office:value="211214990.702421" calcext:value-type="float">
            <text:p>2.11E+8</text:p>
          </table:table-cell>
          <table:table-cell table:style-name="ce18" table:formula="of:=[.G117]-[.F117]" office:value-type="float" office:value="9861732.64158201" calcext:value-type="float">
            <text:p>9.86E+6</text:p>
          </table:table-cell>
          <table:table-cell table:style-name="ce18" table:formula="of:=[.H117]-[.G117]" office:value-type="float" office:value="919130859.337734" calcext:value-type="float">
            <text:p>9.19E+8</text:p>
          </table:table-cell>
          <table:table-cell table:style-name="ce18" table:formula="of:=[.I117]-[.H117]" office:value-type="float" office:value="-86462797.4402034" calcext:value-type="float">
            <text:p>-8.65E+7</text:p>
          </table:table-cell>
          <table:table-cell table:style-name="ce18" table:formula="of:=[.J117]-[.I117]" office:value-type="float" office:value="80599973.0650399" calcext:value-type="float">
            <text:p>8.06E+7</text:p>
          </table:table-cell>
          <table:table-cell table:style-name="ce18" table:formula="of:=[.K117]-[.J117]" office:value-type="float" office:value="-78149077.6361749" calcext:value-type="float">
            <text:p>-7.81E+7</text:p>
          </table:table-cell>
          <table:table-cell table:number-columns-repeated="1013"/>
        </table:table-row>
        <table:table-row table:style-name="ro1">
          <table:table-cell table:style-name="ce15" table:formula="of:=[.O5]" office:value-type="string" office:string-value="512x512 Sparse" calcext:value-type="string">
            <text:p>512x512 Sparse</text:p>
          </table:table-cell>
          <table:table-cell table:style-name="ce19" office:value-type="float" office:value="0" calcext:value-type="float">
            <text:p>0.00E+0</text:p>
          </table:table-cell>
          <table:table-cell table:style-name="ce19" table:formula="of:=[.C118]-[.B118]" office:value-type="float" office:value="-241602.970365999" calcext:value-type="float">
            <text:p>-2.42E+5</text:p>
          </table:table-cell>
          <table:table-cell table:style-name="ce19" table:formula="of:=[.D118]-[.C118]" office:value-type="float" office:value="147896856.213024" calcext:value-type="float">
            <text:p>1.48E+8</text:p>
          </table:table-cell>
          <table:table-cell table:style-name="ce19" table:formula="of:=[.E118]-[.D118]" office:value-type="float" office:value="31762091.5060042" calcext:value-type="float">
            <text:p>3.18E+7</text:p>
          </table:table-cell>
          <table:table-cell table:style-name="ce19" table:formula="of:=[.F118]-[.E118]" office:value-type="float" office:value="468573444.777048" calcext:value-type="float">
            <text:p>4.69E+8</text:p>
          </table:table-cell>
          <table:table-cell table:style-name="ce19" table:formula="of:=[.G118]-[.F118]" office:value-type="float" office:value="23356250.8308505" calcext:value-type="float">
            <text:p>2.34E+7</text:p>
          </table:table-cell>
          <table:table-cell table:style-name="ce19" table:formula="of:=[.H118]-[.G118]" office:value-type="float" office:value="1765846282.66687" calcext:value-type="float">
            <text:p>1.77E+9</text:p>
          </table:table-cell>
          <table:table-cell table:style-name="ce19" table:formula="of:=[.I118]-[.H118]" office:value-type="float" office:value="-162089727.326106" calcext:value-type="float">
            <text:p>-1.62E+8</text:p>
          </table:table-cell>
          <table:table-cell table:style-name="ce19" table:formula="of:=[.J118]-[.I118]" office:value-type="float" office:value="246637520.731891" calcext:value-type="float">
            <text:p>2.47E+8</text:p>
          </table:table-cell>
          <table:table-cell table:style-name="ce19" table:formula="of:=[.K118]-[.J118]" office:value-type="float" office:value="435530846.530275" calcext:value-type="float">
            <text:p>4.36E+8</text:p>
          </table:table-cell>
          <table:table-cell table:number-columns-repeated="1013"/>
        </table:table-row>
        <table:table-row table:style-name="ro1">
          <table:table-cell table:style-name="ce15" table:formula="of:=[.P5]" office:value-type="string" office:string-value="1024x1024 Sparse" calcext:value-type="string">
            <text:p>1024x1024 Sparse</text:p>
          </table:table-cell>
          <table:table-cell table:style-name="ce20" office:value-type="float" office:value="0" calcext:value-type="float">
            <text:p>0.00E+0</text:p>
          </table:table-cell>
          <table:table-cell table:style-name="ce20" table:formula="of:=[.C119]-[.B119]" office:value-type="float" office:value="-283421.236841202" calcext:value-type="float">
            <text:p>-2.83E+5</text:p>
          </table:table-cell>
          <table:table-cell table:style-name="ce20" table:formula="of:=[.D119]-[.C119]" office:value-type="float" office:value="152114202.738607" calcext:value-type="float">
            <text:p>1.52E+8</text:p>
          </table:table-cell>
          <table:table-cell table:style-name="ce20" table:formula="of:=[.E119]-[.D119]" office:value-type="float" office:value="34678396.7923862" calcext:value-type="float">
            <text:p>3.47E+7</text:p>
          </table:table-cell>
          <table:table-cell table:style-name="ce20" table:formula="of:=[.F119]-[.E119]" office:value-type="float" office:value="562723517.858655" calcext:value-type="float">
            <text:p>5.63E+8</text:p>
          </table:table-cell>
          <table:table-cell table:style-name="ce20" table:formula="of:=[.G119]-[.F119]" office:value-type="float" office:value="14197646.8320527" calcext:value-type="float">
            <text:p>1.42E+7</text:p>
          </table:table-cell>
          <table:table-cell table:style-name="ce20" table:formula="of:=[.H119]-[.G119]" office:value-type="float" office:value="2575945068.85097" calcext:value-type="float">
            <text:p>2.58E+9</text:p>
          </table:table-cell>
          <table:table-cell table:style-name="ce20" table:formula="of:=[.I119]-[.H119]" office:value-type="float" office:value="-279157914.908804" calcext:value-type="float">
            <text:p>-2.79E+8</text:p>
          </table:table-cell>
          <table:table-cell table:style-name="ce20" table:formula="of:=[.J119]-[.I119]" office:value-type="float" office:value="349544144.354427" calcext:value-type="float">
            <text:p>3.50E+8</text:p>
          </table:table-cell>
          <table:table-cell table:style-name="ce20" table:formula="of:=[.K119]-[.J119]" office:value-type="float" office:value="72269897.3685904" calcext:value-type="float">
            <text:p>7.23E+7</text:p>
          </table:table-cell>
          <table:table-cell table:number-columns-repeated="1013"/>
        </table:table-row>
        <table:table-row table:style-name="ro1">
          <table:table-cell table:style-name="ce15" table:formula="of:=[.Q5]" office:value-type="string" office:string-value="2048x2048 Sparse" calcext:value-type="string">
            <text:p>2048x2048 Sparse</text:p>
          </table:table-cell>
          <table:table-cell table:style-name="ce21" office:value-type="float" office:value="0" calcext:value-type="float">
            <text:p>0.00E+0</text:p>
          </table:table-cell>
          <table:table-cell table:style-name="ce21" table:formula="of:=[.C120]-[.B120]" office:value-type="string" office:string-value="" calcext:value-type="error">
            <text:p>#DIV/0!</text:p>
          </table:table-cell>
          <table:table-cell table:style-name="ce21" table:formula="of:=[.D120]-[.C120]" office:value-type="string" office:string-value="" calcext:value-type="error">
            <text:p>#DIV/0!</text:p>
          </table:table-cell>
          <table:table-cell table:style-name="ce21" table:formula="of:=[.E120]-[.D120]" office:value-type="string" office:string-value="" calcext:value-type="error">
            <text:p>#DIV/0!</text:p>
          </table:table-cell>
          <table:table-cell table:style-name="ce21" table:formula="of:=[.F120]-[.E120]" office:value-type="string" office:string-value="" calcext:value-type="error">
            <text:p>#DIV/0!</text:p>
          </table:table-cell>
          <table:table-cell table:style-name="ce21" table:formula="of:=[.G120]-[.F120]" office:value-type="float" office:value="14144341.4929712" calcext:value-type="float">
            <text:p>1.41E+7</text:p>
          </table:table-cell>
          <table:table-cell table:style-name="ce21" table:formula="of:=[.H120]-[.G120]" office:value-type="float" office:value="2965074257.00559" calcext:value-type="float">
            <text:p>2.97E+9</text:p>
          </table:table-cell>
          <table:table-cell table:style-name="ce21" table:formula="of:=[.I120]-[.H120]" office:value-type="float" office:value="-293121188.740684" calcext:value-type="float">
            <text:p>-2.93E+8</text:p>
          </table:table-cell>
          <table:table-cell table:style-name="ce21" table:formula="of:=[.J120]-[.I120]" office:value-type="float" office:value="278020848.937985" calcext:value-type="float">
            <text:p>2.78E+8</text:p>
          </table:table-cell>
          <table:table-cell table:style-name="ce21" table:formula="of:=[.K120]-[.J120]" office:value-type="float" office:value="275349467.699209" calcext:value-type="float">
            <text:p>2.75E+8</text:p>
          </table:table-cell>
          <table:table-cell table:number-columns-repeated="1013"/>
        </table:table-row>
        <table:table-row table:style-name="ro1">
          <table:table-cell table:style-name="ce15" table:formula="of:=[.R5]" office:value-type="string" office:string-value="4096x4096 Sparse" calcext:value-type="string">
            <text:p>4096x4096 Sparse</text:p>
          </table:table-cell>
          <table:table-cell table:style-name="ce22" office:value-type="float" office:value="0" calcext:value-type="float">
            <text:p>0.00E+0</text:p>
          </table:table-cell>
          <table:table-cell table:style-name="ce22" table:formula="of:=[.C121]-[.B121]" office:value-type="string" office:string-value="" calcext:value-type="error">
            <text:p>#DIV/0!</text:p>
          </table:table-cell>
          <table:table-cell table:style-name="ce22" table:formula="of:=[.D121]-[.C121]" office:value-type="string" office:string-value="" calcext:value-type="error">
            <text:p>#DIV/0!</text:p>
          </table:table-cell>
          <table:table-cell table:style-name="ce22" table:formula="of:=[.E121]-[.D121]" office:value-type="string" office:string-value="" calcext:value-type="error">
            <text:p>#DIV/0!</text:p>
          </table:table-cell>
          <table:table-cell table:style-name="ce22" table:formula="of:=[.F121]-[.E121]" office:value-type="string" office:string-value="" calcext:value-type="error">
            <text:p>#DIV/0!</text:p>
          </table:table-cell>
          <table:table-cell table:style-name="ce22" table:formula="of:=[.G121]-[.F121]" office:value-type="float" office:value="18674135.5194327" calcext:value-type="float">
            <text:p>1.87E+7</text:p>
          </table:table-cell>
          <table:table-cell table:style-name="ce22" table:formula="of:=[.H121]-[.G121]" office:value-type="float" office:value="3235054460.0238" calcext:value-type="float">
            <text:p>3.24E+9</text:p>
          </table:table-cell>
          <table:table-cell table:style-name="ce22" table:formula="of:=[.I121]-[.H121]" office:value-type="float" office:value="-464159181.211818" calcext:value-type="float">
            <text:p>-4.64E+8</text:p>
          </table:table-cell>
          <table:table-cell table:style-name="ce22" table:formula="of:=[.J121]-[.I121]" office:value-type="float" office:value="416794678.334048" calcext:value-type="float">
            <text:p>4.17E+8</text:p>
          </table:table-cell>
          <table:table-cell table:style-name="ce22" table:formula="of:=[.K121]-[.J121]" office:value-type="float" office:value="358810299.147714" calcext:value-type="float">
            <text:p>3.59E+8</text:p>
          </table:table-cell>
          <table:table-cell table:number-columns-repeated="1013"/>
        </table:table-row>
        <table:table-row table:style-name="ro1">
          <table:table-cell table:style-name="ce15" table:formula="of:=[.S5]" office:value-type="string" office:string-value="8192x8192 Sparse" calcext:value-type="string">
            <text:p>8192x8192 Sparse</text:p>
          </table:table-cell>
          <table:table-cell table:style-name="ce23" office:value-type="float" office:value="0" calcext:value-type="float">
            <text:p>0.00E+0</text:p>
          </table:table-cell>
          <table:table-cell table:style-name="ce23" table:formula="of:=[.C122]-[.B122]" office:value-type="string" office:string-value="" calcext:value-type="error">
            <text:p>#DIV/0!</text:p>
          </table:table-cell>
          <table:table-cell table:style-name="ce23" table:formula="of:=[.D122]-[.C122]" office:value-type="string" office:string-value="" calcext:value-type="error">
            <text:p>#DIV/0!</text:p>
          </table:table-cell>
          <table:table-cell table:style-name="ce23" table:formula="of:=[.E122]-[.D122]" office:value-type="string" office:string-value="" calcext:value-type="error">
            <text:p>#DIV/0!</text:p>
          </table:table-cell>
          <table:table-cell table:style-name="ce23" table:formula="of:=[.F122]-[.E122]" office:value-type="string" office:string-value="" calcext:value-type="error">
            <text:p>#DIV/0!</text:p>
          </table:table-cell>
          <table:table-cell table:style-name="ce23" table:formula="of:=[.G122]-[.F122]" office:value-type="float" office:value="18613397.0239748" calcext:value-type="float">
            <text:p>1.86E+7</text:p>
          </table:table-cell>
          <table:table-cell table:style-name="ce23" table:formula="of:=[.H122]-[.G122]" office:value-type="float" office:value="3354530589.36903" calcext:value-type="float">
            <text:p>3.35E+9</text:p>
          </table:table-cell>
          <table:table-cell table:style-name="ce23" table:formula="of:=[.I122]-[.H122]" office:value-type="float" office:value="-579506743.914804" calcext:value-type="float">
            <text:p>-5.80E+8</text:p>
          </table:table-cell>
          <table:table-cell table:style-name="ce23" table:formula="of:=[.J122]-[.I122]" office:value-type="float" office:value="518299833.399801" calcext:value-type="float">
            <text:p>5.18E+8</text:p>
          </table:table-cell>
          <table:table-cell table:style-name="ce23" table:formula="of:=[.K122]-[.J122]" office:value-type="float" office:value="446211061.829312" calcext:value-type="float">
            <text:p>4.46E+8</text:p>
          </table:table-cell>
          <table:table-cell table:number-columns-repeated="1013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2" number:min-integer-digits="1" number:min-exponent-digits="1"/>
    </number:number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/00/0000</text:date>, <text:time style:data-style-name="N2" text:time-value="21:30:13.9448889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4T16:33:32.128985751</meta:creation-date>
    <meta:generator>LibreOffice/4.2.8.2$Linux_X86_64 LibreOffice_project/420m0$Build-2</meta:generator>
    <dc:date>2015-12-06T23:15:27.674881628</dc:date>
    <meta:editing-duration>PT11H37M23S</meta:editing-duration>
    <meta:editing-cycles>94</meta:editing-cycles>
    <meta:document-statistic meta:table-count="2" meta:cell-count="147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9999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99ff6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00cc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748cm" svg:height="12.32cm" xlink:href=".." xlink:type="simple" chart:class="chart:bar" chart:style-name="ch1">
        <chart:title svg:x="17.134cm" svg:y="0.382cm" chart:style-name="ch2">
          <text:p>Throughput</text:p>
        </chart:title>
        <chart:subtitle svg:x="17.034cm" svg:y="1.434cm" chart:style-name="ch3">
          <text:p>Higher is Better</text:p>
        </chart:subtitle>
        <chart:legend chart:legend-position="end" svg:x="34.207cm" svg:y="5.355cm" style:legend-expansion="high" chart:style-name="ch4"/>
        <chart:plot-area chart:style-name="ch5" table:cell-range-address="Sheet1.A18:Sheet1.J21" chart:data-source-has-labels="both" svg:x="1.752cm" svg:y="2.365cm" svg:width="31.721cm" svg:height="8.721cm">
          <chartooo:coordinate-region svg:x="4.015cm" svg:y="2.567cm" svg:width="29.458cm" svg:height="3.735cm"/>
          <chart:axis chart:dimension="x" chart:name="primary-x" chart:style-name="ch6" chartooo:axis-type="auto">
            <chartooo:date-scale/>
            <chart:title svg:x="17.014cm" svg:y="11.333cm" chart:style-name="ch7">
              <text:p>Version</text:p>
            </chart:title>
            <chart:categories table:cell-range-address="Sheet1.B18:Sheet1.J18"/>
          </chart:axis>
          <chart:axis chart:dimension="y" chart:name="primary-y" chart:style-name="ch8">
            <chart:title svg:x="0.451cm" svg:y="7.486cm" chart:style-name="ch9">
              <text:p>Cells/Sec</text:p>
            </chart:title>
            <chart:grid chart:style-name="ch10" chart:class="major"/>
          </chart:axis>
          <chart:series chart:style-name="ch11" chart:values-cell-range-address="Sheet1.B19:Sheet1.J19" chart:label-cell-address="Sheet1.A19:Sheet1.A19" chart:class="chart:bar">
            <chart:data-point chart:repeated="9"/>
          </chart:series>
          <chart:series chart:style-name="ch12" chart:values-cell-range-address="Sheet1.B20:Sheet1.J20" chart:label-cell-address="Sheet1.A20:Sheet1.A20" chart:class="chart:bar">
            <chart:data-point chart:repeated="9"/>
          </chart:series>
          <chart:series chart:style-name="ch13" chart:values-cell-range-address="Sheet1.B21:Sheet1.J21" chart:label-cell-address="Sheet1.A21:Sheet1.A21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01 Vanilla</text:p>
                <draw:g>
                  <svg:desc>Sheet1.B18:Sheet1.J18</svg:desc>
                </draw:g>
              </table:table-cell>
              <table:table-cell office:value-type="string">
                <text:p>CPU 02 Cache Friendly</text:p>
              </table:table-cell>
              <table:table-cell office:value-type="string">
                <text:p>CPU 03 Inline and LUT</text:p>
              </table:table-cell>
              <table:table-cell office:value-type="string">
                <text:p>CPU 04 Enhanced LUT</text:p>
              </table:table-cell>
              <table:table-cell office:value-type="string">
                <text:p>GPU 01 Vanilla</text:p>
              </table:table-cell>
              <table:table-cell office:value-type="string">
                <text:p>GPU 04 Memcpy Asynchrony</text:p>
              </table:table-cell>
              <table:table-cell office:value-type="string">
                <text:p>GPU 05 Memcpy / File IO Asynchrony</text:p>
              </table:table-cell>
              <table:table-cell office:value-type="string">
                <text:p>GPU 07 Shared Mem</text:p>
              </table:table-cell>
              <table:table-cell office:value-type="string">
                <text:p>GPU 08 Enhanced LUT</text:p>
              </table:table-cell>
            </table:table-row>
          </table:table-header-rows>
          <table:table-rows>
            <table:table-row>
              <table:table-cell office:value-type="string">
                <text:p>16x16</text:p>
                <draw:g>
                  <svg:desc>Sheet1.A19:Sheet1.A19</svg:desc>
                </draw:g>
              </table:table-cell>
              <table:table-cell office:value-type="float" office:value="3684903.4">
                <text:p>3684903.4</text:p>
                <draw:g>
                  <svg:desc>Sheet1.B19:Sheet1.J19</svg:desc>
                </draw:g>
              </table:table-cell>
              <table:table-cell office:value-type="float" office:value="2767292.8">
                <text:p>2767292.8</text:p>
              </table:table-cell>
              <table:table-cell office:value-type="float" office:value="4782207.6">
                <text:p>4782207.6</text:p>
              </table:table-cell>
              <table:table-cell office:value-type="float" office:value="4621014.2560372">
                <text:p>4621014.2560372</text:p>
              </table:table-cell>
              <table:table-cell office:value-type="float" office:value="2402270.4">
                <text:p>2402270.4</text:p>
              </table:table-cell>
              <table:table-cell office:value-type="float" office:value="3389420.6">
                <text:p>3389420.6</text:p>
              </table:table-cell>
              <table:table-cell office:value-type="float" office:value="6025212.2">
                <text:p>6025212.2</text:p>
              </table:table-cell>
              <table:table-cell office:value-type="float" office:value="6013908.8324174">
                <text:p>6013908.8324174</text:p>
              </table:table-cell>
              <table:table-cell office:value-type="float" office:value="6469917.6310074">
                <text:p>6469917.6310074</text:p>
              </table:table-cell>
            </table:table-row>
            <table:table-row>
              <table:table-cell office:value-type="string">
                <text:p>256x256</text:p>
                <draw:g>
                  <svg:desc>Sheet1.A20:Sheet1.A20</svg:desc>
                </draw:g>
              </table:table-cell>
              <table:table-cell office:value-type="float" office:value="13463807.4">
                <text:p>13463807.4</text:p>
                <draw:g>
                  <svg:desc>Sheet1.B20:Sheet1.J20</svg:desc>
                </draw:g>
              </table:table-cell>
              <table:table-cell office:value-type="float" office:value="13157335.4">
                <text:p>13157335.4</text:p>
              </table:table-cell>
              <table:table-cell office:value-type="float" office:value="163112928.4">
                <text:p>163112928.4</text:p>
              </table:table-cell>
              <table:table-cell office:value-type="float" office:value="148723453.375604">
                <text:p>148723453.375604</text:p>
              </table:table-cell>
              <table:table-cell office:value-type="float" office:value="218494248.8">
                <text:p>218494248.8</text:p>
              </table:table-cell>
              <table:table-cell office:value-type="float" office:value="277948367">
                <text:p>277948367</text:p>
              </table:table-cell>
              <table:table-cell office:value-type="float" office:value="1173585490.70761">
                <text:p>1173585490.70761</text:p>
              </table:table-cell>
              <table:table-cell office:value-type="float" office:value="1223359766.27004">
                <text:p>1223359766.27004</text:p>
              </table:table-cell>
              <table:table-cell office:value-type="float" office:value="1217851758.7354">
                <text:p>1217851758.7354</text:p>
              </table:table-cell>
            </table:table-row>
            <table:table-row>
              <table:table-cell office:value-type="string">
                <text:p>4096x4096</text:p>
                <draw:g>
                  <svg:desc>Sheet1.A21:Sheet1.A21</svg:desc>
                </draw:g>
              </table:table-cell>
              <table:table-cell office:value-type="float" office:value="13273197.8">
                <text:p>13273197.8</text:p>
                <draw:g>
                  <svg:desc>Sheet1.B21:Sheet1.J21</svg:desc>
                </draw:g>
              </table:table-cell>
              <table:table-cell office:value-type="float" office:value="13547834">
                <text:p>13547834</text:p>
              </table:table-cell>
              <table:table-cell office:value-type="float" office:value="176077876.2">
                <text:p>176077876.2</text:p>
              </table:table-cell>
              <table:table-cell office:value-type="float" office:value="203083313">
                <text:p>203083313</text:p>
              </table:table-cell>
              <table:table-cell office:value-type="float" office:value="354415784.2">
                <text:p>354415784.2</text:p>
              </table:table-cell>
              <table:table-cell office:value-type="float" office:value="588261758.8">
                <text:p>588261758.8</text:p>
              </table:table-cell>
              <table:table-cell office:value-type="float" office:value="3566789980.98295">
                <text:p>3566789980.98295</text:p>
              </table:table-cell>
              <table:table-cell office:value-type="float" office:value="3600247442.3744">
                <text:p>3600247442.3744</text:p>
              </table:table-cell>
              <table:table-cell office:value-type="float" office:value="4032349865.78531">
                <text:p>4032349865.785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scientific-number number:decimal-places="2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2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6cm" svg:y="0.316cm" chart:style-name="ch2">
          <text:p>Throughput</text:p>
        </chart:title>
        <chart:legend chart:legend-position="end" svg:x="14.843cm" svg:y="3.947cm" style:legend-expansion="high" chart:style-name="ch3"/>
        <chart:plot-area chart:style-name="ch4" table:cell-range-address="Sheet2.M110:Sheet2.O112" chart:data-source-has-labels="both" svg:x="0.32cm" svg:y="1.301cm" svg:width="14.203cm" svg:height="7.519cm">
          <chartooo:coordinate-region svg:x="1.904cm" svg:y="1.503cm" svg:width="12.619cm" svg:height="6.665cm"/>
          <chart:axis chart:dimension="x" chart:name="primary-x" chart:style-name="ch5" chartooo:axis-type="auto">
            <chartooo:date-scale/>
            <chart:categories table:cell-range-address="Sheet2.M111:Sheet2.M1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N111:Sheet2.N112" chart:label-cell-address="Sheet2.N110:Sheet2.N110" chart:class="chart:bar">
            <chart:data-point chart:repeated="2"/>
          </chart:series>
          <chart:series chart:style-name="ch9" chart:values-cell-range-address="Sheet2.O111:Sheet2.O112" chart:label-cell-address="Sheet2.O110:Sheet2.O110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Sheet2.N110:Sheet2.N110</svg:desc>
                </draw:g>
              </table:table-cell>
              <table:table-cell office:value-type="string">
                <text:p>10</text:p>
                <draw:g>
                  <svg:desc>Sheet2.O110:Sheet2.O1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nse</text:p>
                <draw:g>
                  <svg:desc>Sheet2.M111:Sheet2.M112</svg:desc>
                </draw:g>
              </table:table-cell>
              <table:table-cell office:value-type="float" office:value="988341954.868523">
                <text:p>988341954.868523</text:p>
                <draw:g>
                  <svg:desc>Sheet2.N111:Sheet2.N112</svg:desc>
                </draw:g>
              </table:table-cell>
              <table:table-cell office:value-type="float" office:value="971126160">
                <text:p>971126160</text:p>
                <draw:g>
                  <svg:desc>Sheet2.O111:Sheet2.O112</svg:desc>
                </draw:g>
              </table:table-cell>
            </table:table-row>
            <table:table-row>
              <table:table-cell office:value-type="string">
                <text:p>Sparse</text:p>
              </table:table-cell>
              <table:table-cell office:value-type="float" office:value="4018191300.85229">
                <text:p>4018191300.85229</text:p>
              </table:table-cell>
              <table:table-cell office:value-type="float" office:value="4377001600">
                <text:p>43770016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